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HeaderCell" style:family="table-cell" style:display-name="HeaderCell">
      <style:table-cell-properties fo:background-color="#2C3E50" fo:padding="0.15cm"/>
      <style:text-properties fo:font-size="11pt" fo:font-weight="bold" fo:color="#FFFFFF" fo:font-family="Arial"/>
    </style:style>
    <style:style style:name="DataCell" style:family="table-cell" style:display-name="DataCell">
      <style:table-cell-properties fo:padding="0.1cm" fo:border-bottom="0.5pt solid #DEE2E6"/>
      <style:text-properties fo:font-size="10pt" fo:font-family="Arial"/>
    </style:style>
    <style:style style:name="CatCell" style:family="table-cell" style:display-name="CatCell">
      <style:table-cell-properties fo:background-color="#F0F4F8" fo:padding="0.1cm" fo:border-bottom="0.5pt solid #DEE2E6"/>
      <style:text-properties fo:font-size="10pt" fo:font-family="Arial"/>
    </style:style>
    <style:style style:name="EvenCell" style:family="table-cell" style:display-name="EvenCell">
      <style:table-cell-properties fo:background-color="#F9FAFB" fo:padding="0.1cm" fo:border-bottom="0.5pt solid #DEE2E6"/>
      <style:text-properties fo:font-size="10pt" fo:font-family="Arial"/>
    </style:style>
    <style:style style:name="EvenCatCell" style:family="table-cell" style:display-name="EvenCatCell">
      <style:table-cell-properties fo:background-color="#EEF1F5" fo:padding="0.1cm" fo:border-bottom="0.5pt solid #DEE2E6"/>
      <style:text-properties fo:font-size="10pt" fo:font-family="Arial"/>
    </style:style>
    <style:style style:name="Col0" style:family="table-column" style:display-name="Col0">
      <style:table-column-properties style:column-width="8cm"/>
    </style:style>
    <style:style style:name="Col1" style:family="table-column" style:display-name="Col1">
      <style:table-column-properties style:column-width="16cm"/>
    </style:style>
    <style:style style:name="Col2" style:family="table-column" style:display-name="Col2">
      <style:table-column-properties style:column-width="10cm"/>
    </style:style>
    <style:style style:name="Col3" style:family="table-column" style:display-name="Col3">
      <style:table-column-properties style:column-width="5cm"/>
    </style:style>
    <style:style style:name="Col4" style:family="table-column" style:display-name="Col4">
      <style:table-column-properties style:column-width="5cm"/>
    </style:style>
    <style:style style:name="Col5" style:family="table-column" style:display-name="Col5">
      <style:table-column-properties style:column-width="5cm"/>
    </style:style>
    <style:style style:name="Col6" style:family="table-column" style:display-name="Col6">
      <style:table-column-properties style:column-width="5cm"/>
    </style:style>
    <style:style style:name="Col7" style:family="table-column" style:display-name="Col7">
      <style:table-column-properties style:column-width="5cm"/>
    </style:style>
    <style:style style:name="Col8" style:family="table-column" style:display-name="Col8">
      <style:table-column-properties style:column-width="5cm"/>
    </style:style>
    <style:style style:name="Col9" style:family="table-column" style:display-name="Col9">
      <style:table-column-properties style:column-width="6cm"/>
    </style:style>
  </office:automatic-styles>
  <office:body>
    <office:spreadsheet>
      <table:table table:name="Articles">
        <table:table-column table:style-name="Col0"/>
        <table:table-column table:style-name="Col1"/>
        <table:table-column table:style-name="Col2"/>
        <table:table-column table:style-name="Col3"/>
        <table:table-column table:style-name="Col4"/>
        <table:table-column table:style-name="Col5"/>
        <table:table-column table:style-name="Col6"/>
        <table:table-column table:style-name="Col7"/>
        <table:table-column table:style-name="Col8"/>
        <table:table-column table:style-name="Col9"/>
        <table:table-row>
          <table:table-cell table:style-name="HeaderCell">
            <text:p>Titre</text:p>
          </table:table-cell>
          <table:table-cell table:style-name="HeaderCell">
            <text:p>Description</text:p>
          </table:table-cell>
          <table:table-cell table:style-name="HeaderCell">
            <text:p>URL sur uneiaparjour.fr</text:p>
          </table:table-cell>
          <table:table-cell table:style-name="HeaderCell">
            <text:p>Catégorie 1</text:p>
          </table:table-cell>
          <table:table-cell table:style-name="HeaderCell">
            <text:p>Catégorie 2</text:p>
          </table:table-cell>
          <table:table-cell table:style-name="HeaderCell">
            <text:p>Catégorie 3</text:p>
          </table:table-cell>
          <table:table-cell table:style-name="HeaderCell">
            <text:p>Catégorie 4</text:p>
          </table:table-cell>
          <table:table-cell table:style-name="HeaderCell">
            <text:p>Catégorie 5</text:p>
          </table:table-cell>
          <table:table-cell table:style-name="HeaderCell">
            <text:p>Catégorie 6</text:p>
          </table:table-cell>
          <table:table-cell table:style-name="HeaderCell">
            <text:p>Date de publication</text:p>
          </table:table-cell>
        </table:table-row>
        <table:table-row>
          <table:table-cell table:style-name="DataCell">
            <text:p>Julius</text:p>
          </table:table-cell>
          <table:table-cell table:style-name="DataCell">
            <text:p>Julius (https://julius.ai) interroge des fichiers de données (import / gsheet) via une conversation chatbot. Génère le code python adapté pour répondre et produit des visualisations. Test : https://meteo.data.gouv.fr/datasets/6569b51ae64326786e4e8e1a (csv 72 Mo). Inclut recherche web, analyse de texte et de vidéo Youtube, génération de code html. Claude, Mistral et ChatGPT disponibles (15 messages GPT4 puis GPT […]</text:p>
          </table:table-cell>
          <table:table-cell table:style-name="DataCell">
            <text:p>https://www.uneiaparjour.fr/julius/</text:p>
          </table:table-cell>
          <table:table-cell table:style-name="CatCell">
            <text:p>chatbot</text:p>
          </table:table-cell>
          <table:table-cell table:style-name="CatCell">
            <text:p>données</text:p>
          </table:table-cell>
          <table:table-cell table:style-name="CatCell">
            <text:p>site web</text:p>
          </table:table-cell>
          <table:table-cell table:style-name="CatCell">
            <text:p>texte</text:p>
          </table:table-cell>
          <table:table-cell table:style-name="CatCell">
            <text:p>youtube</text:p>
          </table:table-cell>
          <table:table-cell table:style-name="CatCell">
            <text:p/>
          </table:table-cell>
          <table:table-cell table:style-name="DataCell">
            <text:p>29/12/2023</text:p>
          </table:table-cell>
        </table:table-row>
        <table:table-row>
          <table:table-cell table:style-name="EvenCell">
            <text:p>Eduease</text:p>
          </table:table-cell>
          <table:table-cell table:style-name="EvenCell">
            <text:p>Eduease (https://learn.eduease.ai/) génère un quiz à partir d’un sujet ou d’un fichier pdf, choix multiples ou vrai/faux en 4 difficultés. Questions éditables, ajouts et export possibles, envoi et suivi des réponses (compte pour répondre). Gratuit et illimité.</text:p>
          </table:table-cell>
          <table:table-cell table:style-name="EvenCell">
            <text:p>https://www.uneiaparjour.fr/eduease/</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12/2023</text:p>
          </table:table-cell>
        </table:table-row>
        <table:table-row>
          <table:table-cell table:style-name="DataCell">
            <text:p>Krea</text:p>
          </table:table-cell>
          <table:table-cell table:style-name="DataCell">
            <text:p>Krea (https://krea.ai) génère des images avec formes géométriques ou dessin et prompt en temps réel. Outils d’amélioration et d’agrandissement, intégration de texte ou de logo dans l’image. Possibilité de créer sa propre base. Beta ouverte. Gratuit. Edit 10/25 : désormais image, vidéo et 3D avec 100 crédits gratuits par jour.</text:p>
          </table:table-cell>
          <table:table-cell table:style-name="DataCell">
            <text:p>https://www.uneiaparjour.fr/krea/</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12/2023</text:p>
          </table:table-cell>
        </table:table-row>
        <table:table-row>
          <table:table-cell table:style-name="EvenCell">
            <text:p>Free AI Essay Write</text:p>
          </table:table-cell>
          <table:table-cell table:style-name="EvenCell">
            <text:p>Free AI Essay Writer de AcademicHelp (https://academichelp.net/free-essay-generator) génère des écrits sur un sujet donné, avec sources réelles, à partir d’un formulaire. 3 pages gratuites par jour. EN mais FR accepté si spécifié. Test : https://codimd.apps.education.fr/yK-9xi6OQ8-PMr0NjiF9Ug?view</text:p>
          </table:table-cell>
          <table:table-cell table:style-name="EvenCell">
            <text:p>https://www.uneiaparjour.fr/free-ai-essay-writ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12/2023</text:p>
          </table:table-cell>
        </table:table-row>
        <table:table-row>
          <table:table-cell table:style-name="DataCell">
            <text:p>EduGPT</text:p>
          </table:table-cell>
          <table:table-cell table:style-name="DataCell">
            <text:p>EduGPT (https://edugpt.com) met à disposition plus de 100 modèles de chatbot prédéfinis : support d’outils, avatars d’enseignants ou de personnages historiques, générateurs quiz ou images. Chaque conversation est exportable. Beta avec 18000 crédits</text:p>
          </table:table-cell>
          <table:table-cell table:style-name="DataCell">
            <text:p>https://www.uneiaparjour.fr/edugpt/</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12/2023</text:p>
          </table:table-cell>
        </table:table-row>
        <table:table-row>
          <table:table-cell table:style-name="EvenCell">
            <text:p>Euphonme</text:p>
          </table:table-cell>
          <table:table-cell table:style-name="EvenCell">
            <text:p>Euphonme (https://euphonme.com) génère un morceau musique à partir d’un prompt. Galerie des morceaux les plus écoutés et partage possible. Bêta avec 10 morceaux par mois. Test : https://euphonme.com/music/clqk4y1wk00028axjs0cz7v4m</text:p>
          </table:table-cell>
          <table:table-cell table:style-name="EvenCell">
            <text:p>https://www.uneiaparjour.fr/euphonme/</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12/2023</text:p>
          </table:table-cell>
        </table:table-row>
        <table:table-row>
          <table:table-cell table:style-name="DataCell">
            <text:p>Hi Santa</text:p>
          </table:table-cell>
          <table:table-cell table:style-name="DataCell">
            <text:p>Un appel au Père Noël ou ses amis avant qu’il n’arrive demain soir tout en travaillant sa prononciation en anglais ? Hi Santa (https://hisanta.ai) vous attend ! 8 personnages et possibilité d’en créer. Reconnaissance vocale et intégration des réponses</text:p>
          </table:table-cell>
          <table:table-cell table:style-name="DataCell">
            <text:p>https://www.uneiaparjour.fr/hi-santa/</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12/2023</text:p>
          </table:table-cell>
        </table:table-row>
        <table:table-row>
          <table:table-cell table:style-name="EvenCell">
            <text:p>Saga RPG</text:p>
          </table:table-cell>
          <table:table-cell table:style-name="EvenCell">
            <text:p>Saga RPG (http://sagarpg.io) propose des jeux de rôles textuels à partir d’un personnage, d’un monde et d’une histoire crées ou choisis dans les bibliothèques. Plusieurs modèles de langage disponibles dont GPT4. En EN, accepte le FR. Gratuit.</text:p>
          </table:table-cell>
          <table:table-cell table:style-name="EvenCell">
            <text:p>https://www.uneiaparjour.fr/saga-rpg/</text:p>
          </table:table-cell>
          <table:table-cell table:style-name="EvenCatCell">
            <text:p>jeu vidéo</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12/2023</text:p>
          </table:table-cell>
        </table:table-row>
        <table:table-row>
          <table:table-cell table:style-name="DataCell">
            <text:p>Map This</text:p>
          </table:table-cell>
          <table:table-cell table:style-name="DataCell">
            <text:p>Map This (https://map-this.com) génère une carte heuristique à partir d’un pdf. Pdf jusqu’à 5Mo et 50 pages. 5 générations par mois. Export png ou svg. Tests : orientations Unesco (https://unesdoc.unesco.org/ark:/48223/pf0000386693_eng) et infographie Canopé (https://reseau-canope.fr/agence-des-usages/intelligence-artificielle.html)</text:p>
          </table:table-cell>
          <table:table-cell table:style-name="DataCell">
            <text:p>https://www.uneiaparjour.fr/5247-2/</text:p>
          </table:table-cell>
          <table:table-cell table:style-name="CatCell">
            <text:p>mindmap</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12/2023</text:p>
          </table:table-cell>
        </table:table-row>
        <table:table-row>
          <table:table-cell table:style-name="EvenCell">
            <text:p>Hitwit</text:p>
          </table:table-cell>
          <table:table-cell table:style-name="EvenCell">
            <text:p>Hitwit (https://hitwit.ai) accompagne la découverte par sessions de 10 min à partir de documents ou sujet libre. Sujet et déroulé définis, une phase d’échange permet d’explorer avant des activités d’ancrage. Souvent en EN, FR accepté. Gratuit.</text:p>
          </table:table-cell>
          <table:table-cell table:style-name="EvenCell">
            <text:p>https://www.uneiaparjour.fr/hitwit/</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12/2023</text:p>
          </table:table-cell>
        </table:table-row>
        <table:table-row>
          <table:table-cell table:style-name="DataCell">
            <text:p>PartyRock</text:p>
          </table:table-cell>
          <table:table-cell table:style-name="DataCell">
            <text:p>PartyRock (https://partyrock.aws) d’Amazon génère des applications à partir d’un prompt. Texte, image, édition, partage et publication possibles. En FR si précisé. Basé sur Claude AI et gratuit. Test pour séances pédagogiques : https://partyrock.aws/u/Bfbf/TcXQQxQxy/Generateur-de-sessions-pedagogiques Edit 08/25, ajout de plusieurs modèles de langage</text:p>
          </table:table-cell>
          <table:table-cell table:style-name="DataCell">
            <text:p>https://www.uneiaparjour.fr/partyrock/</text:p>
          </table:table-cell>
          <table:table-cell table:style-name="CatCell">
            <text:p>application</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DataCell">
            <text:p>19/12/2023</text:p>
          </table:table-cell>
        </table:table-row>
        <table:table-row>
          <table:table-cell table:style-name="EvenCell">
            <text:p>Fluxy</text:p>
          </table:table-cell>
          <table:table-cell table:style-name="EvenCell">
            <text:p>Fluxy (https://fluxyai.com) propose 70 modèles de génération de texte (certains éducation, script vidéos ou présentation, histoires enfants…) à partir de formulaires « prompts ». Spécifier « écris en français » pour une génération en FR. 2000 tokens /jour.</text:p>
          </table:table-cell>
          <table:table-cell table:style-name="EvenCell">
            <text:p>https://www.uneiaparjour.fr/fluxy/</text:p>
          </table:table-cell>
          <table:table-cell table:style-name="EvenCatCell">
            <text:p>éducation</text:p>
          </table:table-cell>
          <table:table-cell table:style-name="EvenCatCell">
            <text:p>quiz et flashcard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8/12/2023</text:p>
          </table:table-cell>
        </table:table-row>
        <table:table-row>
          <table:table-cell table:style-name="DataCell">
            <text:p>Turbo Art</text:p>
          </table:table-cell>
          <table:table-cell table:style-name="DataCell">
            <text:p>Turbo Art (https://turbo.art) génère des #images à partir d’un prompt et permet d’interagir en temps réel via des outils de dessins simples (pinceau, taille, couleur) pour en générer de nouvelles. SDXL Turbo. Sans compte, gratuit, illimité et open source.</text:p>
          </table:table-cell>
          <table:table-cell table:style-name="DataCell">
            <text:p>https://www.uneiaparjour.fr/turbo-art/</text:p>
          </table:table-cell>
          <table:table-cell table:style-name="CatCell">
            <text:p>images</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7/12/2023</text:p>
          </table:table-cell>
        </table:table-row>
        <table:table-row>
          <table:table-cell table:style-name="EvenCell">
            <text:p>Pika</text:p>
          </table:table-cell>
          <table:table-cell table:style-name="EvenCell">
            <text:p>Pika (https://pika.art) : outil de génération de vidéo avec paramètres avancés (prompt depuis image ou vidéo, taille, mouvement de caméra, recadrage, agrandissement, durée…). Gallérie avec prompts. Gratuit et illimité sur liste d’attente.</text:p>
          </table:table-cell>
          <table:table-cell table:style-name="EvenCell">
            <text:p>https://www.uneiaparjour.fr/pika/</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12/2023</text:p>
          </table:table-cell>
        </table:table-row>
        <table:table-row>
          <table:table-cell table:style-name="DataCell">
            <text:p>Labophase</text:p>
          </table:table-cell>
          <table:table-cell table:style-name="DataCell">
            <text:p>Grâce à Labophase (https://labophase.com) il est possible de comparer la réponse des principaux modèles de langage à un même prompt (Mistral 7B et 8x7B, Llama 2, Claude 2, Google Palm et ChatGPT4). Illimité (?), compte non obligatoire, en version beta.</text:p>
          </table:table-cell>
          <table:table-cell table:style-name="DataCell">
            <text:p>https://www.uneiaparjour.fr/labophase/</text:p>
          </table:table-cell>
          <table:table-cell table:style-name="CatCell">
            <text:p>LLM</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12/2023</text:p>
          </table:table-cell>
        </table:table-row>
        <table:table-row>
          <table:table-cell table:style-name="EvenCell">
            <text:p>Swiftkey</text:p>
          </table:table-cell>
          <table:table-cell table:style-name="EvenCell">
            <text:p>Dall-e 3 et GPT 4 dans toutes ses applications sur téléphone et tablette Android ou iOs ? Le clavier Swiftkey (https://microsoft.com/en-us/swiftkey) intègre désormais Bing avec création ton, chatbot et rédaction. Disponible sur les stores.</text:p>
          </table:table-cell>
          <table:table-cell table:style-name="EvenCell">
            <text:p>https://www.uneiaparjour.fr/swiftkey/</text:p>
          </table:table-cell>
          <table:table-cell table:style-name="EvenCatCell">
            <text:p>images</text:p>
          </table:table-cell>
          <table:table-cell table:style-name="EvenCatCell">
            <text:p>LLM</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4/12/2023</text:p>
          </table:table-cell>
        </table:table-row>
        <table:table-row>
          <table:table-cell table:style-name="DataCell">
            <text:p>Pixverse</text:p>
          </table:table-cell>
          <table:table-cell table:style-name="DataCell">
            <text:p>Pixverse (https://pixverse.ai) génère de courtes vidéos à partir d’un prompt « avancé » avec style, prompt négatif et format. En version beta gratuite sur discord.</text:p>
          </table:table-cell>
          <table:table-cell table:style-name="DataCell">
            <text:p>https://www.uneiaparjour.fr/pixvers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12/2023</text:p>
          </table:table-cell>
        </table:table-row>
        <table:table-row>
          <table:table-cell table:style-name="EvenCell">
            <text:p>Fast SDXL</text:p>
          </table:table-cell>
          <table:table-cell table:style-name="EvenCell">
            <text:p>Fast SDXL (https://huggingface.co/spaces/openskyml/fast-sdxl-stable-diffusion-xl…) : outil de génération d’image basé sur Stable Diffusion XL. Génération d’une image en 20s environ avec paramétrage fin (prompt négatif, étapes, CFG… ) Gratuit, sans compte, illimité, open source, partage par url possible.</text:p>
          </table:table-cell>
          <table:table-cell table:style-name="EvenCell">
            <text:p>https://www.uneiaparjour.fr/fast-sdxl/</text:p>
          </table:table-cell>
          <table:table-cell table:style-name="EvenCatCell">
            <text:p>images</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12/12/2023</text:p>
          </table:table-cell>
        </table:table-row>
        <table:table-row>
          <table:table-cell table:style-name="DataCell">
            <text:p>Hinotes</text:p>
          </table:table-cell>
          <table:table-cell table:style-name="DataCell">
            <text:p>Hinotes (https://hinotes.hidock.com) retranscrit l’audio à partir d’un enregistrement micro ou fichier son. Résumé, todo list ou points importants selon les contenus. 1200 minutes gratuites pendant la version beta. Test depuis https://extraclasse.reseau-canope.fr/a-l-ecole-de-l-ia-parlons-pratiques-29…</text:p>
          </table:table-cell>
          <table:table-cell table:style-name="DataCell">
            <text:p>https://www.uneiaparjour.fr/hinotes/</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12/2023</text:p>
          </table:table-cell>
        </table:table-row>
        <table:table-row>
          <table:table-cell table:style-name="EvenCell">
            <text:p>FreeAIkit</text:p>
          </table:table-cell>
          <table:table-cell table:style-name="EvenCell">
            <text:p>FreeAIkit (https://freeaikit.com) regroupe une cinquantaine d’outils de génération de texte. Résumé, traduction, recherche d’idées… en EN, demander génération en FR. Possibilité de créer ses propres bots. Gratuit.</text:p>
          </table:table-cell>
          <table:table-cell table:style-name="EvenCell">
            <text:p>https://www.uneiaparjour.fr/freeaikit/</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12/2023</text:p>
          </table:table-cell>
        </table:table-row>
        <table:table-row>
          <table:table-cell table:style-name="DataCell">
            <text:p>Stream slide</text:p>
          </table:table-cell>
          <table:table-cell table:style-name="DataCell">
            <text:p>Stream slide (https://streamslide.io) convertit une vidéo YouTube en présentation en capturant les différents moments de la vidéo sous forme de diapositives. Export en pdf. Gratuit. Test depuis la vidéo CC BY https://youtu.be/K8gOvC8gvB4?si=SXprlgszemrDvWd3… de @FlowersINRIA</text:p>
          </table:table-cell>
          <table:table-cell table:style-name="DataCell">
            <text:p>https://www.uneiaparjour.fr/stream-slide/</text:p>
          </table:table-cell>
          <table:table-cell table:style-name="CatCell">
            <text:p>présentation</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12/2023</text:p>
          </table:table-cell>
        </table:table-row>
        <table:table-row>
          <table:table-cell table:style-name="EvenCell">
            <text:p>Story Studio</text:p>
          </table:table-cell>
          <table:table-cell table:style-name="EvenCell">
            <text:p>Story Studio de Artflow (https://app.artflow.ai/story-studio) produit des histoires avec aide à la rédaction et médias entièrement générés. En beta intégrée à Artflow (https://x.com/bertrandformet/status/1664338670193614849?s=20…). En EN mais traduction acceptée. Test : https://app.artflow.ai/story-gallery/450fd0267e8442ad885fb437308be778…</text:p>
          </table:table-cell>
          <table:table-cell table:style-name="EvenCell">
            <text:p>https://www.uneiaparjour.fr/story-studio/</text:p>
          </table:table-cell>
          <table:table-cell table:style-name="EvenCatCell">
            <text:p>images</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8/12/2023</text:p>
          </table:table-cell>
        </table:table-row>
        <table:table-row>
          <table:table-cell table:style-name="DataCell">
            <text:p>Knowlee</text:p>
          </table:table-cell>
          <table:table-cell table:style-name="DataCell">
            <text:p>Knowlee (http://knowlee.ai) : un agent IA « personnel » basé sur ses propres sources. Interrogation du chatbot, modules de génération de texte, d’images, de vidéo et d’audio et création de ses propres chatbots. Beta avec 50000 tokens.</text:p>
          </table:table-cell>
          <table:table-cell table:style-name="DataCell">
            <text:p>https://www.uneiaparjour.fr/knowlee/</text:p>
          </table:table-cell>
          <table:table-cell table:style-name="CatCell">
            <text:p>chatbot</text:p>
          </table:table-cell>
          <table:table-cell table:style-name="CatCell">
            <text:p>documents</text:p>
          </table:table-cell>
          <table:table-cell table:style-name="CatCell">
            <text:p>images</text:p>
          </table:table-cell>
          <table:table-cell table:style-name="CatCell">
            <text:p>texte</text:p>
          </table:table-cell>
          <table:table-cell table:style-name="CatCell">
            <text:p>vidéo</text:p>
          </table:table-cell>
          <table:table-cell table:style-name="CatCell">
            <text:p>youtube</text:p>
          </table:table-cell>
          <table:table-cell table:style-name="DataCell">
            <text:p>07/12/2023</text:p>
          </table:table-cell>
        </table:table-row>
        <table:table-row>
          <table:table-cell table:style-name="EvenCell">
            <text:p>Decohere</text:p>
          </table:table-cell>
          <table:table-cell table:style-name="EvenCell">
            <text:p>Decohere (http://decohere.ai) génère des vidéos avec Stable Vidéo à partir d’une image ou d’un prompt. Il inclut un outil de montage avec génération de vidéos, aide au prompt et conservation du « seed ». 300 crédits gratuits par mois.</text:p>
          </table:table-cell>
          <table:table-cell table:style-name="EvenCell">
            <text:p>https://www.uneiaparjour.fr/decoher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12/2023</text:p>
          </table:table-cell>
        </table:table-row>
        <table:table-row>
          <table:table-cell table:style-name="DataCell">
            <text:p>Comics Maker</text:p>
          </table:table-cell>
          <table:table-cell table:style-name="DataCell">
            <text:p>Comics Maker (https://comicsmaker.ai) génère les images d’une bande dessinée et permet leur mise en page, case et bulles. Plusieurs styles, vues et modèles IA disponibles. Export pdf ou cbz, publication. 100 crédits gratuits (= 100 images).</text:p>
          </table:table-cell>
          <table:table-cell table:style-name="DataCell">
            <text:p>https://www.uneiaparjour.fr/comics-maker/</text:p>
          </table:table-cell>
          <table:table-cell table:style-name="CatCell">
            <text:p>bande dessinée</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12/2023</text:p>
          </table:table-cell>
        </table:table-row>
        <table:table-row>
          <table:table-cell table:style-name="EvenCell">
            <text:p>Trove</text:p>
          </table:table-cell>
          <table:table-cell table:style-name="EvenCell">
            <text:p>Trove (https://gettrove.co) génère des questionnaires à partir d’un prompt. Questions éditables posées sous forme d’un tchat avec relances. 25 questions et 100 réponses en version gratuite, export csv. Questionnaire généré à tester : https://gettrove.co/share/respond/NzUxZWFiZDQtMjkwZC00N2E4LThjMTUtZDM3Yjc3NjYzYTBm</text:p>
          </table:table-cell>
          <table:table-cell table:style-name="EvenCell">
            <text:p>https://www.uneiaparjour.fr/trove/</text:p>
          </table:table-cell>
          <table:table-cell table:style-name="EvenCatCell">
            <text:p>donné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12/2023</text:p>
          </table:table-cell>
        </table:table-row>
        <table:table-row>
          <table:table-cell table:style-name="DataCell">
            <text:p>Quizalize</text:p>
          </table:table-cell>
          <table:table-cell table:style-name="DataCell">
            <text:p>Quizalize (https://www.quizalize.com/) génère des quiz à partir d’un sujet, texte, vidéo ou un autre quiz. Quiz éditables et exportables. Forme jeu possible. Bibliothèque de quiz. Envoi vers une classe avec suivi (20 étudiants en version gratuite). Edit 08/25 : pour la version gratuite, choisir « Quizalise Basic », 3 quiz gratuits par mois.</text:p>
          </table:table-cell>
          <table:table-cell table:style-name="DataCell">
            <text:p>https://www.uneiaparjour.fr/quizalize/</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12/2023</text:p>
          </table:table-cell>
        </table:table-row>
        <table:table-row>
          <table:table-cell table:style-name="EvenCell">
            <text:p>Dunno</text:p>
          </table:table-cell>
          <table:table-cell table:style-name="EvenCell">
            <text:p>Dunno (https://dunno.gg) est un outil de création de quiz, sans ou avec l’IA. Édition des questions, temps de réponse, scores possibles. Quiz partageable avec mode compétition. 3 générations gratuites.Quiz généré à partir de l’article « intelligence artificielle générative » de Wikipedia (https://fr.wikipedia.org/wiki/Intelligence_artificielle_g%C3%A9n%C3%A9rative………) : https://app.dunno.gg/quiz/a51a6b5b-5d00-41f3-a4c2-37ff0a9aacf1</text:p>
          </table:table-cell>
          <table:table-cell table:style-name="EvenCell">
            <text:p>https://www.uneiaparjour.fr/dunno/</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12/2023</text:p>
          </table:table-cell>
        </table:table-row>
        <table:table-row>
          <table:table-cell table:style-name="DataCell">
            <text:p>Garden of AI</text:p>
          </table:table-cell>
          <table:table-cell table:style-name="DataCell">
            <text:p>Garden of AI (https://www.gardenofai.xyz) est un générateur IA « universel » à partir d’un prompt : texte, images, applications, jeux, etc. 2 exemples créés : – images N&amp;B : https://www.gardenofai.xyz/?session=Huge-Ravens-Carry – pong : https://www.gardenofai.xyz/?session=Lemon-Streets-Tickle Gratuit et sans compte.</text:p>
          </table:table-cell>
          <table:table-cell table:style-name="DataCell">
            <text:p>https://www.uneiaparjour.fr/3182-2/</text:p>
          </table:table-cell>
          <table:table-cell table:style-name="CatCell">
            <text:p>application</text:p>
          </table:table-cell>
          <table:table-cell table:style-name="CatCell">
            <text:p>images</text:p>
          </table:table-cell>
          <table:table-cell table:style-name="CatCell">
            <text:p>sans compte</text:p>
          </table:table-cell>
          <table:table-cell table:style-name="CatCell">
            <text:p>texte</text:p>
          </table:table-cell>
          <table:table-cell table:style-name="CatCell">
            <text:p/>
          </table:table-cell>
          <table:table-cell table:style-name="CatCell">
            <text:p/>
          </table:table-cell>
          <table:table-cell table:style-name="DataCell">
            <text:p>01/12/2023</text:p>
          </table:table-cell>
        </table:table-row>
        <table:table-row>
          <table:table-cell table:style-name="EvenCell">
            <text:p>Pikaso</text:p>
          </table:table-cell>
          <table:table-cell table:style-name="EvenCell">
            <text:p>Pikaso de @freepik (https://freepik.com/pikaso) génére des images en temps réel à partir de dessins / formes et pictos et/ou prompt. Les formes peuvent être déplacées et l’image améliorée. Version beta sur liste d’attente ou invit. Export images + composition. (code d’invitation – limité – dans ce post : https://x.com/LinusEkenstam/status/1730241429174108440?s=20)</text:p>
          </table:table-cell>
          <table:table-cell table:style-name="EvenCell">
            <text:p>https://www.uneiaparjour.fr/pikaso/</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11/2023</text:p>
          </table:table-cell>
        </table:table-row>
        <table:table-row>
          <table:table-cell table:style-name="DataCell">
            <text:p>SDXL turbo</text:p>
          </table:table-cell>
          <table:table-cell table:style-name="DataCell">
            <text:p>SDXL turbo (version beta : https://clipdrop.co/stable-diffusion-turbo…) est le dernier modèle de génération d’images de Stable Diffusion @StabilityAI (description :https://stability.ai/news/stability-ai-sdxl-turbo). Images générées en une fraction de seconde et outil d’édition. Gratuit et illimité</text:p>
          </table:table-cell>
          <table:table-cell table:style-name="DataCell">
            <text:p>https://www.uneiaparjour.fr/sdxl-turbo/</text:p>
          </table:table-cell>
          <table:table-cell table:style-name="CatCell">
            <text:p>images</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9/11/2023</text:p>
          </table:table-cell>
        </table:table-row>
        <table:table-row>
          <table:table-cell table:style-name="EvenCell">
            <text:p>Gibbly</text:p>
          </table:table-cell>
          <table:table-cell table:style-name="EvenCell">
            <text:p>Gibbly (https://www.gibbly.co/) génére quiz, cours et présentations. Quiz proposés en défis accessibles sans compte depuis l’accueil (test 309751). Multi-niveaux, export ppt avec images libres, création de classe. En beta gratuite.</text:p>
          </table:table-cell>
          <table:table-cell table:style-name="EvenCell">
            <text:p>https://www.uneiaparjour.fr/gibbly/</text:p>
          </table:table-cell>
          <table:table-cell table:style-name="EvenCatCell">
            <text:p>éducation</text:p>
          </table:table-cell>
          <table:table-cell table:style-name="EvenCatCell">
            <text:p>présent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ell">
            <text:p>28/11/2023</text:p>
          </table:table-cell>
        </table:table-row>
        <table:table-row>
          <table:table-cell table:style-name="DataCell">
            <text:p>ChartGen AI</text:p>
          </table:table-cell>
          <table:table-cell table:style-name="DataCell">
            <text:p>ChartGen AI (einblick.ai/chartgenai/) : des données (xls, csv, json ou gsheet) +un prompt =un graphique. Action directement sur le fichier et accepte demandes en langage naturel. Export png ou svg. Gratuit et illimité. Test depuis : observatoire-des-territoires.gouv.fr/population-au-…</text:p>
          </table:table-cell>
          <table:table-cell table:style-name="DataCell">
            <text:p>https://www.uneiaparjour.fr/chartgen-ai/</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11/2023</text:p>
          </table:table-cell>
        </table:table-row>
        <table:table-row>
          <table:table-cell table:style-name="EvenCell">
            <text:p>Vello</text:p>
          </table:table-cell>
          <table:table-cell table:style-name="EvenCell">
            <text:p>Vello (https://vello.ai) intégre ChatGPT 3.5 et 4, Claude 2, un modèle de recherche web et un de rédaction. Chacun peut être convoqué individuellement ou avec d’autres dans un prompt. Partage possible. Gratuit, avec ou sans compte et illimité.</text:p>
          </table:table-cell>
          <table:table-cell table:style-name="EvenCell">
            <text:p>https://www.uneiaparjour.fr/vello/</text:p>
          </table:table-cell>
          <table:table-cell table:style-name="EvenCatCell">
            <text:p>chatbot</text:p>
          </table:table-cell>
          <table:table-cell table:style-name="EvenCatCell">
            <text:p>LLM</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6/11/2023</text:p>
          </table:table-cell>
        </table:table-row>
        <table:table-row>
          <table:table-cell table:style-name="DataCell">
            <text:p>Tutor Ocean</text:p>
          </table:table-cell>
          <table:table-cell table:style-name="DataCell">
            <text:p>Tutor Ocean (https://www.tutorocean.com/ai) génère des séquences de révision (maths et science, EN), avec chatbot d’accompagnement (tous sujets, FR accepté), quiz, feedbacks, tests et lien possible avec tuteurs en ligne. Séquences et 10 messages /jour gratuits.</text:p>
          </table:table-cell>
          <table:table-cell table:style-name="DataCell">
            <text:p>https://www.uneiaparjour.fr/tutor-ocean/</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11/2023</text:p>
          </table:table-cell>
        </table:table-row>
        <table:table-row>
          <table:table-cell table:style-name="EvenCell">
            <text:p>Slides Pilot</text:p>
          </table:table-cell>
          <table:table-cell table:style-name="EvenCell">
            <text:p>Slides Pilot (https://www.slidespilot.com) créé des présentations texte à partir d’un prompt ou d’un fichier. Sommaire modifiable avant création. Génération des notes. Export pdf seul dans la version de test de 300 crédits (jusqu’à 5 présentations).</text:p>
          </table:table-cell>
          <table:table-cell table:style-name="EvenCell">
            <text:p>https://www.uneiaparjour.fr/slides-pilot/</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11/2023</text:p>
          </table:table-cell>
        </table:table-row>
        <table:table-row>
          <table:table-cell table:style-name="DataCell">
            <text:p>Stable Vidéo Diffusion</text:p>
          </table:table-cell>
          <table:table-cell table:style-name="DataCell">
            <text:p>Stable Vidéo Diffusion (https://stability.ai/news/stable-video-diffusion-open-ai-video-model…) génère de courtes vidéos à partir d’une image. Sur liste d’attente mais 2 lieux de test possibles : https://huggingface.co/spaces/multimodalart/stable-video-diffusion… et https://replicate.com/stability-ai/stable-video-diffusion?input=form&amp;output=preview&amp;prediction=u5p2xw3bn2obyzjr4byomjfpa4… (image Wikimédia)</text:p>
          </table:table-cell>
          <table:table-cell table:style-name="DataCell">
            <text:p>https://www.uneiaparjour.fr/stable-video-diffusion/</text:p>
          </table:table-cell>
          <table:table-cell table:style-name="CatCell">
            <text:p>images</text:p>
          </table:table-cell>
          <table:table-cell table:style-name="CatCell">
            <text:p>open source</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DataCell">
            <text:p>23/11/2023</text:p>
          </table:table-cell>
        </table:table-row>
        <table:table-row>
          <table:table-cell table:style-name="EvenCell">
            <text:p>MyLens</text:p>
          </table:table-cell>
          <table:table-cell table:style-name="EvenCell">
            <text:p>MyLens (https://mylens.ai) génère des frises chronologiques à partir d’un prompt, simple ou évolué (avec nbre de dates, comparaisons…) Export image (complet et en images Instagram) ou url. Gratuit et illimité. Test via url : https://mylens.ai/lens/chronologie-de-l-intelligence-artificielle-perspectives-europeenne-chinoise-et-americaine-en-20-evenements-cles-bpmqln</text:p>
          </table:table-cell>
          <table:table-cell table:style-name="EvenCell">
            <text:p>https://www.uneiaparjour.fr/mylens/</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11/2023</text:p>
          </table:table-cell>
        </table:table-row>
        <table:table-row>
          <table:table-cell table:style-name="DataCell">
            <text:p>Educates</text:p>
          </table:table-cell>
          <table:table-cell table:style-name="DataCell">
            <text:p>Educates (https://educates-ai.com) génère un cours texte et audio à partir d’un titre-prompt. 12 langues, choix du niveau, quiz, script, tout éditable, chatbot intégré. 3 cours gratuits. Test ici en 10 chapitres : https://educates-ai.com/lecture?courseId=bESXkiSPY5Yx1Ac6AQ9L&amp;lectureIndex=0&amp;color=%230000ff&amp;slide=0…</text:p>
          </table:table-cell>
          <table:table-cell table:style-name="DataCell">
            <text:p>https://www.uneiaparjour.fr/educates/</text:p>
          </table:table-cell>
          <table:table-cell table:style-name="CatCell">
            <text:p>éducation</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21/11/2023</text:p>
          </table:table-cell>
        </table:table-row>
        <table:table-row>
          <table:table-cell table:style-name="EvenCell">
            <text:p>Trellis</text:p>
          </table:table-cell>
          <table:table-cell table:style-name="EvenCell">
            <text:p>Trellis (https://readtrellis.com) permet le dialogue avec des ouvrages en pdf. Outils d’un lecteur ebook, bibliothèque (EN). Génère l’audio du document (en cours, test à suivre), cite ses sources avec pages. En beta gratuite. Texte : https://ebooksgratuits.com/details.php?book=740…</text:p>
          </table:table-cell>
          <table:table-cell table:style-name="EvenCell">
            <text:p>https://www.uneiaparjour.fr/trellis/</text:p>
          </table:table-cell>
          <table:table-cell table:style-name="EvenCatCell">
            <text:p>texte</text:p>
          </table:table-cell>
          <table:table-cell table:style-name="EvenCatCell">
            <text:p>usage illimité</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20/11/2023</text:p>
          </table:table-cell>
        </table:table-row>
        <table:table-row>
          <table:table-cell table:style-name="DataCell">
            <text:p>Seeker</text:p>
          </table:table-cell>
          <table:table-cell table:style-name="DataCell">
            <text:p>Seeker (https://seekerchat.ai) analyse les documents chargés – pdf, doc, json, TXT, epub, ppt – et permet une conversation « avancée » avec sources et relations entre les concepts développés. Base ChatGPT. 500 pages de 300 caractères gratuites</text:p>
          </table:table-cell>
          <table:table-cell table:style-name="DataCell">
            <text:p>https://www.uneiaparjour.fr/seeker/</text:p>
          </table:table-cell>
          <table:table-cell table:style-name="CatCell">
            <text:p>document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11/2023</text:p>
          </table:table-cell>
        </table:table-row>
        <table:table-row>
          <table:table-cell table:style-name="EvenCell">
            <text:p>Piktochart</text:p>
          </table:table-cell>
          <table:table-cell table:style-name="EvenCell">
            <text:p>Piktochart inclut l’IA générative pour créer des infographies à partir d’un prompt (https://piktochart.com/generative-ai). Images tirées de banques et textes générés assez basiques même avec prompt détaillé mais tout est éditable. 4 générations /jour.</text:p>
          </table:table-cell>
          <table:table-cell table:style-name="EvenCell">
            <text:p>https://www.uneiaparjour.fr/piktochart/</text:p>
          </table:table-cell>
          <table:table-cell table:style-name="EvenCatCell">
            <text:p>images</text:p>
          </table:table-cell>
          <table:table-cell table:style-name="EvenCatCell">
            <text:p>infographie</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ell">
            <text:p>18/11/2023</text:p>
          </table:table-cell>
        </table:table-row>
        <table:table-row>
          <table:table-cell table:style-name="DataCell">
            <text:p>Ankara</text:p>
          </table:table-cell>
          <table:table-cell table:style-name="DataCell">
            <text:p>Ankara (https://ankarawebsite.vercel.app) génère la narration d’une vidéo à partir d’un prompt puis sa version audio. Plusieurs tons disponibles. FR à préciser mais aléatoire. Gratuit, sans compte. Tests avec https://pexels.com/fr-fr/video/paysage-nature-eau-nuages-5444740/… + https://www.pexels.com/fr-fr/video/homme-personne-travailler-technologie-5741026/</text:p>
          </table:table-cell>
          <table:table-cell table:style-name="DataCell">
            <text:p>https://www.uneiaparjour.fr/ankara/</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11/2023</text:p>
          </table:table-cell>
        </table:table-row>
        <table:table-row>
          <table:table-cell table:style-name="EvenCell">
            <text:p>Virbo</text:p>
          </table:table-cell>
          <table:table-cell table:style-name="EvenCell">
            <text:p>Virbo (https://virbo.wondershare.com) génère le scénario puis sa vidéo sous-titrée avec avatar à partir d’un prompt. Édition avancée, traduction, choix des fonds et des avatars. Appli iOS et android, 2 min de vidéo gratuite. Test ci-dessous (brut et à travailler).</text:p>
          </table:table-cell>
          <table:table-cell table:style-name="EvenCell">
            <text:p>https://www.uneiaparjour.fr/virbo/</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11/2023</text:p>
          </table:table-cell>
        </table:table-row>
        <table:table-row>
          <table:table-cell table:style-name="DataCell">
            <text:p>Vizualizer de Build Legends</text:p>
          </table:table-cell>
          <table:table-cell table:style-name="DataCell">
            <text:p>Vizualizer de Build Legends (https://app.buildlegends.com) génére des histoires de plusieurs chapitres à partir d’un texte à trous, avec images d’illustration. En anglais avec lecture possible et partage par lien. Gratuit et sans compte. Test ici : https://app.buildlegends.com/reader/agFBlhf0y7LXVUzqSnk4?utm_source=visualizer&amp;utm_medium=share</text:p>
          </table:table-cell>
          <table:table-cell table:style-name="DataCell">
            <text:p>https://www.uneiaparjour.fr/vizualizer/</text:p>
          </table:table-cell>
          <table:table-cell table:style-name="CatCell">
            <text:p>histoires enfants</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5/11/2023</text:p>
          </table:table-cell>
        </table:table-row>
        <table:table-row>
          <table:table-cell table:style-name="EvenCell">
            <text:p>Illusion Diffusion HQ</text:p>
          </table:table-cell>
          <table:table-cell table:style-name="EvenCell">
            <text:p>Illusion Diffusion HQ (https://huggingface.co/spaces/AP123/IllusionDiffusion) permet de créer des illusions d’optique à partir d’une illusion proposée ou importée et d’un prompt. Nombreux réglages possibles, tâtonnement nécessaire. Gratuit et open source.</text:p>
          </table:table-cell>
          <table:table-cell table:style-name="EvenCell">
            <text:p>https://www.uneiaparjour.fr/illusion-diffusion-hq/</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11/2023</text:p>
          </table:table-cell>
        </table:table-row>
        <table:table-row>
          <table:table-cell table:style-name="DataCell">
            <text:p>Mobirise</text:p>
          </table:table-cell>
          <table:table-cell table:style-name="DataCell">
            <text:p>Mobirise (https://ai.mobirise.com) génère une page web à partir d’un prompt. Orientation commerce, export zip par envoi courriel pour édition app dédiée « mobirise ». Version alpha gratuite. Test depuis le prompt habituel « formation IA » : https://lab-mobirise-ai.ui-api.com/pages/WNMlwo2Qz8bLq1u6ApF-U….</text:p>
          </table:table-cell>
          <table:table-cell table:style-name="DataCell">
            <text:p>https://www.uneiaparjour.fr/mobirise-2/</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11/2023</text:p>
          </table:table-cell>
        </table:table-row>
        <table:table-row>
          <table:table-cell table:style-name="EvenCell">
            <text:p>Cassette</text:p>
          </table:table-cell>
          <table:table-cell table:style-name="EvenCell">
            <text:p>Cassette (https://cassetteai.com) génère 3 morceaux de musique ou effets sonores de 3 min /mois dans sa version gratuite (utilisation non commerciale et partage public). Aide au prompt et édition. Tests : https://cassetteai.com/audioplayer?cassetteId=b6f8430a-f402-46b2-9216-2bf4f0e74450… / https://cassetteai.com/audioplayer?cassetteId=67ac4b32-7167-4f8c-8684-ac04b846d206…</text:p>
          </table:table-cell>
          <table:table-cell table:style-name="EvenCell">
            <text:p>https://www.uneiaparjour.fr/cassette/</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11/2023</text:p>
          </table:table-cell>
        </table:table-row>
        <table:table-row>
          <table:table-cell table:style-name="DataCell">
            <text:p>AI presentation maker</text:p>
          </table:table-cell>
          <table:table-cell table:style-name="DataCell">
            <text:p>AI presentation maker (https://wepik.com/ai-presentations…) génère gratuitement des présentations avec choix du ton, langue et nombre de diapos. Édition multiple, export image ou pdf. Création de textes et d’images par IA inclus. Test : https://wepik.com/share/9a9709a5-1934-4384-918d-671767d31fd5#rs=link</text:p>
          </table:table-cell>
          <table:table-cell table:style-name="DataCell">
            <text:p>https://www.uneiaparjour.fr/ai-presentation-maker/</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11/2023</text:p>
          </table:table-cell>
        </table:table-row>
        <table:table-row>
          <table:table-cell table:style-name="EvenCell">
            <text:p>Books by Ai</text:p>
          </table:table-cell>
          <table:table-cell table:style-name="EvenCell">
            <text:p>Books by Ai (https://booksbyai.app) génère des livres basés sur ChatGPT à partir d’un prompt. Gratuit avec téléchargement payant. Partageable mais non modifiable. 9 langues de génération. Recherche des autres livres publics. Test : https://booksbyai.app/uKzv0MTLPm0GgBLR/…</text:p>
          </table:table-cell>
          <table:table-cell table:style-name="EvenCell">
            <text:p>https://www.uneiaparjour.fr/books-by-ai/</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11/2023</text:p>
          </table:table-cell>
        </table:table-row>
        <table:table-row>
          <table:table-cell table:style-name="DataCell">
            <text:p>Debaters</text:p>
          </table:table-cell>
          <table:table-cell table:style-name="DataCell">
            <text:p>Si IAusages et IAlimites débattent dans une appli qu’en reste-t-il ? Debaters (https://debaters.ai) engage un dialogue entre 2 persona définies par prompt et trait de caractère. FR si prompt FR. 1 débat gratuit. Test : https://debaters.ai/blogs/les-ia-generatives-en-education-de-nombreux-usages-vs-les-ia-generatives-en-education-surtout-des-limites-1699556128…</text:p>
          </table:table-cell>
          <table:table-cell table:style-name="DataCell">
            <text:p>https://www.uneiaparjour.fr/debater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11/2023</text:p>
          </table:table-cell>
        </table:table-row>
        <table:table-row>
          <table:table-cell table:style-name="EvenCell">
            <text:p>TextCortex</text:p>
          </table:table-cell>
          <table:table-cell table:style-name="EvenCell">
            <text:p>TextCortex (http://textcortex.com) est un chatbot personnalisable : LLM Sophios et GPT4, modèles définis, base de données personnalisable, aide au prompt, synthèse vocale. 20 générations gratuites par jour. source pour le test : https://collimateur.uqam.ca/a-la-une/la-taxonomie-de-bloom-revisitee-a-lere-de-lia/</text:p>
          </table:table-cell>
          <table:table-cell table:style-name="EvenCell">
            <text:p>https://www.uneiaparjour.fr/1687-2/</text:p>
          </table:table-cell>
          <table:table-cell table:style-name="EvenCatCell">
            <text:p>chatbot</text:p>
          </table:table-cell>
          <table:table-cell table:style-name="EvenCatCell">
            <text:p>document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8/11/2023</text:p>
          </table:table-cell>
        </table:table-row>
        <table:table-row>
          <table:table-cell table:style-name="DataCell">
            <text:p>Magicwrite</text:p>
          </table:table-cell>
          <table:table-cell table:style-name="DataCell">
            <text:p>Magicwrite (https://magicwrite.netlify.app) est une application générative de texte gratuite et sans compte. Génération parfois limitée en longueur et sans interaction possible avec le texte proposé.</text:p>
          </table:table-cell>
          <table:table-cell table:style-name="DataCell">
            <text:p>https://www.uneiaparjour.fr/magicwrite/</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11/2023</text:p>
          </table:table-cell>
        </table:table-row>
        <table:table-row>
          <table:table-cell table:style-name="EvenCell">
            <text:p>HistoryGPT</text:p>
          </table:table-cell>
          <table:table-cell table:style-name="EvenCell">
            <text:p>HistoryGPT (https://historygpt.art) rédige des « livres » d’histoire à partir d’un sujet qui est décliné en chapitres. Le dialogue est possible avec chaque chapitre généré via un chatbot. 5 générations gratuites, 6 langues dont le français.</text:p>
          </table:table-cell>
          <table:table-cell table:style-name="EvenCell">
            <text:p>https://www.uneiaparjour.fr/historygpt/</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11/2023</text:p>
          </table:table-cell>
        </table:table-row>
        <table:table-row>
          <table:table-cell table:style-name="DataCell">
            <text:p>Easy-Peasy</text:p>
          </table:table-cell>
          <table:table-cell table:style-name="DataCell">
            <text:p>Easy-Peasy (https://easy-peasy.ai) regroupe chatbot avec personas possibles, outils d’écriture, analyse dans documents et sites web, transcription audio et création d’images. 3000 mots, 5 images, 1 transcription par mois en version gratuite.</text:p>
          </table:table-cell>
          <table:table-cell table:style-name="DataCell">
            <text:p>https://www.uneiaparjour.fr/easy-peasy/</text:p>
          </table:table-cell>
          <table:table-cell table:style-name="CatCell">
            <text:p>documents</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5/11/2023</text:p>
          </table:table-cell>
        </table:table-row>
        <table:table-row>
          <table:table-cell table:style-name="EvenCell">
            <text:p>Pantheon</text:p>
          </table:table-cell>
          <table:table-cell table:style-name="EvenCell">
            <text:p>Pantheon (https://pantheon-ai.com) est un #chatbot qui permet de dialoguer via des « projets » constitués de nos propres sources chargées et de « personas », existantes ou crées. Gratuit avec une version payante. Source pour test : https://canotech.fr/a/35578/les-intelligences-artificielles-generatives…</text:p>
          </table:table-cell>
          <table:table-cell table:style-name="EvenCell">
            <text:p>https://www.uneiaparjour.fr/pantheon/</text:p>
          </table:table-cell>
          <table:table-cell table:style-name="EvenCatCell">
            <text:p>document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11/2023</text:p>
          </table:table-cell>
        </table:table-row>
        <table:table-row>
          <table:table-cell table:style-name="DataCell">
            <text:p>Distillery</text:p>
          </table:table-cell>
          <table:table-cell table:style-name="DataCell">
            <text:p>Distillery (https://followfox.ai) : outil de génération d’images avec 100 modèles disponibles (https://distillery-dev.github.io/site/Parameters/lora/lora/#loras-for-sd-15-models…). Augmentation et amélioration d’images, 10 requêtes par jour gratuites sur Discord.</text:p>
          </table:table-cell>
          <table:table-cell table:style-name="DataCell">
            <text:p>https://www.uneiaparjour.fr/distillery/</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11/2023</text:p>
          </table:table-cell>
        </table:table-row>
        <table:table-row>
          <table:table-cell table:style-name="EvenCell">
            <text:p>Game generator</text:p>
          </table:table-cell>
          <table:table-cell table:style-name="EvenCell">
            <text:p>Game generator (https://game-generator.com) crée des éléments graphiques destinés aux environnements jeux vidéos (autres possibles 😉 à partir d’un prompt ou d’une esquisse avec des styles et des types de génération définis. 5 générations gratuites.</text:p>
          </table:table-cell>
          <table:table-cell table:style-name="EvenCell">
            <text:p>https://www.uneiaparjour.fr/game-generator/</text:p>
          </table:table-cell>
          <table:table-cell table:style-name="EvenCatCell">
            <text:p>images</text:p>
          </table:table-cell>
          <table:table-cell table:style-name="EvenCatCell">
            <text:p>jeu 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11/2023</text:p>
          </table:table-cell>
        </table:table-row>
        <table:table-row>
          <table:table-cell table:style-name="DataCell">
            <text:p>Education Genius</text:p>
          </table:table-cell>
          <table:table-cell table:style-name="DataCell">
            <text:p>Education Genius (https://educationgenius.io) regroupe 45 outils pour accompagner les enseignants de la génération d’idées à l’évaluation. Interface (presque 😉 en FR et génération en FR. 20000 mots gratuits par mois (via forfait « beta user » dans adhésion).</text:p>
          </table:table-cell>
          <table:table-cell table:style-name="DataCell">
            <text:p>https://www.uneiaparjour.fr/education-genius/</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11/2023</text:p>
          </table:table-cell>
        </table:table-row>
        <table:table-row>
          <table:table-cell table:style-name="EvenCell">
            <text:p>Feedback</text:p>
          </table:table-cell>
          <table:table-cell table:style-name="EvenCell">
            <text:p>Feedback (http://feedback.gotlearning.com) propose des retours sur les textes ou copies chargés (1500 mots). Pré-prompts en EN, répond en FR si prompt rédigé. Gratuit, 100 requêtes/jour. Test avec corrigé bac philo @philomag : https://www.philomag.com/articles/corriges-du-bac-philo-filiere-generale-vouloir-la-paix-est-ce-vouloir-la-justice</text:p>
          </table:table-cell>
          <table:table-cell table:style-name="EvenCell">
            <text:p>https://www.uneiaparjour.fr/feedback/</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1/10/2023</text:p>
          </table:table-cell>
        </table:table-row>
        <table:table-row>
          <table:table-cell table:style-name="DataCell">
            <text:p>The Visualizer</text:p>
          </table:table-cell>
          <table:table-cell table:style-name="DataCell">
            <text:p>The Visualizer (https://www.thevisualizer.ai/) transforme un sujet en carte “infinie”, chaque point pouvant être développé à son tour ou réagencé. Export en image via bouton droit. Gratuit, sans compte et illimité avec GPT 3.5 dans sa version texte simple. Ajout du 11/02/24 : cet outil n’est plus gratuit, article archivé</text:p>
          </table:table-cell>
          <table:table-cell table:style-name="DataCell">
            <text:p>https://www.uneiaparjour.fr/the-visualizer/</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10/2023</text:p>
          </table:table-cell>
        </table:table-row>
        <table:table-row>
          <table:table-cell table:style-name="EvenCell">
            <text:p>Idefics</text:p>
          </table:table-cell>
          <table:table-cell table:style-name="EvenCell">
            <text:p>Idefics (https://huggingface.co/spaces/HuggingFaceM4/idefics_playground…), modèle de langage visuel, répond aux questions posées sur des images. Accepte le FR, réponse en EN. Gratuit, open source. Sources des tests : https://remonterletemps.ign.fr/ et https://fr.wikipedia.org/</text:p>
          </table:table-cell>
          <table:table-cell table:style-name="EvenCell">
            <text:p>https://www.uneiaparjour.fr/idefics/</text:p>
          </table:table-cell>
          <table:table-cell table:style-name="EvenCatCell">
            <text:p>images</text:p>
          </table:table-cell>
          <table:table-cell table:style-name="EvenCatCell">
            <text:p>open sourc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29/10/2023</text:p>
          </table:table-cell>
        </table:table-row>
        <table:table-row>
          <table:table-cell table:style-name="DataCell">
            <text:p>Imagine.art</text:p>
          </table:table-cell>
          <table:table-cell table:style-name="DataCell">
            <text:p>Imagine (https://imagine.art) génère des images à partir de 30 modèles et 80 styles. Image to image, aide au prompt, remix, suppression / régénération sur une partie d’image… 4 gratuites toutes les 4h ou accès via pub, webapp / discord / iOS / android</text:p>
          </table:table-cell>
          <table:table-cell table:style-name="DataCell">
            <text:p>https://www.uneiaparjour.fr/imagineart/</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10/2023</text:p>
          </table:table-cell>
        </table:table-row>
        <table:table-row>
          <table:table-cell table:style-name="EvenCell">
            <text:p>Courses</text:p>
          </table:table-cell>
          <table:table-cell table:style-name="EvenCell">
            <text:p>Courses (https://courses.ai) propose en version gratuite de créer un cours version texte à envoyer par courriel, du titre à la rédaction des leçons en passant par la page d’inscription. En EN, accepte et génère le plus souvent en FR.</text:p>
          </table:table-cell>
          <table:table-cell table:style-name="EvenCell">
            <text:p>https://www.uneiaparjour.fr/courses/</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7/10/2023</text:p>
          </table:table-cell>
        </table:table-row>
        <table:table-row>
          <table:table-cell table:style-name="DataCell">
            <text:p>Xmind Copilot</text:p>
          </table:table-cell>
          <table:table-cell table:style-name="DataCell">
            <text:p>Xmind Copilot (https://xmind.ai) : Xmind en version IA. Création de cartes avec un prompt, une carte existante, un document Markdown, écriture d’articles à partir de la carte. 5000 tokens gratuits (=une carte). Quelques mots mal générés en FR.</text:p>
          </table:table-cell>
          <table:table-cell table:style-name="DataCell">
            <text:p>https://www.uneiaparjour.fr/xmind-copilot/</text:p>
          </table:table-cell>
          <table:table-cell table:style-name="CatCell">
            <text:p>mindmap</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10/2023</text:p>
          </table:table-cell>
        </table:table-row>
        <table:table-row>
          <table:table-cell table:style-name="EvenCell">
            <text:p>Morph Studio</text:p>
          </table:table-cell>
          <table:table-cell table:style-name="EvenCell">
            <text:p>Morph Studio (https://morphstudio.xyz) crée de courtes vidéos à partir d’un prompt via Discord. Ajout de détails et plusieurs générations à partir du même prompt possibles. Création de memes et d’images cartoon avec 2 autres bots. Gratuit avec compte Discord. Deux autres tests dans ce post Twitter / X : https://x.com/bertrandformet/status/1696602495504482629?s=2</text:p>
          </table:table-cell>
          <table:table-cell table:style-name="EvenCell">
            <text:p>https://www.uneiaparjour.fr/morph-studio/</text:p>
          </table:table-cell>
          <table:table-cell table:style-name="EvenCatCell">
            <text:p>usage illimité</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10/2023</text:p>
          </table:table-cell>
        </table:table-row>
        <table:table-row>
          <table:table-cell table:style-name="DataCell">
            <text:p>Pi</text:p>
          </table:table-cell>
          <table:table-cell table:style-name="DataCell">
            <text:p>Pi (http://pi.ai / @heypi_ai) le chatbot « empathique », allant des connaissances générales aux réponses plus personnelles, est désormais connecté (avec hallucinations ;). Gratuit, en ligne, sur iOS et en dm sur les messageries, avec audio.</text:p>
          </table:table-cell>
          <table:table-cell table:style-name="DataCell">
            <text:p>https://www.uneiaparjour.fr/pi/</text:p>
          </table:table-cell>
          <table:table-cell table:style-name="CatCell">
            <text:p>chatbot</text:p>
          </table:table-cell>
          <table:table-cell table:style-name="CatCell">
            <text:p>LLM</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4/10/2023</text:p>
          </table:table-cell>
        </table:table-row>
        <table:table-row>
          <table:table-cell table:style-name="EvenCell">
            <text:p>Pitchgrade</text:p>
          </table:table-cell>
          <table:table-cell table:style-name="EvenCell">
            <text:p>Pitchgrade (https://pitchgrade.com) génère le plan d’une présentation en version texte à partir d’un prompt et du public ciblé. 180 langues et 300 modèles de présentation disponibles. Export au format txt.</text:p>
          </table:table-cell>
          <table:table-cell table:style-name="EvenCell">
            <text:p>https://www.uneiaparjour.fr/pitchgrade/</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10/2023</text:p>
          </table:table-cell>
        </table:table-row>
        <table:table-row>
          <table:table-cell table:style-name="DataCell">
            <text:p>ShortVideoGen</text:p>
          </table:table-cell>
          <table:table-cell table:style-name="DataCell">
            <text:p>ShortVideoGen (https://shortgen.video) génère de courtes vidéos avec musique (maxi 12s) à partir d’un prompt. Choix du nombre d’images/sec. 5 générations gratuites. Tests à 3, 12, 24 images à retrouver ici. On voit par contre bien la source des données !</text:p>
          </table:table-cell>
          <table:table-cell table:style-name="DataCell">
            <text:p>https://www.uneiaparjour.fr/shortvideogen/</text:p>
          </table:table-cell>
          <table:table-cell table:style-name="CatCell">
            <text:p>musiqu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10/2023</text:p>
          </table:table-cell>
        </table:table-row>
        <table:table-row>
          <table:table-cell table:style-name="EvenCell">
            <text:p>Teachmate</text:p>
          </table:table-cell>
          <table:table-cell table:style-name="EvenCell">
            <text:p>Teachmate (https://teachmateai.com) propose des outils dédiés aux enseignants, 11 accessibles gratuitement (en jaune). Accepte le FR mais génère en EN. Tests : – génération d’activités : https://codimd.apps.education.fr/IenFOBenTbuoxZEhLD0g5A?view – concept expliqué : https://codimd.apps.education.fr/Yx54xHErSg2FGqBJSCeUwg?view</text:p>
          </table:table-cell>
          <table:table-cell table:style-name="EvenCell">
            <text:p>https://www.uneiaparjour.fr/teachmate/</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10/2023</text:p>
          </table:table-cell>
        </table:table-row>
        <table:table-row>
          <table:table-cell table:style-name="DataCell">
            <text:p>Lensgo</text:p>
          </table:table-cell>
          <table:table-cell table:style-name="DataCell">
            <text:p>Lensgo (https://lensgo.ai) génère images et vidéos (souvent psychédéliques dans les tests;). Plusieurs styles et tailles possibles, mouvement pour les vidéos, possibilité de créer et d’entraîner ses propres modèles. Beta gratuite (illimitée ?).</text:p>
          </table:table-cell>
          <table:table-cell table:style-name="DataCell">
            <text:p>https://www.uneiaparjour.fr/lensgo/</text:p>
          </table:table-cell>
          <table:table-cell table:style-name="CatCell">
            <text:p>images</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10/2023</text:p>
          </table:table-cell>
        </table:table-row>
        <table:table-row>
          <table:table-cell table:style-name="EvenCell">
            <text:p>Storybooks</text:p>
          </table:table-cell>
          <table:table-cell table:style-name="EvenCell">
            <text:p>Storybooks (http://storybooks.app) génère des histoires à partir d’un prompt. En version gratuite, 3 styles d’images, 3 activités, âge, langue + adaptation enfants à besoins particuliers. Test : https://www.storybooks.app/story/JhEeCQcECu et https://www.storybooks.app/story/QEhnqILMyx</text:p>
          </table:table-cell>
          <table:table-cell table:style-name="EvenCell">
            <text:p>https://www.uneiaparjour.fr/storybooks/</text:p>
          </table:table-cell>
          <table:table-cell table:style-name="EvenCatCell">
            <text:p>histoires enfants</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9/10/2023</text:p>
          </table:table-cell>
        </table:table-row>
        <table:table-row>
          <table:table-cell table:style-name="DataCell">
            <text:p>Moonvalley</text:p>
          </table:table-cell>
          <table:table-cell table:style-name="DataCell">
            <text:p>Moonvalley (https://moonvalley.ai) : un prompt, un style, une durée et une vidéo est générée. En version beta sur discord, gratuit et illimité. La génération peut être longue, activer les notifications ou passer par la recherche « mentions:votrepseudo ».</text:p>
          </table:table-cell>
          <table:table-cell table:style-name="DataCell">
            <text:p>https://www.uneiaparjour.fr/moonvalley/</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10/2023</text:p>
          </table:table-cell>
        </table:table-row>
        <table:table-row>
          <table:table-cell table:style-name="EvenCell">
            <text:p>SimpleGPT</text:p>
          </table:table-cell>
          <table:table-cell table:style-name="EvenCell">
            <text:p>SimpleGPT (https://asakura42.github.io/SimpleGPT) : chatGPT et AgentGPT (“auto mode”) dans un même outil, gratuit, sans compte et open source. Une première capture ChatGPT et (longue) génération d’AgentGPT testée sur le même prompt : https://codimd.apps.education.fr/7EJGKCMLRjGt-tFV7aqwjw</text:p>
          </table:table-cell>
          <table:table-cell table:style-name="EvenCell">
            <text:p>https://www.uneiaparjour.fr/simplegpt/</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10/2023</text:p>
          </table:table-cell>
        </table:table-row>
        <table:table-row>
          <table:table-cell table:style-name="DataCell">
            <text:p>Copula</text:p>
          </table:table-cell>
          <table:table-cell table:style-name="DataCell">
            <text:p>Copula (http://copula.ai) permet l’échange avec des pdf, .doc, txt, html et pages web. Docs jusqu’à 2000p. annoncés. Gratuit et sans compte. Tests depuis https://edunumrech.hypotheses.org/9934 / https://reseau-canope.fr/agence-des-usages/intelligence-artificielle.html… / programmes cycle 3. Peut parfois sortir du cadre du document, bien préciser que la demande concerne le document chargé.</text:p>
          </table:table-cell>
          <table:table-cell table:style-name="DataCell">
            <text:p>https://www.uneiaparjour.fr/copula/</text:p>
          </table:table-cell>
          <table:table-cell table:style-name="CatCell">
            <text:p>document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6/10/2023</text:p>
          </table:table-cell>
        </table:table-row>
        <table:table-row>
          <table:table-cell table:style-name="EvenCell">
            <text:p>Aiva</text:p>
          </table:table-cell>
          <table:table-cell table:style-name="EvenCell">
            <text:p>Aiva (http://aiva.ai) génère des musiques jusqu’à 3 min en version gratuite (3 tél./mois). Éditeur avancé, générations illimitées, radios, appli Windows/Mac/Linux. Tests : https://creators.aiva.ai/publicPlayer?c=652ba0446fda29a03abcaed0 et https://creators.aiva.ai/publicPlayer?c=652c4342bef58b3564dc33a</text:p>
          </table:table-cell>
          <table:table-cell table:style-name="EvenCell">
            <text:p>https://www.uneiaparjour.fr/aiva/</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10/2023</text:p>
          </table:table-cell>
        </table:table-row>
        <table:table-row>
          <table:table-cell table:style-name="DataCell">
            <text:p>Zizoto</text:p>
          </table:table-cell>
          <table:table-cell table:style-name="DataCell">
            <text:p>Zizoto (https://zizoto.com) génère des images avec Stable Diffusion SDXL depuis une appli iOS ou Android. Remix des images, galerie, partage avec prompts visibles et suivi d’autres utilisateurs. Gratuit (avec impression payante d’images)</text:p>
          </table:table-cell>
          <table:table-cell table:style-name="DataCell">
            <text:p>https://www.uneiaparjour.fr/zizoto/</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10/2023</text:p>
          </table:table-cell>
        </table:table-row>
        <table:table-row>
          <table:table-cell table:style-name="EvenCell">
            <text:p>Zapt</text:p>
          </table:table-cell>
          <table:table-cell table:style-name="EvenCell">
            <text:p>Zapt (http://zapt.ai) : création d’applications web basées sur ChatGPT à partir de modèles ou à partir d’un prompt. Applis autonomes accessibles via URL et catalogue. Gratuit (et illimité ?). Test ici : https://app.zapt.ai/deployed-app/4778e9b8-94f1-4a7b-a574-e83f64108aaa…</text:p>
          </table:table-cell>
          <table:table-cell table:style-name="EvenCell">
            <text:p>https://www.uneiaparjour.fr/zapt/</text:p>
          </table:table-cell>
          <table:table-cell table:style-name="EvenCatCell">
            <text:p>chatbot</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10/2023</text:p>
          </table:table-cell>
        </table:table-row>
        <table:table-row>
          <table:table-cell table:style-name="DataCell">
            <text:p>Waveformer</text:p>
          </table:table-cell>
          <table:table-cell table:style-name="DataCell">
            <text:p>Waveformer (https://waveformer.replicate.dev) génère un morceau de musique jusqu’à 30 sec à partir d’un prompt, basé sur MusicGen. Export audio ou vidéo, url pour le partage. Tests : https://waveformer.replicate.dev/music/k2mnombba4a5ejw4q3n3lm4toq et https://waveformer.replicate.dev/music/ra22aljbwz2anfbyofp74hie5i</text:p>
          </table:table-cell>
          <table:table-cell table:style-name="DataCell">
            <text:p>https://www.uneiaparjour.fr/waveformer/</text:p>
          </table:table-cell>
          <table:table-cell table:style-name="CatCell">
            <text:p>musique</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DataCell">
            <text:p>11/10/2023</text:p>
          </table:table-cell>
        </table:table-row>
        <table:table-row>
          <table:table-cell table:style-name="EvenCell">
            <text:p>CourseGen</text:p>
          </table:table-cell>
          <table:table-cell table:style-name="EvenCell">
            <text:p>CourseGen (https://coursegen.ai) génére des cours en ligne (texte seul) à partir d’un simple prompt. 2 cours générés gratuitement. Test à retrouver ici : https://coursegen.ai/course/048866bc-0411-462a-b94f-defab47c4e8b…</text:p>
          </table:table-cell>
          <table:table-cell table:style-name="EvenCell">
            <text:p>https://www.uneiaparjour.fr/coursegen/</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10/2023</text:p>
          </table:table-cell>
        </table:table-row>
        <table:table-row>
          <table:table-cell table:style-name="DataCell">
            <text:p>Llava</text:p>
          </table:table-cell>
          <table:table-cell table:style-name="DataCell">
            <text:p>Llava (https://llava.hliu.cc) ou quand une IA générative décrit les images. Gratuit, illimité et open source. Dialogue possible grâce au chatbot. Page du projet : https://llava-vl.github.io . Images pour le test : https://pixabay.com/fr/photos/nageur-baignade-route-rue-1678307/… et #triptober</text:p>
          </table:table-cell>
          <table:table-cell table:style-name="DataCell">
            <text:p>https://www.uneiaparjour.fr/llava/</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10/2023</text:p>
          </table:table-cell>
        </table:table-row>
        <table:table-row>
          <table:table-cell table:style-name="EvenCell">
            <text:p>Shortbread</text:p>
          </table:table-cell>
          <table:table-cell table:style-name="EvenCell">
            <text:p>Shortbread (http://shortbread.ai) génère des planches de BD / manga ou de webtoons à partir d’un prompt. Choix du modèle de page, images modifiables, accès aux prompts, textes et bulles éditables. 50 générations gratuites (planche ou image).</text:p>
          </table:table-cell>
          <table:table-cell table:style-name="EvenCell">
            <text:p>https://www.uneiaparjour.fr/shortbread/</text:p>
          </table:table-cell>
          <table:table-cell table:style-name="EvenCatCell">
            <text:p>bande dessinée</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8/10/2023</text:p>
          </table:table-cell>
        </table:table-row>
        <table:table-row>
          <table:table-cell table:style-name="DataCell">
            <text:p>TeacherAIde</text:p>
          </table:table-cell>
          <table:table-cell table:style-name="DataCell">
            <text:p>TeacherAIde (https://teachersaide.io) génère plans/déroulés de séances, expériences, évaluations et courriels. FR accepté mais en EN. Gratuit.Ex : – Lesson https://codimd.apps.education.fr/s/AlGLtb_ku – Worksheet https://codimd.apps.education.fr/s/bi8GANiTE – Labs https://codimd.apps.education.fr/s/l0Iziu7mO</text:p>
          </table:table-cell>
          <table:table-cell table:style-name="DataCell">
            <text:p>https://www.uneiaparjour.fr/teacheraide/</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10/2023</text:p>
          </table:table-cell>
        </table:table-row>
        <table:table-row>
          <table:table-cell table:style-name="EvenCell">
            <text:p>Flush AI</text:p>
          </table:table-cell>
          <table:table-cell table:style-name="EvenCell">
            <text:p>Flush AI (http://flushai.cloud) génère des image à partir de 6 modèles ou de modèles importés de http://civitai.com. Réglage fin possible. Version beta, 100 générations gratuites par mois.</text:p>
          </table:table-cell>
          <table:table-cell table:style-name="EvenCell">
            <text:p>https://www.uneiaparjour.fr/flush-ai/</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10/2023</text:p>
          </table:table-cell>
        </table:table-row>
        <table:table-row>
          <table:table-cell table:style-name="DataCell">
            <text:p>GptBeaver</text:p>
          </table:table-cell>
          <table:table-cell table:style-name="DataCell">
            <text:p>Un chatbot personnalisé en quelques minutes à partir d’un prompt et accessible via une simple URL ? Voici GptBeaver (https://gptbeaver.com) ! Gratuit. Testé ici : https://gptbeaver.com/chat/formateurIA…</text:p>
          </table:table-cell>
          <table:table-cell table:style-name="DataCell">
            <text:p>https://www.uneiaparjour.fr/gptbeaver/</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10/2023</text:p>
          </table:table-cell>
        </table:table-row>
        <table:table-row>
          <table:table-cell table:style-name="EvenCell">
            <text:p>Notedly</text:p>
          </table:table-cell>
          <table:table-cell table:style-name="EvenCell">
            <text:p>Notedly (https://notedly.ai) résume et donne les points clés d’un texte copié/collé, d’un document chargé, d’un site ou vidéo YouTube. Possible dialogue avec un chatbot sur ces documents. Export pdf proposé. 10000 mots générés par mois gratuits.</text:p>
          </table:table-cell>
          <table:table-cell table:style-name="EvenCell">
            <text:p>https://www.uneiaparjour.fr/notedly/</text:p>
          </table:table-cell>
          <table:table-cell table:style-name="EvenCatCell">
            <text:p>documents</text:p>
          </table:table-cell>
          <table:table-cell table:style-name="EvenCatCell">
            <text:p>texte</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ell">
            <text:p>04/10/2023</text:p>
          </table:table-cell>
        </table:table-row>
        <table:table-row>
          <table:table-cell table:style-name="DataCell">
            <text:p>EducatorLab</text:p>
          </table:table-cell>
          <table:table-cell table:style-name="DataCell">
            <text:p>EducatorLab (https://educatorlab.org) génère des plans de séances et des activités pédagogiques à partir d’un court formulaire. Export en doc et pdf. 5 générations gratuites et certaines générations en beta non créditées.</text:p>
          </table:table-cell>
          <table:table-cell table:style-name="DataCell">
            <text:p>https://www.uneiaparjour.fr/educatorlab/</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10/2023</text:p>
          </table:table-cell>
        </table:table-row>
        <table:table-row>
          <table:table-cell table:style-name="EvenCell">
            <text:p>Stretch</text:p>
          </table:table-cell>
          <table:table-cell table:style-name="EvenCell">
            <text:p>Stretch (https://stretch.education) propose d’explorer un sujet visuellement via une carte mentale à bulles “infinies”. Plusieurs niveaux de complexité disponibles pour une exploration adaptée au niveau de connaissance. Gratuit et sans compte.</text:p>
          </table:table-cell>
          <table:table-cell table:style-name="EvenCell">
            <text:p>https://www.uneiaparjour.fr/stretch/</text:p>
          </table:table-cell>
          <table:table-cell table:style-name="EvenCatCell">
            <text:p>éducation</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02/10/2023</text:p>
          </table:table-cell>
        </table:table-row>
        <table:table-row>
          <table:table-cell table:style-name="DataCell">
            <text:p>Dall-e 3</text:p>
          </table:table-cell>
          <table:table-cell table:style-name="DataCell">
            <text:p>Dall-e 3 (https://openai.com/dall-e-3) est désormais disponible dans Bing Chat – Copilot (et depuis https://www.bing.com/images/create) : le texte demandé dans le prompt peut désormais être généré dans l’image produite. Gratuit. Via @AlainGoudey.</text:p>
          </table:table-cell>
          <table:table-cell table:style-name="DataCell">
            <text:p>https://www.uneiaparjour.fr/dall-e/</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10/2023</text:p>
          </table:table-cell>
        </table:table-row>
        <table:table-row>
          <table:table-cell table:style-name="EvenCell">
            <text:p>Chromox</text:p>
          </table:table-cell>
          <table:table-cell table:style-name="EvenCell">
            <text:p>Chromox (https://chromox.alkaidvision.com) transforme un prompt en une courte vidéo. Générations publiques et live. Possibilité d’alimenter le prompt avec image ou vidéo, remix des prompts de l’ensemble des générations. Partage, galerie. Gratuit en version beta.</text:p>
          </table:table-cell>
          <table:table-cell table:style-name="EvenCell">
            <text:p>https://www.uneiaparjour.fr/chromox/</text:p>
          </table:table-cell>
          <table:table-cell table:style-name="EvenCatCell">
            <text:p>usage illimité</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9/2023</text:p>
          </table:table-cell>
        </table:table-row>
        <table:table-row>
          <table:table-cell table:style-name="DataCell">
            <text:p>Babs</text:p>
          </table:table-cell>
          <table:table-cell table:style-name="DataCell">
            <text:p>Babs (https://babs.ai) : un chatbot pour Telegram qui permet d’interroger des documents, les résumer et répondre à des quiz générés à partir de ces docs. En EN mais accepte le FR. Gratuit. Test avec prog. cycle 3 et https://education.gouv.fr/strategie-du-numerique-pour-l-education-2023-2027-344263</text:p>
          </table:table-cell>
          <table:table-cell table:style-name="DataCell">
            <text:p>https://www.uneiaparjour.fr/babs/</text:p>
          </table:table-cell>
          <table:table-cell table:style-name="CatCell">
            <text:p>chatbot</text:p>
          </table:table-cell>
          <table:table-cell table:style-name="CatCell">
            <text:p>documents</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DataCell">
            <text:p>29/09/2023</text:p>
          </table:table-cell>
        </table:table-row>
        <table:table-row>
          <table:table-cell table:style-name="EvenCell">
            <text:p>AcademicGPT</text:p>
          </table:table-cell>
          <table:table-cell table:style-name="EvenCell">
            <text:p>AcademicGPT (https://academicgpt.net) aide à la rédaction de textes « académiques » à partir d’un pdf. Plusieurs outils proposés (1ère capture). Un chatbot permet d’affiner les réponses données. Génère en EN mais traduit à la demande. Gratuit.</text:p>
          </table:table-cell>
          <table:table-cell table:style-name="EvenCell">
            <text:p>https://www.uneiaparjour.fr/academicgpt/</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9/2023</text:p>
          </table:table-cell>
        </table:table-row>
        <table:table-row>
          <table:table-cell table:style-name="DataCell">
            <text:p>Andisearch</text:p>
          </table:table-cell>
          <table:table-cell table:style-name="DataCell">
            <text:p>Andisearch (https://andisearch.com) est un moteur de recherche gratuit et sans compte avec une IA générative de texte : résultats ciblés, résume, explique, recherche avancée en langage naturel, lecteur… Ouverture des pages externes sans traqueurs.</text:p>
          </table:table-cell>
          <table:table-cell table:style-name="DataCell">
            <text:p>https://www.uneiaparjour.fr/andisearch/</text:p>
          </table:table-cell>
          <table:table-cell table:style-name="CatCell">
            <text:p>recherche</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9/2023</text:p>
          </table:table-cell>
        </table:table-row>
        <table:table-row>
          <table:table-cell table:style-name="EvenCell">
            <text:p>Magicast</text:p>
          </table:table-cell>
          <table:table-cell table:style-name="EvenCell">
            <text:p>Magicast (https://magicast.ai) génère la présentation audio d’un sujet donné à la manière d’un épisode de podcast. FR accepté mais génère en EN. Gratuit. Test : https://magicast.ai/share?castid=-NfHyAeanUpVNuGSosmm… (Génération en FR pas maîtrisée, ex : https://magicast.ai/share?castid=-NfHzPxbp6f3ADjp65qR…)</text:p>
          </table:table-cell>
          <table:table-cell table:style-name="EvenCell">
            <text:p>https://www.uneiaparjour.fr/magicast/</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9/2023</text:p>
          </table:table-cell>
        </table:table-row>
        <table:table-row>
          <table:table-cell table:style-name="DataCell">
            <text:p>Zeebra</text:p>
          </table:table-cell>
          <table:table-cell table:style-name="DataCell">
            <text:p>Zeebra (http://zeebra.ai) traduit et double des vidéos importées ou sur YouTube en 27 langues. Via Discord. Version alpha illimitée. Test avec la vidéo CC BY @FlowersINRIA : http://youtu.be/K8gOvC8gvB4 en JP et EN : http://zeebra.ai/dub/9d58e4bf-a</text:p>
          </table:table-cell>
          <table:table-cell table:style-name="DataCell">
            <text:p>https://www.uneiaparjour.fr/zeebra/</text:p>
          </table:table-cell>
          <table:table-cell table:style-name="CatCell">
            <text:p>langues</text:p>
          </table:table-cell>
          <table:table-cell table:style-name="CatCell">
            <text:p>usage illimité</text:p>
          </table:table-cell>
          <table:table-cell table:style-name="CatCell">
            <text:p>vidéo</text:p>
          </table:table-cell>
          <table:table-cell table:style-name="CatCell">
            <text:p>youtube</text:p>
          </table:table-cell>
          <table:table-cell table:style-name="CatCell">
            <text:p/>
          </table:table-cell>
          <table:table-cell table:style-name="CatCell">
            <text:p/>
          </table:table-cell>
          <table:table-cell table:style-name="DataCell">
            <text:p>25/09/2023</text:p>
          </table:table-cell>
        </table:table-row>
        <table:table-row>
          <table:table-cell table:style-name="EvenCell">
            <text:p>Qreative</text:p>
          </table:table-cell>
          <table:table-cell table:style-name="EvenCell">
            <text:p>Qreative (https://www.qreative.ai/) : création de QR code avec génération d’images à partir d’un prompt. Plusieurs modèles, styles et formats. ChatGPT en aide à la formulation de prompts. Gratuit, en version beta sur liste d’attente.</text:p>
          </table:table-cell>
          <table:table-cell table:style-name="EvenCell">
            <text:p>https://www.uneiaparjour.fr/qreative/</text:p>
          </table:table-cell>
          <table:table-cell table:style-name="EvenCatCell">
            <text:p>images</text:p>
          </table:table-cell>
          <table:table-cell table:style-name="EvenCatCell">
            <text:p>qr cod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9/2023</text:p>
          </table:table-cell>
        </table:table-row>
        <table:table-row>
          <table:table-cell table:style-name="DataCell">
            <text:p>FlashcardX</text:p>
          </table:table-cell>
          <table:table-cell table:style-name="DataCell">
            <text:p>FlashcardX (https://ai.flashcardx.com) crée des flash cards à partir d’un texte copié collé. Gratuit, open source et compte non obligatoire. Source pour le test : bulletin de veille IA @reseau_canope : https://reseau-canope.fr/fileadmin/user_upload/Projets/agence_des_usages/6855_BulletinVeille_1ia.pdf…</text:p>
          </table:table-cell>
          <table:table-cell table:style-name="DataCell">
            <text:p>https://www.uneiaparjour.fr/flashcardx/</text:p>
          </table:table-cell>
          <table:table-cell table:style-name="CatCell">
            <text:p>éducation</text:p>
          </table:table-cell>
          <table:table-cell table:style-name="CatCell">
            <text:p>open source</text:p>
          </table:table-cell>
          <table:table-cell table:style-name="CatCell">
            <text:p>quiz et flashcards</text:p>
          </table:table-cell>
          <table:table-cell table:style-name="CatCell">
            <text:p>sans compte</text:p>
          </table:table-cell>
          <table:table-cell table:style-name="CatCell">
            <text:p>texte</text:p>
          </table:table-cell>
          <table:table-cell table:style-name="CatCell">
            <text:p/>
          </table:table-cell>
          <table:table-cell table:style-name="DataCell">
            <text:p>23/09/2023</text:p>
          </table:table-cell>
        </table:table-row>
        <table:table-row>
          <table:table-cell table:style-name="EvenCell">
            <text:p>Capcut “texte en image”</text:p>
          </table:table-cell>
          <table:table-cell table:style-name="EvenCell">
            <text:p>Capcut (https://capcut.com), éditeur vidéo, très utilisé pour les contenus réseaux sociaux, a ajouté la fonction « texte en image » (menu « modifier ») à ses outils. Gratuit et illimité avec paramétrage et banque de prompt.</text:p>
          </table:table-cell>
          <table:table-cell table:style-name="EvenCell">
            <text:p>https://www.uneiaparjour.fr/capcut-texte-en-image/</text:p>
          </table:table-cell>
          <table:table-cell table:style-name="EvenCatCell">
            <text:p>imag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9/2023</text:p>
          </table:table-cell>
        </table:table-row>
        <table:table-row>
          <table:table-cell table:style-name="DataCell">
            <text:p>Chatmind</text:p>
          </table:table-cell>
          <table:table-cell table:style-name="DataCell">
            <text:p>Chatmind (chatmind.tech/fr) est un outil de génération de cartes mentales à partir de chatGPT. 5 à 6 générations gratuites par jour. Cartes non éditables dans la version d’essai mais export xmind proposé.</text:p>
          </table:table-cell>
          <table:table-cell table:style-name="DataCell">
            <text:p>https://www.uneiaparjour.fr/chatmind/</text:p>
          </table:table-cell>
          <table:table-cell table:style-name="CatCell">
            <text:p>mindmap</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9/2023</text:p>
          </table:table-cell>
        </table:table-row>
        <table:table-row>
          <table:table-cell table:style-name="EvenCell">
            <text:p>Eduaide</text:p>
          </table:table-cell>
          <table:table-cell table:style-name="EvenCell">
            <text:p>Eduaide (https://eduaide.ai) : un outil multiple assistant de l’enseignant. Plus de 100 types de générations définies, plan de cours, activités de classe, correction de copies, mails, chatbot, générateur de quiz… Beta, gratuit et illimité.</text:p>
          </table:table-cell>
          <table:table-cell table:style-name="EvenCell">
            <text:p>https://www.uneiaparjour.fr/eduaide/</text:p>
          </table:table-cell>
          <table:table-cell table:style-name="EvenCatCell">
            <text:p>éducation</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0/09/2023</text:p>
          </table:table-cell>
        </table:table-row>
        <table:table-row>
          <table:table-cell table:style-name="DataCell">
            <text:p>Noowai</text:p>
          </table:table-cell>
          <table:table-cell table:style-name="DataCell">
            <text:p>Noowai (https://noowai.com) un chatbot basé sur une IA générative de texte d’OpenAI (cf 2ème capture). Gratuit et sans compte (une publicité peut apparaître en haut de page au démarrage).</text:p>
          </table:table-cell>
          <table:table-cell table:style-name="DataCell">
            <text:p>https://www.uneiaparjour.fr/noowai/</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9/09/2023</text:p>
          </table:table-cell>
        </table:table-row>
        <table:table-row>
          <table:table-cell table:style-name="EvenCell">
            <text:p>Ask2end</text:p>
          </table:table-cell>
          <table:table-cell table:style-name="EvenCell">
            <text:p>Ask2end (ask2end.com) : une question posée sur un sujet donné, Ask2End y répond puis produit une nouvelle question / réponse jusqu’à épuisement des questions qu’il est capable de générer. Basé sur ChatGPT. Gratuit sans compte et open source.</text:p>
          </table:table-cell>
          <table:table-cell table:style-name="EvenCell">
            <text:p>https://www.uneiaparjour.fr/ask2end-ask2endcom-une-question-posee-sur-un/</text:p>
          </table:table-cell>
          <table:table-cell table:style-name="EvenCatCell">
            <text:p>open source</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18/09/2023</text:p>
          </table:table-cell>
        </table:table-row>
        <table:table-row>
          <table:table-cell table:style-name="DataCell">
            <text:p>Learn.xyz</text:p>
          </table:table-cell>
          <table:table-cell table:style-name="DataCell">
            <text:p>Learn.xyz, appli iOS / Google Play, propose une banque de sujets développés par l’IA en 5 courtes pages + 1 quiz. Un sujet n’existe pas, l’IA le crée. Incitation à 1 sujet par jour avec la plus longue suite possible. Plutôt en EN. Gratuit.</text:p>
          </table:table-cell>
          <table:table-cell table:style-name="DataCell">
            <text:p>https://www.uneiaparjour.fr/learnxyz/</text:p>
          </table:table-cell>
          <table:table-cell table:style-name="CatCell">
            <text:p>éducation</text:p>
          </table:table-cell>
          <table:table-cell table:style-name="CatCell">
            <text:p>quiz et flashcards</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DataCell">
            <text:p>17/09/2023</text:p>
          </table:table-cell>
        </table:table-row>
        <table:table-row>
          <table:table-cell table:style-name="EvenCell">
            <text:p>Magma Tutor</text:p>
          </table:table-cell>
          <table:table-cell table:style-name="EvenCell">
            <text:p>Magma Tutor (magmatutor.com par MAGMA Learning, Suisse) accompagne l’apprentissage à partir d’un sujet, texte, pdf ou vidéo avec des qcm et textes à trous. Réponses interrogeables, suivi des progrès. Compte gratuit avec génération simple.</text:p>
          </table:table-cell>
          <table:table-cell table:style-name="EvenCell">
            <text:p>https://www.uneiaparjour.fr/magma-tutor/</text:p>
          </table:table-cell>
          <table:table-cell table:style-name="EvenCatCell">
            <text:p>documents</text:p>
          </table:table-cell>
          <table:table-cell table:style-name="EvenCatCell">
            <text:p>éducation</text:p>
          </table:table-cell>
          <table:table-cell table:style-name="EvenCatCell">
            <text:p>quiz et flashcards</text:p>
          </table:table-cell>
          <table:table-cell table:style-name="EvenCatCell">
            <text:p>usage illimité</text:p>
          </table:table-cell>
          <table:table-cell table:style-name="EvenCatCell">
            <text:p>youtube</text:p>
          </table:table-cell>
          <table:table-cell table:style-name="EvenCatCell">
            <text:p/>
          </table:table-cell>
          <table:table-cell table:style-name="EvenCell">
            <text:p>16/09/2023</text:p>
          </table:table-cell>
        </table:table-row>
        <table:table-row>
          <table:table-cell table:style-name="DataCell">
            <text:p>Stable Audio</text:p>
          </table:table-cell>
          <table:table-cell table:style-name="DataCell">
            <text:p>Stable audio (stableaudio.com) : un prompt et le 1er outil de génération audio de @StabilityAI crée un morceau de musique instrumental. Pas toujours mélodieux, semble + précis en EN qu’en FR. 20 morceaux de 45 s. en mp3 / mois en version gratuite.</text:p>
          </table:table-cell>
          <table:table-cell table:style-name="DataCell">
            <text:p>https://www.uneiaparjour.fr/stable-audio/</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9/2023</text:p>
          </table:table-cell>
        </table:table-row>
        <table:table-row>
          <table:table-cell table:style-name="EvenCell">
            <text:p>Botpress</text:p>
          </table:table-cell>
          <table:table-cell table:style-name="EvenCell">
            <text:p>Un chatbot basé sur ChatGPT créé pour ses propres usages ? Botpress (https://botpress.com) le crée avec alimentation par sites ou documents. Entièrement paramétrable, données de suivi et intégration sur sites ou messageries. 1000 requêtes gratuites/mois.</text:p>
          </table:table-cell>
          <table:table-cell table:style-name="EvenCell">
            <text:p>https://www.uneiaparjour.fr/botpress/</text:p>
          </table:table-cell>
          <table:table-cell table:style-name="EvenCatCell">
            <text:p>chatbot</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9/2023</text:p>
          </table:table-cell>
        </table:table-row>
        <table:table-row>
          <table:table-cell table:style-name="DataCell">
            <text:p>Suno</text:p>
          </table:table-cell>
          <table:table-cell table:style-name="DataCell">
            <text:p>Suno (https://suno.ai – beta sur discord) : un texte collé ou généré par ChatGPT, un style de musique et 2 morceaux sont créés (extensibles). 50 langues supportées dont le français. Gratuit. Tests depuis https://gallica.bnf.fr/ark:/12148/bpt6k70861t/f149.item.zoom Ajout au 20/12/23 : Suno est désormais intégré à Copilot de Microsoft https://www.blogdumoderateur.com/microsoft-copilot-comment-generer-chanson-ia/</text:p>
          </table:table-cell>
          <table:table-cell table:style-name="DataCell">
            <text:p>https://www.uneiaparjour.fr/suno/</text:p>
          </table:table-cell>
          <table:table-cell table:style-name="CatCell">
            <text:p>musiqu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9/2023</text:p>
          </table:table-cell>
        </table:table-row>
        <table:table-row>
          <table:table-cell table:style-name="EvenCell">
            <text:p>My Lesson Pal</text:p>
          </table:table-cell>
          <table:table-cell table:style-name="EvenCell">
            <text:p>My Lesson Pal (https://mylessonpal.com) : un outil de génération de séances pédagogiques avec 6 types de génération. Test des 6 : https://codimd.apps.education.fr/h6-Pa2qITF6U-DI0khZ3Rw…. Accepte le FR, génération en EN (quelquefois en FR). Gratuit et sans compte.</text:p>
          </table:table-cell>
          <table:table-cell table:style-name="EvenCell">
            <text:p>https://www.uneiaparjour.fr/my-lesson-pal/</text:p>
          </table:table-cell>
          <table:table-cell table:style-name="EvenCatCell">
            <text:p>éducation</text:p>
          </table:table-cell>
          <table:table-cell table:style-name="EvenCatCell">
            <text:p>quiz et flashcards</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12/09/2023</text:p>
          </table:table-cell>
        </table:table-row>
        <table:table-row>
          <table:table-cell table:style-name="DataCell">
            <text:p>Video Highlight</text:p>
          </table:table-cell>
          <table:table-cell table:style-name="DataCell">
            <text:p>Video Highlight (https://videohighlight.com) permet la transcription, le résumé et les questions à un chatbot depuis une vidéo Youtube. Archivage, copie des textes facilitée, partage possible. Perfectible en français mais déjà utile. Gratuit.</text:p>
          </table:table-cell>
          <table:table-cell table:style-name="DataCell">
            <text:p>https://www.uneiaparjour.fr/video-highlight/</text:p>
          </table:table-cell>
          <table:table-cell table:style-name="CatCell">
            <text:p>texte</text:p>
          </table:table-cell>
          <table:table-cell table:style-name="CatCell">
            <text:p>usage illimité</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DataCell">
            <text:p>11/09/2023</text:p>
          </table:table-cell>
        </table:table-row>
        <table:table-row>
          <table:table-cell table:style-name="EvenCell">
            <text:p>Logicballs</text:p>
          </table:table-cell>
          <table:table-cell table:style-name="EvenCell">
            <text:p>Logicballs (https://logicballs.com) : un couteau suisse qui propose plus de 150 applications génératrices de texte. Titres, idées, texte entier, ton, résumé, grammaire, histoires, paroles… Gratuit avec compte, apparement sans limitation</text:p>
          </table:table-cell>
          <table:table-cell table:style-name="EvenCell">
            <text:p>https://www.uneiaparjour.fr/logicballs/</text:p>
          </table:table-cell>
          <table:table-cell table:style-name="EvenCatCell">
            <text:p>éducation</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0/09/2023</text:p>
          </table:table-cell>
        </table:table-row>
        <table:table-row>
          <table:table-cell table:style-name="DataCell">
            <text:p>Vidnoz</text:p>
          </table:table-cell>
          <table:table-cell table:style-name="DataCell">
            <text:p>Vidnoz (https://vidnoz.com) anime et fait parler des avatars à partir du texte fourni. Possibilité d’importer sa propre image ou de générer l’avatar. Texte de 300 mots et 3 min de génération en version gratuite.(Wikipedia pour le texte du test)</text:p>
          </table:table-cell>
          <table:table-cell table:style-name="DataCell">
            <text:p>https://www.uneiaparjour.fr/vidnoz/</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9/2023</text:p>
          </table:table-cell>
        </table:table-row>
        <table:table-row>
          <table:table-cell table:style-name="EvenCell">
            <text:p>ChatNBX</text:p>
          </table:table-cell>
          <table:table-cell table:style-name="EvenCell">
            <text:p>ChatNBX (https://chat.nbox.ai) : un chatbot avec plusieurs modèles de langage disponibles (GPT 4 HS lors du test). Interrogation de pdf jusqu’à 2Mo. Partage public et copie des réponses. Gratuit avec (ChatGPT) ou sans compte (Llama et autres)</text:p>
          </table:table-cell>
          <table:table-cell table:style-name="EvenCell">
            <text:p>https://www.uneiaparjour.fr/chatnbx/</text:p>
          </table:table-cell>
          <table:table-cell table:style-name="EvenCatCell">
            <text:p>chatbot</text:p>
          </table:table-cell>
          <table:table-cell table:style-name="EvenCatCell">
            <text:p>documents</text:p>
          </table:table-cell>
          <table:table-cell table:style-name="EvenCatCell">
            <text:p>LLM</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ell">
            <text:p>08/09/2023</text:p>
          </table:table-cell>
        </table:table-row>
        <table:table-row>
          <table:table-cell table:style-name="DataCell">
            <text:p>Puzzicle</text:p>
          </table:table-cell>
          <table:table-cell table:style-name="DataCell">
            <text:p>Puzzicle (https://buildalesson.org) génére des quiz à partir de Youtube (Wikipedia en beta). Gratuit, 6 types de questions, édition, quiz intégrés, suivi des réponses, export h5p. FR accepté mais pas pour la génération. Test : https://develop.buildalesson.org/play/gosscdgpvx</text:p>
          </table:table-cell>
          <table:table-cell table:style-name="DataCell">
            <text:p>https://www.uneiaparjour.fr/puzzicle/</text:p>
          </table:table-cell>
          <table:table-cell table:style-name="CatCell">
            <text:p>quiz et flashcards</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9/2023</text:p>
          </table:table-cell>
        </table:table-row>
        <table:table-row>
          <table:table-cell table:style-name="EvenCell">
            <text:p>Doc Analyser</text:p>
          </table:table-cell>
          <table:table-cell table:style-name="EvenCell">
            <text:p>Doc Analyser (https://docanalyzer.ai) permet d’interroger des documents pdf via un chatbot. Cite ses sources dans les documents. 3 fichiers importables gratuitement par jour. Test à partir des programmes du cycle 3.</text:p>
          </table:table-cell>
          <table:table-cell table:style-name="EvenCell">
            <text:p>https://www.uneiaparjour.fr/doc-analyser/</text:p>
          </table:table-cell>
          <table:table-cell table:style-name="EvenCatCell">
            <text:p>chatbot</text:p>
          </table:table-cell>
          <table:table-cell table:style-name="EvenCatCell">
            <text:p>document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6/09/2023</text:p>
          </table:table-cell>
        </table:table-row>
        <table:table-row>
          <table:table-cell table:style-name="DataCell">
            <text:p>5 minutes lesson plan</text:p>
          </table:table-cell>
          <table:table-cell table:style-name="DataCell">
            <text:p>« 5 minutes lesson plan » (http://5minutelessonplan.co.uk) génère des séances de 30 a 90 minutes à partir d’un simple formulaire. Accepte le français mais génère en anglais. Export pdf et tableau de bord. Gratuit pendant 15 jours.</text:p>
          </table:table-cell>
          <table:table-cell table:style-name="DataCell">
            <text:p>https://www.uneiaparjour.fr/5-minutes-lesson-plan/</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9/2023</text:p>
          </table:table-cell>
        </table:table-row>
        <table:table-row>
          <table:table-cell table:style-name="EvenCell">
            <text:p>Lex</text:p>
          </table:table-cell>
          <table:table-cell table:style-name="EvenCell">
            <text:p>Un traitement de texte avec un assistant basé sur ChatGPT ? Lex (http://Lex.page) : commandes accessibles par un raccourci unique, outils d’édition, chatbot intégré et documents partageables. Gratuit. Test ici : https://lex.page/read/532c6af1-9b1c-480c-8108-550fe5fb6e12… via @yannhoury</text:p>
          </table:table-cell>
          <table:table-cell table:style-name="EvenCell">
            <text:p>https://www.uneiaparjour.fr/lex-2/</text:p>
          </table:table-cell>
          <table:table-cell table:style-name="EvenCatCell">
            <text:p>chatbot</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4/09/2023</text:p>
          </table:table-cell>
        </table:table-row>
        <table:table-row>
          <table:table-cell table:style-name="DataCell">
            <text:p>Segmind</text:p>
          </table:table-cell>
          <table:table-cell table:style-name="DataCell">
            <text:p>Segmind (https://segmind.com) regroupe une cinquantaine de modèles d’IA génératives d’images open source dont Stable diffusion ou Kandinsky. Inclut la génération de qr code et un mode image to image. Gratuit (et illimité ?), API possible</text:p>
          </table:table-cell>
          <table:table-cell table:style-name="DataCell">
            <text:p>https://www.uneiaparjour.fr/segmind-2/</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09/2023</text:p>
          </table:table-cell>
        </table:table-row>
        <table:table-row>
          <table:table-cell table:style-name="EvenCell">
            <text:p>Audiopen</text:p>
          </table:table-cell>
          <table:table-cell table:style-name="EvenCell">
            <text:p>Audiopen (https://audiopen.ai) : des notes audio transcrites et mises en forme. Traduit, résume, transforme le texte en image pour partage… 10 notes de 3 min en version gratuite. Test avec audio FR vers texte EN, source : https://ai4t.eu/book/ia-pour-les-enseignants–un-manuel-ouvert-1/reflection?path=why-learn-about-artificial-intelligence</text:p>
          </table:table-cell>
          <table:table-cell table:style-name="EvenCell">
            <text:p>https://www.uneiaparjour.fr/audiopen/</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9/2023</text:p>
          </table:table-cell>
        </table:table-row>
        <table:table-row>
          <table:table-cell table:style-name="DataCell">
            <text:p>PrepSup</text:p>
          </table:table-cell>
          <table:table-cell table:style-name="DataCell">
            <text:p>PrepSup (https://prepsup.com) accompagne l’apprentissage d’une notion grâce à la génération de flashcards et la conversation avec un chatbot dédié. Alimentation possible depuis des pdf importés ou par des q/r rédigées</text:p>
          </table:table-cell>
          <table:table-cell table:style-name="DataCell">
            <text:p>https://www.uneiaparjour.fr/prepsup/</text:p>
          </table:table-cell>
          <table:table-cell table:style-name="CatCell">
            <text:p>documents</text:p>
          </table:table-cell>
          <table:table-cell table:style-name="CatCell">
            <text:p>éducation</text:p>
          </table:table-cell>
          <table:table-cell table:style-name="CatCell">
            <text:p>quiz et flashcards</text:p>
          </table:table-cell>
          <table:table-cell table:style-name="CatCell">
            <text:p>texte</text:p>
          </table:table-cell>
          <table:table-cell table:style-name="CatCell">
            <text:p/>
          </table:table-cell>
          <table:table-cell table:style-name="CatCell">
            <text:p/>
          </table:table-cell>
          <table:table-cell table:style-name="DataCell">
            <text:p>01/09/2023</text:p>
          </table:table-cell>
        </table:table-row>
        <table:table-row>
          <table:table-cell table:style-name="EvenCell">
            <text:p>Hix</text:p>
          </table:table-cell>
          <table:table-cell table:style-name="EvenCell">
            <text:p>Hix (http://hix.ai) regroupe 120 outils de génération de texte basés sur Chatgpt spécialisés pour blog, réseaux sociaux, écriture de textes longs, résumés, traduction. 3000 mots gratuits/mois. Un exemple avec l’éditeur de texte : https://hix.ai/d/clly5d5pi0073ocmpzhk4brvh…</text:p>
          </table:table-cell>
          <table:table-cell table:style-name="EvenCell">
            <text:p>https://www.uneiaparjour.fr/hix/</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1/08/2023</text:p>
          </table:table-cell>
        </table:table-row>
        <table:table-row>
          <table:table-cell table:style-name="DataCell">
            <text:p>Flair</text:p>
          </table:table-cell>
          <table:table-cell table:style-name="DataCell">
            <text:p>Flair (http://flair.ai) met en scène des objets à partir de paramètres définis en effaçant l’arrière-plan pour en générer de nouveaux. Outils d’édition disponibles et ajouts d’éléments. 30 images gratuites. Image pour le test: https://unsplash.com/fr/photos/AmOm6BDUcMM…</text:p>
          </table:table-cell>
          <table:table-cell table:style-name="DataCell">
            <text:p>https://www.uneiaparjour.fr/flair/</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8/2023</text:p>
          </table:table-cell>
        </table:table-row>
        <table:table-row>
          <table:table-cell table:style-name="EvenCell">
            <text:p>Artsio</text:p>
          </table:table-cell>
          <table:table-cell table:style-name="EvenCell">
            <text:p>Artsio (https://artsio.xyz/create) : outil de génération d’images avec 5 modèles, réglages fins, remix, image to image, agrandissement et galerie de partage. 20 images gratuites par jour.</text:p>
          </table:table-cell>
          <table:table-cell table:style-name="EvenCell">
            <text:p>https://www.uneiaparjour.fr/artsio/</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8/2023</text:p>
          </table:table-cell>
        </table:table-row>
        <table:table-row>
          <table:table-cell table:style-name="DataCell">
            <text:p>Write Tone</text:p>
          </table:table-cell>
          <table:table-cell table:style-name="DataCell">
            <text:p>Write Tone (https://writetone.com) : outil de génération de texte qui propose des reformulations en 8 tons prédéfinis à partir d’un prompt ou d’un texte existant. Gratuit et sans compte. Test avec ton académique : https://codimd.apps.education.fr/Bxi3hdNiQp-mUQH4XQutag?view</text:p>
          </table:table-cell>
          <table:table-cell table:style-name="DataCell">
            <text:p>https://www.uneiaparjour.fr/write-tone-2/</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8/2023</text:p>
          </table:table-cell>
        </table:table-row>
        <table:table-row>
          <table:table-cell table:style-name="EvenCell">
            <text:p>Ideogram</text:p>
          </table:table-cell>
          <table:table-cell table:style-name="EvenCell">
            <text:p>Ideogram (https://ideogram.ai) : outil de génération d’images capable d’inclure le texte demandé dans le prompt. Galerie proposée et remix possible. Gratuit.</text:p>
          </table:table-cell>
          <table:table-cell table:style-name="EvenCell">
            <text:p>https://www.uneiaparjour.fr/ideogram/</text:p>
          </table:table-cell>
          <table:table-cell table:style-name="EvenCatCell">
            <text:p>imag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8/2023</text:p>
          </table:table-cell>
        </table:table-row>
        <table:table-row>
          <table:table-cell table:style-name="DataCell">
            <text:p>Bloombot</text:p>
          </table:table-cell>
          <table:table-cell table:style-name="DataCell">
            <text:p>Bloombot (https://chat.bloombot.ai) : un chatbot dédié à l’apprentissage personnalisé grâce au questionnement et au dialogue, chaque réponse apportant une nouvelle question. Cheminement pré-réponse visible de l’utilisateur. Gratuit et sans compte.</text:p>
          </table:table-cell>
          <table:table-cell table:style-name="DataCell">
            <text:p>https://www.uneiaparjour.fr/bloombot/</text:p>
          </table:table-cell>
          <table:table-cell table:style-name="CatCell">
            <text:p>chatbot</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5/08/2023</text:p>
          </table:table-cell>
        </table:table-row>
        <table:table-row>
          <table:table-cell table:style-name="EvenCell">
            <text:p>Transvibe</text:p>
          </table:table-cell>
          <table:table-cell table:style-name="EvenCell">
            <text:p>Transvibe (https://transvribe.com) permet l’interrogation d’une vidéo Youtube via un chatbot. Exportation de la transcription possible. Gratuit et sans compte.</text:p>
          </table:table-cell>
          <table:table-cell table:style-name="EvenCell">
            <text:p>https://www.uneiaparjour.fr/transvibe/</text:p>
          </table:table-cell>
          <table:table-cell table:style-name="EvenCatCell">
            <text:p>open source</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youtube</text:p>
          </table:table-cell>
          <table:table-cell table:style-name="EvenCatCell">
            <text:p/>
          </table:table-cell>
          <table:table-cell table:style-name="EvenCell">
            <text:p>24/08/2023</text:p>
          </table:table-cell>
        </table:table-row>
        <table:table-row>
          <table:table-cell table:style-name="DataCell">
            <text:p>Imagica</text:p>
          </table:table-cell>
          <table:table-cell table:style-name="DataCell">
            <text:p>Imagica (http://imagica.ai – beta liste d’attente) : outil no code de création d’appli qui génère des contenus à partir de commandes définies. Testé avec création d’1 app de génération de séance péda avec déroulé, vidéo et quiz : http://s.imagica.ai/e/NjlFAWdgvCb</text:p>
          </table:table-cell>
          <table:table-cell table:style-name="DataCell">
            <text:p>https://www.uneiaparjour.fr/imagica/</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8/2023</text:p>
          </table:table-cell>
        </table:table-row>
        <table:table-row>
          <table:table-cell table:style-name="EvenCell">
            <text:p>Landingsite</text:p>
          </table:table-cell>
          <table:table-cell table:style-name="EvenCell">
            <text:p>Landingsite (http://landingsite.ai) crée une page web à partir d’un titre, d’une description et d’un modèle. Orienté commerce mais page éditable avec banque d’images gratuites. Gratuit et hébergé pour une page. Test : https://les-ia-gnratives-en-ducation.getlandingsite.com</text:p>
          </table:table-cell>
          <table:table-cell table:style-name="EvenCell">
            <text:p>https://www.uneiaparjour.fr/landingsite/</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8/2023</text:p>
          </table:table-cell>
        </table:table-row>
        <table:table-row>
          <table:table-cell table:style-name="DataCell">
            <text:p>Goblin Tools</text:p>
          </table:table-cell>
          <table:table-cell table:style-name="DataCell">
            <text:p>Goblin Tools (https://goblin.tools), et son « Magic to do », utilise l’IA pour générer des listes à partir d’un prompt. Gratuit, sans compte (excepté pour la synchro), édition et export possibles. 5 autres outils de génération disponibles.</text:p>
          </table:table-cell>
          <table:table-cell table:style-name="DataCell">
            <text:p>https://www.uneiaparjour.fr/goblin-tools/</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1/08/2023</text:p>
          </table:table-cell>
        </table:table-row>
        <table:table-row>
          <table:table-cell table:style-name="EvenCell">
            <text:p>Human generator</text:p>
          </table:table-cell>
          <table:table-cell table:style-name="EvenCell">
            <text:p>Après un choix d’options pour définir corps, vêtements, arrière-plan avec possible prompt qui précise, Human generator (https://generated.photos/human-generator) génère l’image d’un humain, 1 figurine ou perso de fiction. Gratuit et sans compte, usage libre hors commercial.</text:p>
          </table:table-cell>
          <table:table-cell table:style-name="EvenCell">
            <text:p>https://www.uneiaparjour.fr/human-generator/</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0/08/2023</text:p>
          </table:table-cell>
        </table:table-row>
        <table:table-row>
          <table:table-cell table:style-name="DataCell">
            <text:p>IconAI</text:p>
          </table:table-cell>
          <table:table-cell table:style-name="DataCell">
            <text:p>IconAI (iconai.co) génère des icônes à partir d’un prompt, d’un style parmi 18 disponibles et d’une couleur dominante. 10 images gratuites, remix possible à partir d’une image existante.</text:p>
          </table:table-cell>
          <table:table-cell table:style-name="DataCell">
            <text:p>https://www.uneiaparjour.fr/iconai/</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8/2023</text:p>
          </table:table-cell>
        </table:table-row>
        <table:table-row>
          <table:table-cell table:style-name="EvenCell">
            <text:p>Artemis</text:p>
          </table:table-cell>
          <table:table-cell table:style-name="EvenCell">
            <text:p>Un héros, un lieu et une quête : Artemis (https://artemisapp.ai) génère une histoire illustrée à partir de Chat GPT 4 et Leonardo ai. En EN, app iOS, 3 histoires gratuites. 2 tests avec même base : https://app.artemisapp.ai/story/QmdFWhVRhAh4GAqe4lus… et https://app.artemisapp.ai/story/CwWcihfaNgLMJ5j1vWO3…</text:p>
          </table:table-cell>
          <table:table-cell table:style-name="EvenCell">
            <text:p>https://www.uneiaparjour.fr/artemis/</text:p>
          </table:table-cell>
          <table:table-cell table:style-name="EvenCatCell">
            <text:p>histoires enfants</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8/08/2023</text:p>
          </table:table-cell>
        </table:table-row>
        <table:table-row>
          <table:table-cell table:style-name="DataCell">
            <text:p>Lesson Planner</text:p>
          </table:table-cell>
          <table:table-cell table:style-name="DataCell">
            <text:p>Lesson Planner (https://lessonplanner.ph) : une séquence de cours générée à partir d’un modèle (ceux proposés : https://researchgate.net/publication/349975159_An_Experimental_Study_Regarding_Impact_of_7E’s_Instructional_Model_Based_Instructions_upon_Student’s_Attitude_towards_Physical_Education_Subject_at_Higher_Secondary_School_Level…), d’un sujet, d’un niveau et d’objectifs. 10 générations gratuites, FR ok génération en EN. Test : https://codimd.apps.education.fr/jK_4F_UKRlqjN6KxZmjrNg…</text:p>
          </table:table-cell>
          <table:table-cell table:style-name="DataCell">
            <text:p>https://www.uneiaparjour.fr/lesson-planner/</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08/2023</text:p>
          </table:table-cell>
        </table:table-row>
        <table:table-row>
          <table:table-cell table:style-name="EvenCell">
            <text:p>Semantic Scholar</text:p>
          </table:table-cell>
          <table:table-cell table:style-name="EvenCell">
            <text:p>Semantic Scholar (http://semanticscholar.org) utilise l’IA dans son moteur de recherche d’articles scientifiques (base de 200M) et fait des liens entre les articles. Accepte le FR, filtres, sauvegarde perso. Gratuit, code et données ouvertes, publications.</text:p>
          </table:table-cell>
          <table:table-cell table:style-name="EvenCell">
            <text:p>https://www.uneiaparjour.fr/semantic-scholar/</text:p>
          </table:table-cell>
          <table:table-cell table:style-name="EvenCatCell">
            <text:p>open source</text:p>
          </table:table-cell>
          <table:table-cell table:style-name="EvenCatCell">
            <text:p>recherch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6/08/2023</text:p>
          </table:table-cell>
        </table:table-row>
        <table:table-row>
          <table:table-cell table:style-name="DataCell">
            <text:p>Vaizz</text:p>
          </table:table-cell>
          <table:table-cell table:style-name="DataCell">
            <text:p>Vaizz (http://vaizz.ai) : outil de génération d’histoires, de voix et de vidéo, les 3 pouvant être liés. 60 crédits gratuits par mois (le suivi des crédits pas trouvé pendant les tests). Source Wikipedia pour test voix.</text:p>
          </table:table-cell>
          <table:table-cell table:style-name="DataCell">
            <text:p>https://www.uneiaparjour.fr/vaizz/</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8/2023</text:p>
          </table:table-cell>
        </table:table-row>
        <table:table-row>
          <table:table-cell table:style-name="EvenCell">
            <text:p>Tensor</text:p>
          </table:table-cell>
          <table:table-cell table:style-name="EvenCell">
            <text:p>Tensor (https://tensor.art) regroupe une quarantaine de modèles d’IA génératives d’images avec outils d’édition (remix, agrandissement, image to image, détails). Galerie pour inspiration. 100 crédits gratuits par jour (1 image : 1 à 3 crédits pendant le test).</text:p>
          </table:table-cell>
          <table:table-cell table:style-name="EvenCell">
            <text:p>https://www.uneiaparjour.fr/tensor/</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8/2023</text:p>
          </table:table-cell>
        </table:table-row>
        <table:table-row>
          <table:table-cell table:style-name="DataCell">
            <text:p>Hayo</text:p>
          </table:table-cell>
          <table:table-cell table:style-name="DataCell">
            <text:p>Hayo (https://hayo.com/download), une application mobiles et ordis avec générateurs de texte et d’images (plusieurs modèles pour chacun), prompts libres ou préformatés, analyse de documents, synthèse vocale… 50 crédits texte et 50 crédits images gratuits /jour.</text:p>
          </table:table-cell>
          <table:table-cell table:style-name="DataCell">
            <text:p>https://www.uneiaparjour.fr/hayo/</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3/08/2023</text:p>
          </table:table-cell>
        </table:table-row>
        <table:table-row>
          <table:table-cell table:style-name="EvenCell">
            <text:p>Talknotes</text:p>
          </table:table-cell>
          <table:table-cell table:style-name="EvenCell">
            <text:p>Talknotes (https://talknotes.io) : une note vocale avec un style défini (2ème capture) et un texte est généré après transcription sous forme de note. Ajout /suppression possibles, gratuit avec quelques fonctions premium (+ limite sur le nombre de notes ?)</text:p>
          </table:table-cell>
          <table:table-cell table:style-name="EvenCell">
            <text:p>https://www.uneiaparjour.fr/talknotes/</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8/2023</text:p>
          </table:table-cell>
        </table:table-row>
        <table:table-row>
          <table:table-cell table:style-name="DataCell">
            <text:p>Skillify</text:p>
          </table:table-cell>
          <table:table-cell table:style-name="DataCell">
            <text:p>Skillify (https://skillify-ai.com) : programmes d’apprentissages personnalisés avec cours générés, chatbot, texte sur le sujet choisi, résumé de livre et génération de quiz. Crédits gratuits chaque jour. Test avec 4 cours : https://codimd.apps.education.fr/ABgGFjQ5RqaXUYpq25ftsw?view</text:p>
          </table:table-cell>
          <table:table-cell table:style-name="DataCell">
            <text:p>https://www.uneiaparjour.fr/skillify/</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08/2023</text:p>
          </table:table-cell>
        </table:table-row>
        <table:table-row>
          <table:table-cell table:style-name="EvenCell">
            <text:p>Cami</text:p>
          </table:table-cell>
          <table:table-cell table:style-name="EvenCell">
            <text:p>Cami (https://heycami.ai) : un chatbot avec modèles #exte (GPT4) et images (stable diffusion) dans Whatsapp, avec transcription de l’audio. Gratuit, 5 images /jour et 10 générations de texte, plus que dépassées dans ce test : https://codimd.apps.education.fr/ZJYmjC8SSEmCxfZsNgkpxw?view</text:p>
          </table:table-cell>
          <table:table-cell table:style-name="EvenCell">
            <text:p>https://www.uneiaparjour.fr/cami/</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0/08/2023</text:p>
          </table:table-cell>
        </table:table-row>
        <table:table-row>
          <table:table-cell table:style-name="DataCell">
            <text:p>Skolar</text:p>
          </table:table-cell>
          <table:table-cell table:style-name="DataCell">
            <text:p>Skolar (https://skolar.ai) : un moteur de recherche d’articles scientifiques appuyé par une IA générative de texte. Chatbot, classement des textes, résume et crée les citations…Traitement de texte basique intégré. 5 recherches gratuites par mois.</text:p>
          </table:table-cell>
          <table:table-cell table:style-name="DataCell">
            <text:p>https://www.uneiaparjour.fr/skolar/</text:p>
          </table:table-cell>
          <table:table-cell table:style-name="CatCell">
            <text:p>chatbot</text:p>
          </table:table-cell>
          <table:table-cell table:style-name="CatCell">
            <text:p>documents</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DataCell">
            <text:p>09/08/2023</text:p>
          </table:table-cell>
        </table:table-row>
        <table:table-row>
          <table:table-cell table:style-name="EvenCell">
            <text:p>Conker</text:p>
          </table:table-cell>
          <table:table-cell table:style-name="EvenCell">
            <text:p>Conker (http://conker.ai) : un outil de génération de quiz avec questions à choix multiples, textes à trous, classements etc. Édition, français, export, partage et suivi des réponses, synthèse vocale. 5 quiz gratuits. Test : https://app.conker.ai/forms/cexjnc/view</text:p>
          </table:table-cell>
          <table:table-cell table:style-name="EvenCell">
            <text:p>https://www.uneiaparjour.fr/conker/</text:p>
          </table:table-cell>
          <table:table-cell table:style-name="EvenCatCell">
            <text:p>éduc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8/08/2023</text:p>
          </table:table-cell>
        </table:table-row>
        <table:table-row>
          <table:table-cell table:style-name="DataCell">
            <text:p>AiPage</text:p>
          </table:table-cell>
          <table:table-cell table:style-name="DataCell">
            <text:p>AiPage (http://AiPage.dev) : un prompt (en anglais) et une page d’accueil en html est générée. Modifications directes possibles, export html. Opensource et sans compte. Code html généré pour le test : https://codimd.apps.education.fr/0M2q828tRfuLw9Tm6j6sjQ</text:p>
          </table:table-cell>
          <table:table-cell table:style-name="DataCell">
            <text:p>https://www.uneiaparjour.fr/aipage/</text:p>
          </table:table-cell>
          <table:table-cell table:style-name="CatCell">
            <text:p>open source</text:p>
          </table:table-cell>
          <table:table-cell table:style-name="CatCell">
            <text:p>sans compte</text:p>
          </table:table-cell>
          <table:table-cell table:style-name="CatCell">
            <text:p>site web</text:p>
          </table:table-cell>
          <table:table-cell table:style-name="CatCell">
            <text:p>usage illimité</text:p>
          </table:table-cell>
          <table:table-cell table:style-name="CatCell">
            <text:p/>
          </table:table-cell>
          <table:table-cell table:style-name="CatCell">
            <text:p/>
          </table:table-cell>
          <table:table-cell table:style-name="DataCell">
            <text:p>07/08/2023</text:p>
          </table:table-cell>
        </table:table-row>
        <table:table-row>
          <table:table-cell table:style-name="EvenCell">
            <text:p>Promind</text:p>
          </table:table-cell>
          <table:table-cell table:style-name="EvenCell">
            <text:p>Promind (http://promind.ai) est un outil de génération de texte basé sur ChatGPT (3.5 et 4) et des modèles prédéfinis. 199 “tokens” gratuits par jour, nombre utile pour chaque production varie en fonction de la demande. Un test ici : https://codimd.apps.education.fr/FqIQ7Vs3QfSt0dtsjVw0BA?view</text:p>
          </table:table-cell>
          <table:table-cell table:style-name="EvenCell">
            <text:p>https://www.uneiaparjour.fr/promind/</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08/2023</text:p>
          </table:table-cell>
        </table:table-row>
        <table:table-row>
          <table:table-cell table:style-name="DataCell">
            <text:p>Hello History</text:p>
          </table:table-cell>
          <table:table-cell table:style-name="DataCell">
            <text:p>Hello History (https://hellohistory.ai) nous propose de dialoguer avec une centaine de personnalités historiques : littérature, pop culture, philosophie, arts, psychologie, sciences… Disponible sur iOS et Android, 20 messages gratuits puis abonnement.</text:p>
          </table:table-cell>
          <table:table-cell table:style-name="DataCell">
            <text:p>https://www.uneiaparjour.fr/hello-history/</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8/2023</text:p>
          </table:table-cell>
        </table:table-row>
        <table:table-row>
          <table:table-cell table:style-name="EvenCell">
            <text:p>Sendsteps</text:p>
          </table:table-cell>
          <table:table-cell table:style-name="EvenCell">
            <text:p>Sendsteps (http://sendsteps.com) génère des présentations avec notes à partir d’un prompt. Quiz, questions et nuages de mots interactifs possibles. 2 présentations de 10 pages et en anglais dans la version gratuite. Test : http://web.sendsteps.com/claim?shareKey</text:p>
          </table:table-cell>
          <table:table-cell table:style-name="EvenCell">
            <text:p>https://www.uneiaparjour.fr/sendsteps/</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08/2023</text:p>
          </table:table-cell>
        </table:table-row>
        <table:table-row>
          <table:table-cell table:style-name="DataCell">
            <text:p>Pixai</text:p>
          </table:table-cell>
          <table:table-cell table:style-name="DataCell">
            <text:p>Pixai (https://pixai.art), outil de génération d’images orienté anime qui propose plusieurs modèles plus classiques. Réglages multiples, agrandissement, variation, édition, galerie. 10000 crédits gratuits/jour (supprimer la case priorité élevée consomme -)</text:p>
          </table:table-cell>
          <table:table-cell table:style-name="DataCell">
            <text:p>https://www.uneiaparjour.fr/pixai/</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08/2023</text:p>
          </table:table-cell>
        </table:table-row>
        <table:table-row>
          <table:table-cell table:style-name="EvenCell">
            <text:p>OpenChat</text:p>
          </table:table-cell>
          <table:table-cell table:style-name="EvenCell">
            <text:p>OpenChat (https://openchat.so) : un chatbot Chat GPT qui se base sur les documents web ou pdf fournis. 10 pages web ou pdf par source de données en version gratuite. Pour tester avec les programmes cycle 3 web et pdf : https://cloud.openchat.so/chat/6n8CjLv8RRhjHV9ZmoKE…</text:p>
          </table:table-cell>
          <table:table-cell table:style-name="EvenCell">
            <text:p>https://www.uneiaparjour.fr/openchat/</text:p>
          </table:table-cell>
          <table:table-cell table:style-name="EvenCatCell">
            <text:p>chatbot</text:p>
          </table:table-cell>
          <table:table-cell table:style-name="EvenCatCell">
            <text:p>document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2/08/2023</text:p>
          </table:table-cell>
        </table:table-row>
        <table:table-row>
          <table:table-cell table:style-name="DataCell">
            <text:p>Zeroscope</text:p>
          </table:table-cell>
          <table:table-cell table:style-name="DataCell">
            <text:p>Zeroscope Text-to-video (à retrouver sur Huggingface : https://huggingface.co/spaces/fffiloni/zeroscope…) : un prompt pour une courte vidéo format 16:9. Sans compte.</text:p>
          </table:table-cell>
          <table:table-cell table:style-name="DataCell">
            <text:p>https://www.uneiaparjour.fr/zeroscope/</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8/2023</text:p>
          </table:table-cell>
        </table:table-row>
        <table:table-row>
          <table:table-cell table:style-name="EvenCell">
            <text:p>Illustroke</text:p>
          </table:table-cell>
          <table:table-cell table:style-name="EvenCell">
            <text:p>Un prompt simple en anglais, choix du style, des couleurs et du fond et Illustroke (https://illustroke.com) génère une illustration svg ou png. Variations et édition simple possibles. Un token gratuit, d’autres d’offerts sur abonnement réseaux.</text:p>
          </table:table-cell>
          <table:table-cell table:style-name="EvenCell">
            <text:p>https://www.uneiaparjour.fr/illustroke/</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1/07/2023</text:p>
          </table:table-cell>
        </table:table-row>
        <table:table-row>
          <table:table-cell table:style-name="DataCell">
            <text:p>MagicSchool</text:p>
          </table:table-cell>
          <table:table-cell table:style-name="DataCell">
            <text:p>MagicSchool (https://magicschool.ai) regroupe 45 outils générateurs de texte préformatés et un chatbot pour les enseignants (liste dans les images). Gratuit avec compte. Français ok mais réponses en anglais (quelques-unes en FR)</text:p>
          </table:table-cell>
          <table:table-cell table:style-name="DataCell">
            <text:p>https://www.uneiaparjour.fr/magicschool/</text:p>
          </table:table-cell>
          <table:table-cell table:style-name="CatCell">
            <text:p>éducation</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30/07/2023</text:p>
          </table:table-cell>
        </table:table-row>
        <table:table-row>
          <table:table-cell table:style-name="EvenCell">
            <text:p>Dezgo</text:p>
          </table:table-cell>
          <table:table-cell table:style-name="EvenCell">
            <text:p>Dezgo (https://dezgo.com), plusieurs outils dédiés à la génération d’images dont text to image avec 15 modèles, image to image, inpainting pour changer des éléments, avec nombreux réglages (text to video en beta sur Discord). Compte non obligatoire.</text:p>
          </table:table-cell>
          <table:table-cell table:style-name="EvenCell">
            <text:p>https://www.uneiaparjour.fr/dezgo/</text:p>
          </table:table-cell>
          <table:table-cell table:style-name="EvenCatCell">
            <text:p>images</text:p>
          </table:table-cell>
          <table:table-cell table:style-name="EvenCatCell">
            <text:p>sans comp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7/2023</text:p>
          </table:table-cell>
        </table:table-row>
        <table:table-row>
          <table:table-cell table:style-name="DataCell">
            <text:p>Minerva</text:p>
          </table:table-cell>
          <table:table-cell table:style-name="DataCell">
            <text:p>Minerva (https://academicid.net/minerva-ai) recherche parmi 200M de publications scientifiques et permet de les interroger. 15000 crédits gratuits par mois.</text:p>
          </table:table-cell>
          <table:table-cell table:style-name="DataCell">
            <text:p>https://www.uneiaparjour.fr/minerva/</text:p>
          </table:table-cell>
          <table:table-cell table:style-name="CatCell">
            <text:p>chatbot</text:p>
          </table:table-cell>
          <table:table-cell table:style-name="CatCell">
            <text:p>recherche</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8/07/2023</text:p>
          </table:table-cell>
        </table:table-row>
        <table:table-row>
          <table:table-cell table:style-name="EvenCell">
            <text:p>LLAMA</text:p>
          </table:table-cell>
          <table:table-cell table:style-name="EvenCell">
            <text:p>Envie de tester Llama2, modèle open source de @MetaAI ? 3 outils découverts : – démo de @a16z : https://llama2.ai (avec compte) – démo de Huggingface https://huggingface.co/spaces/ysharma/Explore_llamav2_with_TGI… (sans compte) – http://llama.perplexity.ai (sans compte – semble + rapide)</text:p>
          </table:table-cell>
          <table:table-cell table:style-name="EvenCell">
            <text:p>https://www.uneiaparjour.fr/llama/</text:p>
          </table:table-cell>
          <table:table-cell table:style-name="EvenCatCell">
            <text:p>chatbot</text:p>
          </table:table-cell>
          <table:table-cell table:style-name="EvenCatCell">
            <text:p>LLM</text:p>
          </table:table-cell>
          <table:table-cell table:style-name="EvenCatCell">
            <text:p>open source</text:p>
          </table:table-cell>
          <table:table-cell table:style-name="EvenCatCell">
            <text:p>texte</text:p>
          </table:table-cell>
          <table:table-cell table:style-name="EvenCatCell">
            <text:p/>
          </table:table-cell>
          <table:table-cell table:style-name="EvenCatCell">
            <text:p/>
          </table:table-cell>
          <table:table-cell table:style-name="EvenCell">
            <text:p>27/07/2023</text:p>
          </table:table-cell>
        </table:table-row>
        <table:table-row>
          <table:table-cell table:style-name="DataCell">
            <text:p>Learnbot</text:p>
          </table:table-cell>
          <table:table-cell table:style-name="DataCell">
            <text:p>Learnbot (https://apps.apple.com/my/app/learnbot-pro-annual/id6448216859…) : app iOS avec IA générative de texte (ChatGPT ?) dédiée à l’enseignement. Prompts directs ou suggestions. 50000 « tokens » gratuits par mois (10000 utilisés pour les tests).</text:p>
          </table:table-cell>
          <table:table-cell table:style-name="DataCell">
            <text:p>https://www.uneiaparjour.fr/learnbot/</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7/2023</text:p>
          </table:table-cell>
        </table:table-row>
        <table:table-row>
          <table:table-cell table:style-name="EvenCell">
            <text:p>Diffit</text:p>
          </table:table-cell>
          <table:table-cell table:style-name="EvenCell">
            <text:p>Edit au 13/11/2024 : Diffit (https://app.diffit.me/) propose de transformer le cours généré en activités pour les élèves / étudiants. Diffit (https://beta.diffit.me), outil de génération de texte dédié aux enseignants pour accompagner la rédaction de séquences à partir d’un prompt, url ou texte collé. Séquence, vocabulaire, quiz… 1ère génération en EN puis traduction proposée.</text:p>
          </table:table-cell>
          <table:table-cell table:style-name="EvenCell">
            <text:p>https://www.uneiaparjour.fr/diffit/</text:p>
          </table:table-cell>
          <table:table-cell table:style-name="EvenCatCell">
            <text:p>éducation</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5/07/2023</text:p>
          </table:table-cell>
        </table:table-row>
        <table:table-row>
          <table:table-cell table:style-name="DataCell">
            <text:p>QuestionWell</text:p>
          </table:table-cell>
          <table:table-cell table:style-name="DataCell">
            <text:p>QuestionWell (http://questionwell.org) : un outil dédié aux enseignants pour générer des questionnaires (à choix multiple seul dans la version gratuite). Choix du sujet, alimentation possible par ses propres sources, objectifs. Grand choix d’exports.</text:p>
          </table:table-cell>
          <table:table-cell table:style-name="DataCell">
            <text:p>https://www.uneiaparjour.fr/questionwell/</text:p>
          </table:table-cell>
          <table:table-cell table:style-name="CatCell">
            <text:p>éducation</text:p>
          </table:table-cell>
          <table:table-cell table:style-name="CatCell">
            <text:p>quiz et flashcard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4/07/2023</text:p>
          </table:table-cell>
        </table:table-row>
        <table:table-row>
          <table:table-cell table:style-name="EvenCell">
            <text:p>AI Dungeon</text:p>
          </table:table-cell>
          <table:table-cell table:style-name="EvenCell">
            <text:p>Un jeu de rôle textuel entièrement généré par l’IA ? C’est le pari réussi de http://aidungeon.com (web, IOS et Android) : une histoire par prompt, celle créée par l’IA ou celles partagées, des heures de jeu possibles ! En EN, réponse en FR acceptées.</text:p>
          </table:table-cell>
          <table:table-cell table:style-name="EvenCell">
            <text:p>https://www.uneiaparjour.fr/ai-dungeon/</text:p>
          </table:table-cell>
          <table:table-cell table:style-name="EvenCatCell">
            <text:p>jeu 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07/2023</text:p>
          </table:table-cell>
        </table:table-row>
        <table:table-row>
          <table:table-cell table:style-name="DataCell">
            <text:p>Reemix</text:p>
          </table:table-cell>
          <table:table-cell table:style-name="DataCell">
            <text:p>Reemix (Reemix.co) génrère de courtes vidéo avec musique à partir d’un prompt. Génération possible sans compte, la connexion permet le téléchargement, le partage avec profil et le “remix” de deux vidéos. Un test ici : https://reemix.co/v/sPirFKSibPsza</text:p>
          </table:table-cell>
          <table:table-cell table:style-name="DataCell">
            <text:p>https://www.uneiaparjour.fr/reemix/</text:p>
          </table:table-cell>
          <table:table-cell table:style-name="CatCell">
            <text:p>sans compte</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22/07/2023</text:p>
          </table:table-cell>
        </table:table-row>
        <table:table-row>
          <table:table-cell table:style-name="EvenCell">
            <text:p>Pathfinder</text:p>
          </table:table-cell>
          <table:table-cell table:style-name="EvenCell">
            <text:p>Pathfinder (https://www.summit.im/pathfinder) propose une stratégie détaillée pour atteindre ses objectifs après description de l’objectif, des critères de réussite, de l’état d’avancement et du contexte. En anglais mais accepte le français.</text:p>
          </table:table-cell>
          <table:table-cell table:style-name="EvenCell">
            <text:p>https://www.uneiaparjour.fr/pathfinder/</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1/07/2023</text:p>
          </table:table-cell>
        </table:table-row>
        <table:table-row>
          <table:table-cell table:style-name="DataCell">
            <text:p>Scispace</text:p>
          </table:table-cell>
          <table:table-cell table:style-name="DataCell">
            <text:p>Scispace (typeset.io) est un moteur de recherche spécialisé dans les textes scientifiques (250 millions dont 50 en libre accès). Il s’appuie sur l’IA pour générer explications, résumés et mises en relation.</text:p>
          </table:table-cell>
          <table:table-cell table:style-name="DataCell">
            <text:p>https://www.uneiaparjour.fr/scispace/</text:p>
          </table:table-cell>
          <table:table-cell table:style-name="CatCell">
            <text:p>chatbot</text:p>
          </table:table-cell>
          <table:table-cell table:style-name="CatCell">
            <text:p>documents</text:p>
          </table:table-cell>
          <table:table-cell table:style-name="CatCell">
            <text:p>recherche</text:p>
          </table:table-cell>
          <table:table-cell table:style-name="CatCell">
            <text:p>texte</text:p>
          </table:table-cell>
          <table:table-cell table:style-name="CatCell">
            <text:p/>
          </table:table-cell>
          <table:table-cell table:style-name="CatCell">
            <text:p/>
          </table:table-cell>
          <table:table-cell table:style-name="DataCell">
            <text:p>20/07/2023</text:p>
          </table:table-cell>
        </table:table-row>
        <table:table-row>
          <table:table-cell table:style-name="EvenCell">
            <text:p>Ora</text:p>
          </table:table-cell>
          <table:table-cell table:style-name="EvenCell">
            <text:p>Ora (http://ora.ai) permet la création d’un chatbot basé sur ChatGPT spécialisé, à partir d’une simple description (lui spécifier son thème exclusif) . Gratuit avec compte. Test sur les IA génératives : https://ora.ai/excess-gray-ucsz/iaedubot-… (compte nécessaire).</text:p>
          </table:table-cell>
          <table:table-cell table:style-name="EvenCell">
            <text:p>https://www.uneiaparjour.fr/ora/</text:p>
          </table:table-cell>
          <table:table-cell table:style-name="EvenCatCell">
            <text:p>chatbot</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07/2023</text:p>
          </table:table-cell>
        </table:table-row>
        <table:table-row>
          <table:table-cell table:style-name="DataCell">
            <text:p>Genmo</text:p>
          </table:table-cell>
          <table:table-cell table:style-name="DataCell">
            <text:p>Genmo (https://genmo.ai) est un outil avec plusieurs modèles d’IA génératives d’images accessibles avec édition possible via un chatbot : image, vidéo, 3D et 360, gif. Version alpha, 100 crédits gratuits par jour (10 générations), génération en direct</text:p>
          </table:table-cell>
          <table:table-cell table:style-name="DataCell">
            <text:p>https://www.uneiaparjour.fr/genmo-2/</text:p>
          </table:table-cell>
          <table:table-cell table:style-name="CatCell">
            <text:p>images</text:p>
          </table:table-cell>
          <table:table-cell table:style-name="CatCell">
            <text:p>images 3D</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18/07/2023</text:p>
          </table:table-cell>
        </table:table-row>
        <table:table-row>
          <table:table-cell table:style-name="EvenCell">
            <text:p>Stable Doodle</text:p>
          </table:table-cell>
          <table:table-cell table:style-name="EvenCell">
            <text:p>Stable Doodle (https://clipdrop.co/stable-doodle et présentation par @StabilityAI : https://stability.ai/blog/clipdrop-launches-stable-doodle…) génère des images à partir d’un dessin au trait, un prompt et un style. Gratuit, première génération sans compte.</text:p>
          </table:table-cell>
          <table:table-cell table:style-name="EvenCell">
            <text:p>https://www.uneiaparjour.fr/stable-doodle/</text:p>
          </table:table-cell>
          <table:table-cell table:style-name="EvenCatCell">
            <text:p>imag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7/2023</text:p>
          </table:table-cell>
        </table:table-row>
        <table:table-row>
          <table:table-cell table:style-name="DataCell">
            <text:p>Coursebox</text:p>
          </table:table-cell>
          <table:table-cell table:style-name="DataCell">
            <text:p>Coursebox (http://coursebox.ai) génère des cours avec quiz, entièrement éditables. 3 cours gratuits, suivi de progression, commentaires possibles. Test à découvrir ici : https://my.coursebox.ai/#/courses/7706/about… (inscription demandée)</text:p>
          </table:table-cell>
          <table:table-cell table:style-name="DataCell">
            <text:p>https://www.uneiaparjour.fr/coursebox/</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6/07/2023</text:p>
          </table:table-cell>
        </table:table-row>
        <table:table-row>
          <table:table-cell table:style-name="EvenCell">
            <text:p>Framer</text:p>
          </table:table-cell>
          <table:table-cell table:style-name="EvenCell">
            <text:p>Framer (https://framer.com) : création d’un site (landpage), responsive et hébergé, à partir d’un simple prompt. Les éléments générés sont ensuite éditables. Résultat d’un test sans édition : https://ia-generatives-en-education.framer.ai</text:p>
          </table:table-cell>
          <table:table-cell table:style-name="EvenCell">
            <text:p>https://www.uneiaparjour.fr/framer/</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7/2023</text:p>
          </table:table-cell>
        </table:table-row>
        <table:table-row>
          <table:table-cell table:style-name="DataCell">
            <text:p>Draw Things</text:p>
          </table:table-cell>
          <table:table-cell table:style-name="DataCell">
            <text:p>Draw Things (https://drawthings.ai) : StabbleDiffusion et 45 modèles d’IA génératives d’#images hors ligne, appli iOS. Text / image to image, outils édition, réglages fins. Gratuit et sans compte. Prompt en anglais. + : étapes suivies en direct / – : très long</text:p>
          </table:table-cell>
          <table:table-cell table:style-name="DataCell">
            <text:p>https://www.uneiaparjour.fr/draw-things/</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4/07/2023</text:p>
          </table:table-cell>
        </table:table-row>
        <table:table-row>
          <table:table-cell table:style-name="EvenCell">
            <text:p>Color anything</text:p>
          </table:table-cell>
          <table:table-cell table:style-name="EvenCell">
            <text:p>Une IA générative d’images pour l’été ou la rentrée, pour les petits ou pour les grands : https://color-anything.com qui, à partir d’un prompt, propose un coloriage à imprimer ou télécharger. Prompt en anglais préférable. Gratuit et sans compte.</text:p>
          </table:table-cell>
          <table:table-cell table:style-name="EvenCell">
            <text:p>https://www.uneiaparjour.fr/color-anything/</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3/07/2023</text:p>
          </table:table-cell>
        </table:table-row>
        <table:table-row>
          <table:table-cell table:style-name="DataCell">
            <text:p>Veed.io</text:p>
          </table:table-cell>
          <table:table-cell table:style-name="DataCell">
            <text:p>Un outil de montage vidéo avec outils d#IA génératives accessible depuis un navigateur ? http://veed.io ajoute la voix off, produit les sous-titres, les traduit etc. 10 min de vidéo gratuites, (génération titres, résumés + autres en version payante).</text:p>
          </table:table-cell>
          <table:table-cell table:style-name="DataCell">
            <text:p>https://www.uneiaparjour.fr/veedio/</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2/07/2023</text:p>
          </table:table-cell>
        </table:table-row>
        <table:table-row>
          <table:table-cell table:style-name="EvenCell">
            <text:p>Re-Art</text:p>
          </table:table-cell>
          <table:table-cell table:style-name="EvenCell">
            <text:p>Re-art (https://reart.devvinay.in) par @vinay_dev_ : outil d’IA génératrice d’images, gratuit et sans compte (basé sur Stable diffusion ?).</text:p>
          </table:table-cell>
          <table:table-cell table:style-name="EvenCell">
            <text:p>https://www.uneiaparjour.fr/re-art/</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7/2023</text:p>
          </table:table-cell>
        </table:table-row>
        <table:table-row>
          <table:table-cell table:style-name="DataCell">
            <text:p>Ipic</text:p>
          </table:table-cell>
          <table:table-cell table:style-name="DataCell">
            <text:p>Ipic (https://ipic.ai) : une IA générative d’images gratuite et sans compte (vu les tests, basée sur Stable diffusion ?). Jusqu’à 5 variations, plusieurs tailles d’images. Galerie publique.</text:p>
          </table:table-cell>
          <table:table-cell table:style-name="DataCell">
            <text:p>https://www.uneiaparjour.fr/ipic/</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0/07/2023</text:p>
          </table:table-cell>
        </table:table-row>
        <table:table-row>
          <table:table-cell table:style-name="EvenCell">
            <text:p>StoryD</text:p>
          </table:table-cell>
          <table:table-cell table:style-name="EvenCell">
            <text:p>StoryD (http://storyd.ai) accompagne la création d’une présentation : à partir d’un sujet donné, un script éditable est proposé avec reformulation et texte par l’IA, images, graphiques, listes etc. Gratuit 30 jours. Test : https://app.storyd.ai/story/b40adab3-8e28-41ee-97cd-f5371044808b/slides…</text:p>
          </table:table-cell>
          <table:table-cell table:style-name="EvenCell">
            <text:p>https://www.uneiaparjour.fr/storyd/</text:p>
          </table:table-cell>
          <table:table-cell table:style-name="EvenCatCell">
            <text:p>données</text:p>
          </table:table-cell>
          <table:table-cell table:style-name="EvenCatCell">
            <text:p>images</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ell">
            <text:p>09/07/2023</text:p>
          </table:table-cell>
        </table:table-row>
        <table:table-row>
          <table:table-cell table:style-name="DataCell">
            <text:p>Clipdrop</text:p>
          </table:table-cell>
          <table:table-cell table:style-name="DataCell">
            <text:p>Clipdrop (https://clipdrop.co) regroupe plusieurs outils dédiés à l’image qui utilisent l’IA. Trois particulièrement génèrent des images : Stable diffusion XL, Reimagine XL et Uncrop (dans l’ordre des captures).</text:p>
          </table:table-cell>
          <table:table-cell table:style-name="DataCell">
            <text:p>https://www.uneiaparjour.fr/clip-drop/</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7/2023</text:p>
          </table:table-cell>
        </table:table-row>
        <table:table-row>
          <table:table-cell table:style-name="EvenCell">
            <text:p>Wordtune</text:p>
          </table:table-cell>
          <table:table-cell table:style-name="EvenCell">
            <text:p>Wordtune (http://wordtune.com), outil d’IA générative de texte avec générations pré-formatées (continuer, expliquer, définir, donner des exemples…) et reformulation. Pas de limite de génération dans le test en version gratuite (3 reformulations/jour)</text:p>
          </table:table-cell>
          <table:table-cell table:style-name="EvenCell">
            <text:p>https://www.uneiaparjour.fr/wordtun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7/2023</text:p>
          </table:table-cell>
        </table:table-row>
        <table:table-row>
          <table:table-cell table:style-name="DataCell">
            <text:p>Aizzy</text:p>
          </table:table-cell>
          <table:table-cell table:style-name="DataCell">
            <text:p>Aizzy (http://aizzy.ai) : une IA générative de texte et une autre d’images dans un même outil avec plusieurs chatbots, interrogation de pdf, de vidéos ou de sites et génération d’images. Gratuit avec nbre limité (non précisé pas visible pendant le test).</text:p>
          </table:table-cell>
          <table:table-cell table:style-name="DataCell">
            <text:p>https://www.uneiaparjour.fr/aizzy/</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6/07/2023</text:p>
          </table:table-cell>
        </table:table-row>
        <table:table-row>
          <table:table-cell table:style-name="EvenCell">
            <text:p>Pollinations</text:p>
          </table:table-cell>
          <table:table-cell table:style-name="EvenCell">
            <text:p>Pollinations (https://pollinations.ai -&gt; https://replicate.com/pollinations) : IA générative d’images gratuite et sans compte. Une galerie d’images, un emplacement pour un prompt et une image est générée (une par prompt). Tests avec le prompt souvent utilisé de la pochette d’album. Et si ChatGPT 3.5 générait des images gratuitement et en direct dans le chat avec Pollinations ? […]</text:p>
          </table:table-cell>
          <table:table-cell table:style-name="EvenCell">
            <text:p>https://www.uneiaparjour.fr/pollinations-2/</text:p>
          </table:table-cell>
          <table:table-cell table:style-name="EvenCatCell">
            <text:p>images</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5/07/2023</text:p>
          </table:table-cell>
        </table:table-row>
        <table:table-row>
          <table:table-cell table:style-name="DataCell">
            <text:p>Piggy</text:p>
          </table:table-cell>
          <table:table-cell table:style-name="DataCell">
            <text:p>Piggy (https://piggy.to) : appli iOS et Android gratuite de génération de contenus texte, de quiz et de résumés avec outil d’édition, nombreux templates, outil de mise en page. Export réseaux sociaux, image et vidéo.</text:p>
          </table:table-cell>
          <table:table-cell table:style-name="DataCell">
            <text:p>https://www.uneiaparjour.fr/piggy/</text:p>
          </table:table-cell>
          <table:table-cell table:style-name="CatCell">
            <text:p>images</text:p>
          </table:table-cell>
          <table:table-cell table:style-name="CatCell">
            <text:p>présentation</text:p>
          </table:table-cell>
          <table:table-cell table:style-name="CatCell">
            <text:p>quiz et flashcards</text:p>
          </table:table-cell>
          <table:table-cell table:style-name="CatCell">
            <text:p>texte</text:p>
          </table:table-cell>
          <table:table-cell table:style-name="CatCell">
            <text:p>usage illimité</text:p>
          </table:table-cell>
          <table:table-cell table:style-name="CatCell">
            <text:p/>
          </table:table-cell>
          <table:table-cell table:style-name="DataCell">
            <text:p>04/07/2023</text:p>
          </table:table-cell>
        </table:table-row>
        <table:table-row>
          <table:table-cell table:style-name="EvenCell">
            <text:p>Twee</text:p>
          </table:table-cell>
          <table:table-cell table:style-name="EvenCell">
            <text:p>Twee (http://twee.com) : 30 outils d’IA générative de texte pour accompagner les enseignants. Outils liés entre eux et peuvent agir sur la génération précédente. Image to text pris en charge. Beta gratuite, en anglais (prompts en français ok).</text:p>
          </table:table-cell>
          <table:table-cell table:style-name="EvenCell">
            <text:p>https://www.uneiaparjour.fr/twee/</text:p>
          </table:table-cell>
          <table:table-cell table:style-name="EvenCatCell">
            <text:p>éducation</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3/07/2023</text:p>
          </table:table-cell>
        </table:table-row>
        <table:table-row>
          <table:table-cell table:style-name="DataCell">
            <text:p>Longshot</text:p>
          </table:table-cell>
          <table:table-cell table:style-name="DataCell">
            <text:p>Longshot (https://longshot.ai) : une vingtaine d’outils préformatés à partir d’une IA générative de texte dont « FactGPT » qui promet de proposer un contenu d’actualité et des sources vérifiées. 100 crédits gratuits (=5 générations). Test sur une formation IA.</text:p>
          </table:table-cell>
          <table:table-cell table:style-name="DataCell">
            <text:p>https://www.uneiaparjour.fr/longsh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7/2023</text:p>
          </table:table-cell>
        </table:table-row>
        <table:table-row>
          <table:table-cell table:style-name="EvenCell">
            <text:p>Sttatbot</text:p>
          </table:table-cell>
          <table:table-cell table:style-name="EvenCell">
            <text:p>Sttabot (https://app.sttabot.io) permet de transformer un prompt en un chatbot personnalisé. Test autour des programmes de cycle 3 disponible ici : https://app.sttabot.io/bot/programmes/ Nombre de bots infini dans la version gratuite, personnalisation payante.</text:p>
          </table:table-cell>
          <table:table-cell table:style-name="EvenCell">
            <text:p>https://www.uneiaparjour.fr/sttatbot/</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7/2023</text:p>
          </table:table-cell>
        </table:table-row>
        <table:table-row>
          <table:table-cell table:style-name="DataCell">
            <text:p>Imaginary Soundscape</text:p>
          </table:table-cell>
          <table:table-cell table:style-name="DataCell">
            <text:p>Imaginary Soundscape (https://imaginarysoundscape.net) : une image et l’IA propose une musique pour l’accompagner. Gratuit et sans compte. 3 tests (Wikimedia et image perso) : ⁃ https://imaginarysoundscape.net/view/eUZmWGlwSkxLckpKTw/Mzc4MDUxXzIzNDE5ODRfMA/v2.0… ⁃ https://imaginarysoundscape.net/view/eTRGZ09vczBNUEpKTw/ZGU1MDBiNjQ/v2.0… ⁃ https://imaginarysoundscape.net/view/MDRGVWlYOGU3dUlJbg/NDhiY2YzOWQ/v2.0…</text:p>
          </table:table-cell>
          <table:table-cell table:style-name="DataCell">
            <text:p>https://www.uneiaparjour.fr/imaginary-soundscape/</text:p>
          </table:table-cell>
          <table:table-cell table:style-name="CatCell">
            <text:p>musiqu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6/2023</text:p>
          </table:table-cell>
        </table:table-row>
        <table:table-row>
          <table:table-cell table:style-name="EvenCell">
            <text:p>Stockimg QRcode</text:p>
          </table:table-cell>
          <table:table-cell table:style-name="EvenCell">
            <text:p>Des QR codes personnalisés avec une image générée par un prompt ? Stockimg (génération d’images – payant) le propose dans son nouvel outil : https://stockimg.ai/qrcode/. 5 générations gratuites sans compte. Préférer l’anglais et s’inspirer des exemples.</text:p>
          </table:table-cell>
          <table:table-cell table:style-name="EvenCell">
            <text:p>https://www.uneiaparjour.fr/stockimg-qrcode/</text:p>
          </table:table-cell>
          <table:table-cell table:style-name="EvenCatCell">
            <text:p>images</text:p>
          </table:table-cell>
          <table:table-cell table:style-name="EvenCatCell">
            <text:p>qr cod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6/2023</text:p>
          </table:table-cell>
        </table:table-row>
        <table:table-row>
          <table:table-cell table:style-name="DataCell">
            <text:p>QuickCast</text:p>
          </table:table-cell>
          <table:table-cell table:style-name="DataCell">
            <text:p>Pour faire suite à la journée #IAeduc #IAecole de @reseau_canope, un outil d’IA génératrice de texte présenté aujourd’hui par @Jul_Dum et @j0annamarques : QuickCast (http://quickcast.lol), gratuit et sans besoin de compte (GPT4 et Bard annoncés, HS pour ce test)</text:p>
          </table:table-cell>
          <table:table-cell table:style-name="DataCell">
            <text:p>https://www.uneiaparjour.fr/quickcast/</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6/2023</text:p>
          </table:table-cell>
        </table:table-row>
        <table:table-row>
          <table:table-cell table:style-name="EvenCell">
            <text:p>Curipod</text:p>
          </table:table-cell>
          <table:table-cell table:style-name="EvenCell">
            <text:p>En attendant la journée IA et éducation proposée par Réseau Canopé demain (https://reseau-canope.fr/intelligence-artificielle.html), un outil dédié aux enseignants pour cette #uneIAparjour : Curipod (https://curipod.com), génération d’activités et de présentations modifiables et partageables.</text:p>
          </table:table-cell>
          <table:table-cell table:style-name="EvenCell">
            <text:p>https://www.uneiaparjour.fr/curipod/</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7/06/2023</text:p>
          </table:table-cell>
        </table:table-row>
        <table:table-row>
          <table:table-cell table:style-name="DataCell">
            <text:p>Eluna</text:p>
          </table:table-cell>
          <table:table-cell table:style-name="DataCell">
            <text:p>Eluna (https://eluna.ai) : plusieurs IA génératives dans le même outil, en ligne ou sur iOS : génération, changement ou mix d’images, suppression du fond etc. 15 crédits gratuits (peu… mais permet le test).Image Wikimedia https://commons.m.wikimedia.org/wiki/Category:Rock_music#/media/File%3AChristian-haffkrug.jpg</text:p>
          </table:table-cell>
          <table:table-cell table:style-name="DataCell">
            <text:p>https://www.uneiaparjour.fr/eluna/</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6/2023</text:p>
          </table:table-cell>
        </table:table-row>
        <table:table-row>
          <table:table-cell table:style-name="EvenCell">
            <text:p>TeacherToolsGPT</text:p>
          </table:table-cell>
          <table:table-cell table:style-name="EvenCell">
            <text:p>TeacherToolsGPT (https://teachertoolsgpt.com) : des outils d’IA génératrices pour accompagner l’enseignant. Génération de courriers, de séquences, de séances, d’aides à la gestion de classe, de quizz… En anglais mais accepte le français.</text:p>
          </table:table-cell>
          <table:table-cell table:style-name="EvenCell">
            <text:p>https://www.uneiaparjour.fr/teachertoolsgpt/</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06/2023</text:p>
          </table:table-cell>
        </table:table-row>
        <table:table-row>
          <table:table-cell table:style-name="DataCell">
            <text:p>Bright Eye</text:p>
          </table:table-cell>
          <table:table-cell table:style-name="DataCell">
            <text:p>Bright Eye (https://apps.apple.com/us/app/bright-eye/id1593932475) : application iOS gratuite génératrice de texte et d’images et qui propose des mini applications basées sur l’IA.</text:p>
          </table:table-cell>
          <table:table-cell table:style-name="DataCell">
            <text:p>https://www.uneiaparjour.fr/bright-eye/</text:p>
          </table:table-cell>
          <table:table-cell table:style-name="CatCell">
            <text:p>application</text:p>
          </table:table-cell>
          <table:table-cell table:style-name="CatCell">
            <text:p>images</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DataCell">
            <text:p>24/06/2023</text:p>
          </table:table-cell>
        </table:table-row>
        <table:table-row>
          <table:table-cell table:style-name="EvenCell">
            <text:p>Gamma</text:p>
          </table:table-cell>
          <table:table-cell table:style-name="EvenCell">
            <text:p>Gamma (http://gamma.app) génère présentations, documents ou pages web avec un prompt et un thème. Collaboration et édition possibles. 400 crédits gratuits (40 par génération). Tests : https://gamma.app/docs/Les-IA-generatives-en-education-usages-atouts-et-limites-kpguosdz6lgzkkc… et https://gamma.app/docs/Les-IA-generatives-en-education-ze2z4qr4le4zdxs…</text:p>
          </table:table-cell>
          <table:table-cell table:style-name="EvenCell">
            <text:p>https://www.uneiaparjour.fr/gamma/</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06/2023</text:p>
          </table:table-cell>
        </table:table-row>
        <table:table-row>
          <table:table-cell table:style-name="DataCell">
            <text:p>Breeze</text:p>
          </table:table-cell>
          <table:table-cell table:style-name="DataCell">
            <text:p>Breeze (http://breeze.ai) efface l’arrière-plan d’une photo et le remplace par celui décrit dans un prompt. Deux modes : “themes” génération par modèles d’IA et “customize” pour génération plus fine. Tests avec cette image : https://commons.m.wikimedia.org/wiki/Category:Rock_music#/media/File%3AChristian-haffkrug.jpg</text:p>
          </table:table-cell>
          <table:table-cell table:style-name="DataCell">
            <text:p>https://www.uneiaparjour.fr/breeze/</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06/2023</text:p>
          </table:table-cell>
        </table:table-row>
        <table:table-row>
          <table:table-cell table:style-name="EvenCell">
            <text:p>Muzaic Studio</text:p>
          </table:table-cell>
          <table:table-cell table:style-name="EvenCell">
            <text:p>En ce 21 juin, #uneIAparjour générative de musique ! Muzaic Studio (https://muzaic.studio/) met en musique vos vidéos : une vidéo chargée, choix des styles, réglages et une musique est crée. Test avec cette vidéo http://pixabay.com/fr/videos/vill… et son en 3ème image. 1h gratuite par mois.</text:p>
          </table:table-cell>
          <table:table-cell table:style-name="EvenCell">
            <text:p>https://www.uneiaparjour.fr/muzaic-studio/</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6/2023</text:p>
          </table:table-cell>
        </table:table-row>
        <table:table-row>
          <table:table-cell table:style-name="DataCell">
            <text:p>Studyflow</text:p>
          </table:table-cell>
          <table:table-cell table:style-name="DataCell">
            <text:p>Studyflow (https://aceflow.org) : une page unique, deux colonnes et deux boutons pour être interrogé sans limites sur le sujet de son choix. Gratuit et sans compte. Accepte le français mais questions et validation en anglais.</text:p>
          </table:table-cell>
          <table:table-cell table:style-name="DataCell">
            <text:p>https://www.uneiaparjour.fr/studyflow/</text:p>
          </table:table-cell>
          <table:table-cell table:style-name="CatCell">
            <text:p>quiz et flashcard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6/2023</text:p>
          </table:table-cell>
        </table:table-row>
        <table:table-row>
          <table:table-cell table:style-name="EvenCell">
            <text:p>Patience</text:p>
          </table:table-cell>
          <table:table-cell table:style-name="EvenCell">
            <text:p>Patience (http://patience.ai) : outil regroupant 100 modèles d’IA génératives d’images. Prompt négatif et image de base possibles. 200 crédits gratuits ou gratuité totale si attente dans la file.</text:p>
          </table:table-cell>
          <table:table-cell table:style-name="EvenCell">
            <text:p>https://www.uneiaparjour.fr/patience/</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06/2023</text:p>
          </table:table-cell>
        </table:table-row>
        <table:table-row>
          <table:table-cell table:style-name="DataCell">
            <text:p>Hypotenuse</text:p>
          </table:table-cell>
          <table:table-cell table:style-name="DataCell">
            <text:p>Hypotenuse (https://hypotenuse.ai), outils d’IA génératives pour aider à l’écriture : 20 modèles pour le texte (blog, réseaux, résumé, réécriture…) et un pour les images. 7 jours gratuits. Test pour un article de blog : https://share.hypotenuse.ai/article/470c6c46-28e0-495c-9e8a-3199cda7ef87</text:p>
          </table:table-cell>
          <table:table-cell table:style-name="DataCell">
            <text:p>https://www.uneiaparjour.fr/hypotenuse/</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06/2023</text:p>
          </table:table-cell>
        </table:table-row>
        <table:table-row>
          <table:table-cell table:style-name="EvenCell">
            <text:p>Meyer</text:p>
          </table:table-cell>
          <table:table-cell table:style-name="EvenCell">
            <text:p>Meyer (http://meyer.id) génère des histoires avec images, voix et sous-titres. Accepte et génère en français si spécifié, voix sur modèle anglophone. Tests : – EN : https://meyer.id/?videoId=2029 – FR : https://meyer.id/?videoId=2030</text:p>
          </table:table-cell>
          <table:table-cell table:style-name="EvenCell">
            <text:p>https://www.uneiaparjour.fr/meyer/</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6/2023</text:p>
          </table:table-cell>
        </table:table-row>
        <table:table-row>
          <table:table-cell table:style-name="DataCell">
            <text:p>Leap</text:p>
          </table:table-cell>
          <table:table-cell table:style-name="DataCell">
            <text:p>Leap (https://tryleap.ai) outil gratuit d’IA génératives d’images. 6 modèles différents pour la génération d’images et le remix (une image de base chargée avec un prompt), prompt négatif possible, et entraînement de son propre modèle.</text:p>
          </table:table-cell>
          <table:table-cell table:style-name="DataCell">
            <text:p>https://www.uneiaparjour.fr/leap/</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6/06/2023</text:p>
          </table:table-cell>
        </table:table-row>
        <table:table-row>
          <table:table-cell table:style-name="EvenCell">
            <text:p>MusicGen</text:p>
          </table:table-cell>
          <table:table-cell table:style-name="EvenCell">
            <text:p>MusicGen de Facebook est en démo sur Huggingface (https://huggingface.co/spaces/facebook/MusicGen) : un prompt avec un morceau de musique en possible inspiration et MusicGen génère une musique.</text:p>
          </table:table-cell>
          <table:table-cell table:style-name="EvenCell">
            <text:p>https://www.uneiaparjour.fr/musicgen/</text:p>
          </table:table-cell>
          <table:table-cell table:style-name="EvenCatCell">
            <text:p>musique</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15/06/2023</text:p>
          </table:table-cell>
        </table:table-row>
        <table:table-row>
          <table:table-cell table:style-name="DataCell">
            <text:p>Decktopus</text:p>
          </table:table-cell>
          <table:table-cell table:style-name="DataCell">
            <text:p>Decktopus (http://decktopus.com) : outil de génération de présentations, nombreux modèles, génération textes et images, édition. 100 générations gratuites. Supporte le français, génération anglais. Test ici : http://decktop.us/jBEBg-VhV</text:p>
          </table:table-cell>
          <table:table-cell table:style-name="DataCell">
            <text:p>https://www.uneiaparjour.fr/decktopus/</text:p>
          </table:table-cell>
          <table:table-cell table:style-name="CatCell">
            <text:p>images</text:p>
          </table:table-cell>
          <table:table-cell table:style-name="CatCell">
            <text:p>présent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4/06/2023</text:p>
          </table:table-cell>
        </table:table-row>
        <table:table-row>
          <table:table-cell table:style-name="EvenCell">
            <text:p>Learnt</text:p>
          </table:table-cell>
          <table:table-cell table:style-name="EvenCell">
            <text:p>Learnt (http://learnt.ai) : 40 outils IA pour les éducateurs, de la génération de brise-glace au plan de cours en passant par des activités ludiques. Accepte le français mais génération en anglais. 5000 « tokens » gratuits (1 mot=1 token)</text:p>
          </table:table-cell>
          <table:table-cell table:style-name="EvenCell">
            <text:p>https://www.uneiaparjour.fr/learnt/</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6/2023</text:p>
          </table:table-cell>
        </table:table-row>
        <table:table-row>
          <table:table-cell table:style-name="DataCell">
            <text:p>Kreado</text:p>
          </table:table-cell>
          <table:table-cell table:style-name="DataCell">
            <text:p>Kreado (https://kreadoai.com) : de la génération de texte à la production d’une vidéo avec avatar et voix de synthèse. 140 langues, 70 avatars, des 10aines de voix. Gratuit jusqu’à 800 caractères. Test à télécharger ici : https://aigc-cdn.kreadoai.com/digitalhuman/results/2023/6/dede912a095611eea8946e99500b0616.mp4</text:p>
          </table:table-cell>
          <table:table-cell table:style-name="DataCell">
            <text:p>https://www.uneiaparjour.fr/kreado/</text:p>
          </table:table-cell>
          <table:table-cell table:style-name="CatCell">
            <text:p>texte</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12/06/2023</text:p>
          </table:table-cell>
        </table:table-row>
        <table:table-row>
          <table:table-cell table:style-name="EvenCell">
            <text:p>BookHero</text:p>
          </table:table-cell>
          <table:table-cell table:style-name="EvenCell">
            <text:p>Un prompt, un personnage, un trait de caractère et un lieu : BookHero (http://bookhero.ai) se charge de l’écriture d’une histoire. iOS et Androïd, 3 histoires et 3 lectures de la galerie par mois (préciser « écris en français » dans le prompt).</text:p>
          </table:table-cell>
          <table:table-cell table:style-name="EvenCell">
            <text:p>https://www.uneiaparjour.fr/bookhero/</text:p>
          </table:table-cell>
          <table:table-cell table:style-name="EvenCatCell">
            <text:p>histoires enfants</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1/06/2023</text:p>
          </table:table-cell>
        </table:table-row>
        <table:table-row>
          <table:table-cell table:style-name="DataCell">
            <text:p>Aitubo</text:p>
          </table:table-cell>
          <table:table-cell table:style-name="DataCell">
            <text:p>Aitubo (http://aitubo.ai) : outil regroupant plusieurs modèles d’IA génératrices d’images et outil d’édition. 150 crédits gratuits à l’ouverture puis 50 par jour.</text:p>
          </table:table-cell>
          <table:table-cell table:style-name="DataCell">
            <text:p>https://www.uneiaparjour.fr/aitubo/</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06/2023</text:p>
          </table:table-cell>
        </table:table-row>
        <table:table-row>
          <table:table-cell table:style-name="EvenCell">
            <text:p>Albus</text:p>
          </table:table-cell>
          <table:table-cell table:style-name="EvenCell">
            <text:p>Albus (http://albus.org) : un tableau généré pour explorer un sujet via ChatGPT. Élements agençables et modifiables. 3 entrées : explorer, étudier, enseigner. Beta gratuite. Français ok, en anglais. Test : https://beta.albus.org/preview/AEF7347B…</text:p>
          </table:table-cell>
          <table:table-cell table:style-name="EvenCell">
            <text:p>https://www.uneiaparjour.fr/albus/</text:p>
          </table:table-cell>
          <table:table-cell table:style-name="EvenCatCell">
            <text:p>éducation</text:p>
          </table:table-cell>
          <table:table-cell table:style-name="EvenCatCell">
            <text:p>images</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09/06/2023</text:p>
          </table:table-cell>
        </table:table-row>
        <table:table-row>
          <table:table-cell table:style-name="DataCell">
            <text:p>Recraft</text:p>
          </table:table-cell>
          <table:table-cell table:style-name="DataCell">
            <text:p>Recraft (http://recraft.ai) : outil d’IA génératives d’images permettant la création d’images vectorielles, illustrations 3D, icônes, pictogrammes… Gratuit avec 20 modèles disponibles, modification de l’image, export svg, png et jpg.</text:p>
          </table:table-cell>
          <table:table-cell table:style-name="DataCell">
            <text:p>https://www.uneiaparjour.fr/recraft-1/</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6/2023</text:p>
          </table:table-cell>
        </table:table-row>
        <table:table-row>
          <table:table-cell table:style-name="EvenCell">
            <text:p>Todobot</text:p>
          </table:table-cell>
          <table:table-cell table:style-name="EvenCell">
            <text:p>Todobot (http://todobot.ai) améliore les listes de tâches grâce à l’IA. Les entrées sont analysées par l’IA qui propose des reformulations ou des pistes pour améliorer la compréhension. Sous-tâches et suivi possibles. Gratuit et français supporté.</text:p>
          </table:table-cell>
          <table:table-cell table:style-name="EvenCell">
            <text:p>https://www.uneiaparjour.fr/todobot/</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6/2023</text:p>
          </table:table-cell>
        </table:table-row>
        <table:table-row>
          <table:table-cell table:style-name="DataCell">
            <text:p>Fini</text:p>
          </table:table-cell>
          <table:table-cell table:style-name="DataCell">
            <text:p>Un chatbot avec une base de connaissance personnalisée sous ChatGPT à partir d’une liste d’URL : Fini (http://usefini.com). Accès via liste d’attente. Dans le compte gratuit, le chatbot reste “privé”. Testé à partir des programmes scolaires.</text:p>
          </table:table-cell>
          <table:table-cell table:style-name="DataCell">
            <text:p>https://www.uneiaparjour.fr/fini-2/</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06/2023</text:p>
          </table:table-cell>
        </table:table-row>
        <table:table-row>
          <table:table-cell table:style-name="EvenCell">
            <text:p>The infinite drum machine</text:p>
          </table:table-cell>
          <table:table-cell table:style-name="EvenCell">
            <text:p>The infinite drum machine (https://experiments.withgoogle.com/ai/drum-machine/…) : quand l’IA classe et cartographie en autonomie des sons du quotidien pour permettre de générer des beats paramètrables. Open source. Vidéo par ses auteurs employés Google : https://youtu.be/9x-_My5yjQY</text:p>
          </table:table-cell>
          <table:table-cell table:style-name="EvenCell">
            <text:p>https://www.uneiaparjour.fr/the-infinite-drum-machine/</text:p>
          </table:table-cell>
          <table:table-cell table:style-name="EvenCatCell">
            <text:p>musique</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5/06/2023</text:p>
          </table:table-cell>
        </table:table-row>
        <table:table-row>
          <table:table-cell table:style-name="DataCell">
            <text:p>Courseau</text:p>
          </table:table-cell>
          <table:table-cell table:style-name="DataCell">
            <text:p>Courseau (http://courseau.co) : création de cours à partir de podcast, vidéo, pdf ou simple URL. Synthèse, résumé, points clés et quiz. Accepte documents en français, génération en anglais. Test depuis https://edunumrech.hypotheses.org/files/2023/05/MEN_DNE_brochure_IA_WEB.pdf ici https://app.courseau.co/projects/bc9c5215-63f7-448d-b483-cb2400361a86/preview</text:p>
          </table:table-cell>
          <table:table-cell table:style-name="DataCell">
            <text:p>https://www.uneiaparjour.fr/courseau/</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06/2023</text:p>
          </table:table-cell>
        </table:table-row>
        <table:table-row>
          <table:table-cell table:style-name="EvenCell">
            <text:p>OpenArt</text:p>
          </table:table-cell>
          <table:table-cell table:style-name="EvenCell">
            <text:p>OpenArt (https://openart.ai/create) : outil avec 20 modèles d’IA génératives d’images. Variations et remix possibles, outils d’édition. 1000 crédits gratuits (1 image : 2 à 3 crédits).</text:p>
          </table:table-cell>
          <table:table-cell table:style-name="EvenCell">
            <text:p>https://www.uneiaparjour.fr/openart/</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6/2023</text:p>
          </table:table-cell>
        </table:table-row>
        <table:table-row>
          <table:table-cell table:style-name="DataCell">
            <text:p>Nutshell</text:p>
          </table:table-cell>
          <table:table-cell table:style-name="DataCell">
            <text:p>Nutshell (https://nutshellapp.com) résume et propose les points clés d’une vidéo YouTube. Français supporté, 10 résumés de vidéos jusqu’à 24 minutes par mois pour le compte gratuit. Test effectué sur cette vidéo : https://youtu.be/Qt9Yhx8vlVk</text:p>
          </table:table-cell>
          <table:table-cell table:style-name="DataCell">
            <text:p>https://www.uneiaparjour.fr/nutshell/</text:p>
          </table:table-cell>
          <table:table-cell table:style-name="CatCell">
            <text:p>texte</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6/2023</text:p>
          </table:table-cell>
        </table:table-row>
        <table:table-row>
          <table:table-cell table:style-name="EvenCell">
            <text:p>Artflow</text:p>
          </table:table-cell>
          <table:table-cell table:style-name="EvenCell">
            <text:p>Artflow (http://artflow.ai) : IA générative d’images, images ensuite utilisables pour générer des vidéos courtes avec voix et sous-titrage. Prompts et textes en anglais à privilégier. 100 images et 30 vidéos gratuites par mois.</text:p>
          </table:table-cell>
          <table:table-cell table:style-name="EvenCell">
            <text:p>https://www.uneiaparjour.fr/artflow/</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6/2023</text:p>
          </table:table-cell>
        </table:table-row>
        <table:table-row>
          <table:table-cell table:style-name="DataCell">
            <text:p>Marmof</text:p>
          </table:table-cell>
          <table:table-cell table:style-name="DataCell">
            <text:p>Marmof (https://marmof.com) : un outil d’IA génératives regroupant près de 50 modèles de génération de texte et un outil de génération d’images. 5000 mots générés gratuits par mois.</text:p>
          </table:table-cell>
          <table:table-cell table:style-name="DataCell">
            <text:p>https://www.uneiaparjour.fr/marmof/</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1/05/2023</text:p>
          </table:table-cell>
        </table:table-row>
        <table:table-row>
          <table:table-cell table:style-name="EvenCell">
            <text:p>Maze Guru</text:p>
          </table:table-cell>
          <table:table-cell table:style-name="EvenCell">
            <text:p>Maze Guru (https://maze.guru) : outil d’IA générative d’images web, Discord ou appli iOS et Androïd. Galerie, aide au prompt, styles multiples. Crédits gratuits à l’ouverture (renouvelés toutes les 24h ? – 360 pour moi, une image =1 à 3 crédits).</text:p>
          </table:table-cell>
          <table:table-cell table:style-name="EvenCell">
            <text:p>https://www.uneiaparjour.fr/maze-guru/</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5/2023</text:p>
          </table:table-cell>
        </table:table-row>
        <table:table-row>
          <table:table-cell table:style-name="DataCell">
            <text:p>Firefly</text:p>
          </table:table-cell>
          <table:table-cell table:style-name="DataCell">
            <text:p>Quand @Adobe lance ses outils d’IA génératives, cela donne Firefly : https://firefly.adobe.com. Premiers retours plus que positifs après les tests effectués sur “text to image” et “generative fill” !</text:p>
          </table:table-cell>
          <table:table-cell table:style-name="DataCell">
            <text:p>https://www.uneiaparjour.fr/firefly/</text:p>
          </table:table-cell>
          <table:table-cell table:style-name="CatCell">
            <text:p>image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05/2023</text:p>
          </table:table-cell>
        </table:table-row>
        <table:table-row>
          <table:table-cell table:style-name="EvenCell">
            <text:p>Zoo</text:p>
          </table:table-cell>
          <table:table-cell table:style-name="EvenCell">
            <text:p>Zoo (https://zoo.replicate.dev) : 7 modèles d’IA génératives d’images (3 stable diffusion, dall-e, kandisky, deepfloyd et material-diffusion) dans le même outil gratuit, sans compte et open source.</text:p>
          </table:table-cell>
          <table:table-cell table:style-name="EvenCell">
            <text:p>https://www.uneiaparjour.fr/zoo/</text:p>
          </table:table-cell>
          <table:table-cell table:style-name="EvenCatCell">
            <text:p>images</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28/05/2023</text:p>
          </table:table-cell>
        </table:table-row>
        <table:table-row>
          <table:table-cell table:style-name="DataCell">
            <text:p>Askbooks</text:p>
          </table:table-cell>
          <table:table-cell table:style-name="DataCell">
            <text:p>Askbooks (https://askbooks.ai) un chatbot basé sur une IA générative de texte pour questionner des livres, + de 2000 disponibles en anglais. 20 questions gratuites, français accepté. (Les apparitions de Laerte dans Hamlet ? Spoiler en image 😉</text:p>
          </table:table-cell>
          <table:table-cell table:style-name="DataCell">
            <text:p>https://www.uneiaparjour.fr/askbooks-2/</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5/2023</text:p>
          </table:table-cell>
        </table:table-row>
        <table:table-row>
          <table:table-cell table:style-name="EvenCell">
            <text:p>Monica</text:p>
          </table:table-cell>
          <table:table-cell table:style-name="EvenCell">
            <text:p>Monica (https://monica.im) une extension Chrome et Edge embarquant dans votre navigateur des IA génératives de texte (dont GPT4) et d’images. 40 requêtes gratuites par jour.</text:p>
          </table:table-cell>
          <table:table-cell table:style-name="EvenCell">
            <text:p>https://www.uneiaparjour.fr/monica/</text:p>
          </table:table-cell>
          <table:table-cell table:style-name="EvenCatCell">
            <text:p>chatbot</text:p>
          </table:table-cell>
          <table:table-cell table:style-name="EvenCatCell">
            <text:p>images</text:p>
          </table:table-cell>
          <table:table-cell table:style-name="EvenCatCell">
            <text:p>recherche</text:p>
          </table:table-cell>
          <table:table-cell table:style-name="EvenCatCell">
            <text:p>texte</text:p>
          </table:table-cell>
          <table:table-cell table:style-name="EvenCatCell">
            <text:p/>
          </table:table-cell>
          <table:table-cell table:style-name="EvenCatCell">
            <text:p/>
          </table:table-cell>
          <table:table-cell table:style-name="EvenCell">
            <text:p>26/05/2023</text:p>
          </table:table-cell>
        </table:table-row>
        <table:table-row>
          <table:table-cell table:style-name="DataCell">
            <text:p>GitMind</text:p>
          </table:table-cell>
          <table:table-cell table:style-name="DataCell">
            <text:p>GitMind (http://gitmind.com/fr/) : une appli iOS et Android de cartes mentales avec un chatbot intégré qui embarque une IA génératrice de texte. Outil complet, partage et collaboration possible, 10 cartes gratuites.</text:p>
          </table:table-cell>
          <table:table-cell table:style-name="DataCell">
            <text:p>https://www.uneiaparjour.fr/gitmind/</text:p>
          </table:table-cell>
          <table:table-cell table:style-name="CatCell">
            <text:p>mindmap</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5/2023</text:p>
          </table:table-cell>
        </table:table-row>
        <table:table-row>
          <table:table-cell table:style-name="EvenCell">
            <text:p>Teach anything</text:p>
          </table:table-cell>
          <table:table-cell table:style-name="EvenCell">
            <text:p>Teach anything (https://teach-anything.com) : une question posée avec langue et niveau de réponse choisis et une explication est générée.</text:p>
          </table:table-cell>
          <table:table-cell table:style-name="EvenCell">
            <text:p>https://www.uneiaparjour.fr/teach-anything-2/</text:p>
          </table:table-cell>
          <table:table-cell table:style-name="EvenCatCell">
            <text:p>éducation</text:p>
          </table:table-cell>
          <table:table-cell table:style-name="EvenCatCell">
            <text:p>open source</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23/05/2023</text:p>
          </table:table-cell>
        </table:table-row>
        <table:table-row>
          <table:table-cell table:style-name="DataCell">
            <text:p>Conversly</text:p>
          </table:table-cell>
          <table:table-cell table:style-name="DataCell">
            <text:p>De l’IA générative pour pratiquer 5 langues (espagnol, français, allemand, russe, portugais – interface en anglais) : https://conversly.ai. Appli iOS et Android, gratuite, 4 modes de conversation, dictée possible, grammaire et orthographe.</text:p>
          </table:table-cell>
          <table:table-cell table:style-name="DataCell">
            <text:p>https://www.uneiaparjour.fr/conversly/</text:p>
          </table:table-cell>
          <table:table-cell table:style-name="CatCell">
            <text:p>chatbot</text:p>
          </table:table-cell>
          <table:table-cell table:style-name="CatCell">
            <text:p>langu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2/05/2023</text:p>
          </table:table-cell>
        </table:table-row>
        <table:table-row>
          <table:table-cell table:style-name="EvenCell">
            <text:p>Exemplary</text:p>
          </table:table-cell>
          <table:table-cell table:style-name="EvenCell">
            <text:p>Exemplary (https://exemplary.ai/fr) : transcription, traduction, sous-titrage de vidéos ou d’audio et générations de contenus texte et/ou de capsules vidéos à partir d’un menu ou de prompts personnalisés. Test depuis https://youtu.be/xRC9-kZAnBw</text:p>
          </table:table-cell>
          <table:table-cell table:style-name="EvenCell">
            <text:p>https://www.uneiaparjour.fr/exemplary/</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5/2023</text:p>
          </table:table-cell>
        </table:table-row>
        <table:table-row>
          <table:table-cell table:style-name="DataCell">
            <text:p>Dreamlike</text:p>
          </table:table-cell>
          <table:table-cell table:style-name="DataCell">
            <text:p>Dreamlike (https://dreamlike.art) nouvel outil qui regroupe plusieurs modèles d’IA génératives d’images avec nombreuses options dont l’ajout d’images initiales, prompt négatif, édition et amélioration d’images.</text:p>
          </table:table-cell>
          <table:table-cell table:style-name="DataCell">
            <text:p>https://www.uneiaparjour.fr/dreamlike/</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5/2023</text:p>
          </table:table-cell>
        </table:table-row>
        <table:table-row>
          <table:table-cell table:style-name="EvenCell">
            <text:p>SongR</text:p>
          </table:table-cell>
          <table:table-cell table:style-name="EvenCell">
            <text:p>SongR (version beta, https://songr.ai) : un style de musique, des paroles générées par un prompt ou écrite dans l’éditeur et une chanson est générée. Voix en anglais. Test avec paroles générées par Bing chat.</text:p>
          </table:table-cell>
          <table:table-cell table:style-name="EvenCell">
            <text:p>https://www.uneiaparjour.fr/songr/</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05/2023</text:p>
          </table:table-cell>
        </table:table-row>
        <table:table-row>
          <table:table-cell table:style-name="DataCell">
            <text:p>Stablecog</text:p>
          </table:table-cell>
          <table:table-cell table:style-name="DataCell">
            <text:p>Un nouvel outil d’IA générative d’images : Stablecog (https://stablecog.com). Plusieurs IA dont Stable diffusion disponibles, plusieurs formats et options fines possibles. Test avec le prompt désormais classique de la pochette de disque 😉</text:p>
          </table:table-cell>
          <table:table-cell table:style-name="DataCell">
            <text:p>https://www.uneiaparjour.fr/stablecog/</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05/2023</text:p>
          </table:table-cell>
        </table:table-row>
        <table:table-row>
          <table:table-cell table:style-name="EvenCell">
            <text:p>ByeBlankPage</text:p>
          </table:table-cell>
          <table:table-cell table:style-name="EvenCell">
            <text:p>ByeBlankPage (https://byeblankpage.ai) : assistant pour l’écriture. Après choix du thème, du type de texte et du lecteur, l’IA propose, réagit à des prompts ou modifie un passage. 1000 mots gratuits, pour découvrir en attendant un autre outil aussi abouti ?</text:p>
          </table:table-cell>
          <table:table-cell table:style-name="EvenCell">
            <text:p>https://www.uneiaparjour.fr/byeblankpage-2/</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05/2023</text:p>
          </table:table-cell>
        </table:table-row>
        <table:table-row>
          <table:table-cell table:style-name="DataCell">
            <text:p>BeatBot</text:p>
          </table:table-cell>
          <table:table-cell table:style-name="DataCell">
            <text:p>BeatBot https://beatbot.fm : création de musiques courtes à partir d’un prompt avec voix possible. Prompt en français possibles mais textes en anglais. Textes éditables. Capture 1 : https://beatbot.fm/song/cc4f794d8629403c980105f3654bf1af… Capture 2 : https://beatbot.fm/song/c8075fb8c9e44a38af57f02928abb621…</text:p>
          </table:table-cell>
          <table:table-cell table:style-name="DataCell">
            <text:p>https://www.uneiaparjour.fr/beatbot-2/</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5/2023</text:p>
          </table:table-cell>
        </table:table-row>
        <table:table-row>
          <table:table-cell table:style-name="EvenCell">
            <text:p>Loudly</text:p>
          </table:table-cell>
          <table:table-cell table:style-name="EvenCell">
            <text:p>Loudly (https://loudly.com) : génération par IA de musiques, banque de musiques et playlists gratuites, recommandations depuis un prompt et ajustement de musiques sur vidéo via l’application. Générations illimitées et 3 téléchargements gratuits.</text:p>
          </table:table-cell>
          <table:table-cell table:style-name="EvenCell">
            <text:p>https://www.uneiaparjour.fr/loudly/</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5/2023</text:p>
          </table:table-cell>
        </table:table-row>
        <table:table-row>
          <table:table-cell table:style-name="DataCell">
            <text:p>Plazmapunk</text:p>
          </table:table-cell>
          <table:table-cell table:style-name="DataCell">
            <text:p>Une musique (pour le test http://publicdomain4u.com/new-old-music-…), une image de départ (photo du disque), un prompt (des musiciens devant une maison en bois), un style (réaliste) = un clip créé par Plazmapunk (http://plazmapunk.com). Version alpha, gratuit.</text:p>
          </table:table-cell>
          <table:table-cell table:style-name="DataCell">
            <text:p>https://www.uneiaparjour.fr/plazmapunk/</text:p>
          </table:table-cell>
          <table:table-cell table:style-name="CatCell">
            <text:p>musique</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13/05/2023</text:p>
          </table:table-cell>
        </table:table-row>
        <table:table-row>
          <table:table-cell table:style-name="EvenCell">
            <text:p>D-ID</text:p>
          </table:table-cell>
          <table:table-cell table:style-name="EvenCell">
            <text:p>D-ID, (http://d-id.com) pour créer et faire dire des textes à des avatars : une image de la galerie, créée par l’IA ou de ses images, un script écrit ou avec l’IA, une voix présente ou créée à partir d’un fichier. 15 vidéos gratuites.</text:p>
          </table:table-cell>
          <table:table-cell table:style-name="EvenCell">
            <text:p>https://www.uneiaparjour.fr/d-id/</text:p>
          </table:table-cell>
          <table:table-cell table:style-name="EvenCatCell">
            <text:p>images</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12/05/2023</text:p>
          </table:table-cell>
        </table:table-row>
        <table:table-row>
          <table:table-cell table:style-name="DataCell">
            <text:p>Typpo</text:p>
          </table:table-cell>
          <table:table-cell table:style-name="DataCell">
            <text:p>Typpo (https://typpo.app) de @ScienceInc génère des vidéos animées à partir d’un texte dicté. 18 designs proposés, certains avec modification de la voix. Appli gratuite et vidéos sans logos ni filigranes. Test sous iOS.</text:p>
          </table:table-cell>
          <table:table-cell table:style-name="DataCell">
            <text:p>https://www.uneiaparjour.fr/typpo/</text:p>
          </table:table-cell>
          <table:table-cell table:style-name="CatCell">
            <text:p>usage illimité</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11/05/2023</text:p>
          </table:table-cell>
        </table:table-row>
        <table:table-row>
          <table:table-cell table:style-name="EvenCell">
            <text:p>Sofabrain</text:p>
          </table:table-cell>
          <table:table-cell table:style-name="EvenCell">
            <text:p>Une IA générative d’images spécialisée pour cette #uneIAparjour : SofaBrain (https://sofabrain.com), design d’intérieurs et d’extérieurs ! Une image, le type de lieu, le style attendu et plusieurs rendus modifiables produits. En inspiration dans des projets forme scolaire ?</text:p>
          </table:table-cell>
          <table:table-cell table:style-name="EvenCell">
            <text:p>https://www.uneiaparjour.fr/sofabrain/</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05/2023</text:p>
          </table:table-cell>
        </table:table-row>
        <table:table-row>
          <table:table-cell table:style-name="DataCell">
            <text:p>TutorAI</text:p>
          </table:table-cell>
          <table:table-cell table:style-name="DataCell">
            <text:p>Un sujet à explorer, envie d’acquérir de nouvelles connaissances grâce à l’IA ? À partir d’un sujet exposé en quelques mots, TutorAI (http://tutorai.me) le décompose en modules puis en leçons accompagnées d’exemples et de quiz.</text:p>
          </table:table-cell>
          <table:table-cell table:style-name="DataCell">
            <text:p>https://www.uneiaparjour.fr/tutorai-2/</text:p>
          </table:table-cell>
          <table:table-cell table:style-name="CatCell">
            <text:p>éducation</text:p>
          </table:table-cell>
          <table:table-cell table:style-name="CatCell">
            <text:p>quiz et flashcard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9/05/2023</text:p>
          </table:table-cell>
        </table:table-row>
        <table:table-row>
          <table:table-cell table:style-name="EvenCell">
            <text:p>My AI</text:p>
          </table:table-cell>
          <table:table-cell table:style-name="EvenCell">
            <text:p>Pour cette #uneIAparjour un chatbot basé sur ChatGPT, pour un grand et plutôt jeune public et pourtant moins « visible » : MyAI de @Snapchat, « l’ami virtuel » directement dans ses conversations. Réponses fluides mais parfois vagues et progrès à faire sur le scolaire…</text:p>
          </table:table-cell>
          <table:table-cell table:style-name="EvenCell">
            <text:p>https://www.uneiaparjour.fr/my-ai/</text:p>
          </table:table-cell>
          <table:table-cell table:style-name="EvenCatCell">
            <text:p>chatbot</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8/05/2023</text:p>
          </table:table-cell>
        </table:table-row>
        <table:table-row>
          <table:table-cell table:style-name="DataCell">
            <text:p>BlueWillow</text:p>
          </table:table-cell>
          <table:table-cell table:style-name="DataCell">
            <text:p>BlueWillow (https://bluewillow.ai) regroupe plusieurs IA génératives d’images dans un même outil et les mobilise en fonction de la demande exprimée. En beta, depuis Discord avec /imagine, permet l’agrandissement et les variations. Rendus de grande qualité.</text:p>
          </table:table-cell>
          <table:table-cell table:style-name="DataCell">
            <text:p>https://www.uneiaparjour.fr/bluewillow-2/</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5/2023</text:p>
          </table:table-cell>
        </table:table-row>
        <table:table-row>
          <table:table-cell table:style-name="EvenCell">
            <text:p>NovelFlow</text:p>
          </table:table-cell>
          <table:table-cell table:style-name="EvenCell">
            <text:p>L’IA pour accompagner l’écriture d’histoires complexes, c’est ce que propose NovelFlow (https://novelflow.ai – sur liste d’attente). Personnages, environnement, histoires : en plus du guide d’écriture pas à pas, l’IA peut être sollicitée à chaque étape.</text:p>
          </table:table-cell>
          <table:table-cell table:style-name="EvenCell">
            <text:p>https://www.uneiaparjour.fr/novelflow/</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05/2023</text:p>
          </table:table-cell>
        </table:table-row>
        <table:table-row>
          <table:table-cell table:style-name="DataCell">
            <text:p>Aomni</text:p>
          </table:table-cell>
          <table:table-cell table:style-name="DataCell">
            <text:p>Et si ChatGPT 4 et autoGPT étaient dans un même outil pour devenir un assistant de recherche web, classer, résumer, partager, etc. ? C’est ce que propose http://aomni.com ! Test sur l’IA en éducation ici : https://aomni.com/search/0e4d0e44-1195-46ed-b33d-9e8c484ffbf6…</text:p>
          </table:table-cell>
          <table:table-cell table:style-name="DataCell">
            <text:p>https://www.uneiaparjour.fr/aomni/</text:p>
          </table:table-cell>
          <table:table-cell table:style-name="CatCell">
            <text:p>recherche</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5/2023</text:p>
          </table:table-cell>
        </table:table-row>
        <table:table-row>
          <table:table-cell table:style-name="EvenCell">
            <text:p>ChatYoutube</text:p>
          </table:table-cell>
          <table:table-cell table:style-name="EvenCell">
            <text:p>ChatYoutube (chatyoutube.com) de @justinliang1020 : entrer l’URL d’une vidéo et dialoguer sur son contenu (résumé, points importants, questions, conclusions…). En anglais mais en français à la première demande (peut interagir dans une langue différente de l’original).</text:p>
          </table:table-cell>
          <table:table-cell table:style-name="EvenCell">
            <text:p>https://www.uneiaparjour.fr/chatyoutube/</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05/2023</text:p>
          </table:table-cell>
        </table:table-row>
        <table:table-row>
          <table:table-cell table:style-name="DataCell">
            <text:p>MentorGPT</text:p>
          </table:table-cell>
          <table:table-cell table:style-name="DataCell">
            <text:p>MentorGPT (https://beta.nando.ai/Chat/mentorgpt.php) de @nando_ai : un ChatGPT avec réponses longues possibles, accès à une liste de « personnalités » pour échanger, copie des messages proposée. Version beta gratuite.</text:p>
          </table:table-cell>
          <table:table-cell table:style-name="DataCell">
            <text:p>https://www.uneiaparjour.fr/mentorgpt/</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05/2023</text:p>
          </table:table-cell>
        </table:table-row>
        <table:table-row>
          <table:table-cell table:style-name="EvenCell">
            <text:p>Looseleaf / pdf.ai</text:p>
          </table:table-cell>
          <table:table-cell table:style-name="EvenCell">
            <text:p>Looseleaf (https://looseleaf.ai) est un outil gratuit qui permet d’interroger des documents pdf. Test réalisé avec « La guerre des boutons » (https://ebooksgratuits.com/pdf/pergaud_guerre_de_boutons.pdf…), une piste à creuser pour interroger des œuvres littéraires du domaine public ? Note du 11/09/23 : Looseleaf est désormais disponible sous pdf.ai</text:p>
          </table:table-cell>
          <table:table-cell table:style-name="EvenCell">
            <text:p>https://www.uneiaparjour.fr/looseleaf/</text:p>
          </table:table-cell>
          <table:table-cell table:style-name="EvenCatCell">
            <text:p>chatbot</text:p>
          </table:table-cell>
          <table:table-cell table:style-name="EvenCatCell">
            <text:p>document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2/05/2023</text:p>
          </table:table-cell>
        </table:table-row>
        <table:table-row>
          <table:table-cell table:style-name="DataCell">
            <text:p>ChartGPT</text:p>
          </table:table-cell>
          <table:table-cell table:style-name="DataCell">
            <text:p>Transformer en quelques secondes des données sous forme de texte en graphique ? C’est ce que propose ChartGPT : https://chartgpt.dev (via @franckbodin). Plusieurs mises en forme possibles et téléchargement au format png.</text:p>
          </table:table-cell>
          <table:table-cell table:style-name="DataCell">
            <text:p>https://www.uneiaparjour.fr/chartgpt/</text:p>
          </table:table-cell>
          <table:table-cell table:style-name="CatCell">
            <text:p>donné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5/2023</text:p>
          </table:table-cell>
        </table:table-row>
        <table:table-row>
          <table:table-cell table:style-name="EvenCell">
            <text:p>Blocklade Labs</text:p>
          </table:table-cell>
          <table:table-cell table:style-name="EvenCell">
            <text:p>Un prompt pour créer les images à 360 degrés dans plusieurs styles en quelques secondes ? Voici Blockade labs : https://blockadelabs.com</text:p>
          </table:table-cell>
          <table:table-cell table:style-name="EvenCell">
            <text:p>https://www.uneiaparjour.fr/blocklade-labs/</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4/2023</text:p>
          </table:table-cell>
        </table:table-row>
        <table:table-row>
          <table:table-cell table:style-name="DataCell">
            <text:p>Forefront Chat</text:p>
          </table:table-cell>
          <table:table-cell table:style-name="DataCell">
            <text:p>Forefront Chat (https://chat.forefront.ai) : ChatGPT 3.5 et 4 gratuits dans une version alpha qui permet la création d’images, d’utiliser des « personas », de classer ses échanges et de les partager. Présentation dans ce tweet de @ForefrontAI : https://twitter.com/ForefrontAI/status/1649429139907137540</text:p>
          </table:table-cell>
          <table:table-cell table:style-name="DataCell">
            <text:p>https://www.uneiaparjour.fr/forefront-chat/</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9/04/2023</text:p>
          </table:table-cell>
        </table:table-row>
        <table:table-row>
          <table:table-cell table:style-name="EvenCell">
            <text:p>MiniGPT4</text:p>
          </table:table-cell>
          <table:table-cell table:style-name="EvenCell">
            <text:p>Quand un modèle visuel rencontre un modèle de langage… MiniGPT4 illustre les fonctionnalités de dialogue avec l’image de GPT4 : une image de départ devient source d’échange avec l’IA. Le projet de recherche : https://minigpt-4.github.io et sa démo : https://huggingface.co/spaces/Vision-CAIR/minigpt4</text:p>
          </table:table-cell>
          <table:table-cell table:style-name="EvenCell">
            <text:p>https://www.uneiaparjour.fr/minigpt4-2/</text:p>
          </table:table-cell>
          <table:table-cell table:style-name="EvenCatCell">
            <text:p>images</text:p>
          </table:table-cell>
          <table:table-cell table:style-name="EvenCatCell">
            <text:p>open source</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28/04/2023</text:p>
          </table:table-cell>
        </table:table-row>
        <table:table-row>
          <table:table-cell table:style-name="DataCell">
            <text:p>Open Assistant</text:p>
          </table:table-cell>
          <table:table-cell table:style-name="DataCell">
            <text:p>Open-assistant, un nouveau modèle d’IA génératrice de textes, en développement et open source, que l’on peu aider à développer en français via des tâches à effectuer : https://open-assistant.io</text:p>
          </table:table-cell>
          <table:table-cell table:style-name="DataCell">
            <text:p>https://www.uneiaparjour.fr/open-assistant/</text:p>
          </table:table-cell>
          <table:table-cell table:style-name="CatCell">
            <text:p>chatbot</text:p>
          </table:table-cell>
          <table:table-cell table:style-name="CatCell">
            <text:p>LLM</text:p>
          </table:table-cell>
          <table:table-cell table:style-name="CatCell">
            <text:p>open source</text:p>
          </table:table-cell>
          <table:table-cell table:style-name="CatCell">
            <text:p>texte</text:p>
          </table:table-cell>
          <table:table-cell table:style-name="CatCell">
            <text:p>usage illimité</text:p>
          </table:table-cell>
          <table:table-cell table:style-name="CatCell">
            <text:p/>
          </table:table-cell>
          <table:table-cell table:style-name="DataCell">
            <text:p>27/04/2023</text:p>
          </table:table-cell>
        </table:table-row>
        <table:table-row>
          <table:table-cell table:style-name="EvenCell">
            <text:p>Kaiber</text:p>
          </table:table-cell>
          <table:table-cell table:style-name="EvenCell">
            <text:p>Animer une image fixe en quelques minutes avec seulement une image, un prompt et un style choisi… défi relevé par https://kaiber.ai ! Dans ce test : « this bird flying » style steampunk.</text:p>
          </table:table-cell>
          <table:table-cell table:style-name="EvenCell">
            <text:p>https://www.uneiaparjour.fr/kaiber/</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4/2023</text:p>
          </table:table-cell>
        </table:table-row>
        <table:table-row>
          <table:table-cell table:style-name="DataCell">
            <text:p>Creative Fabrica</text:p>
          </table:table-cell>
          <table:table-cell table:style-name="DataCell">
            <text:p>Deux outils d’IA dédiés à l’image sur un même site : http://creativefabrica.com : – sparkArt : génération d’images à partir d’un prompt https://www.creativefabrica.com/spark/tools/art-generator/ – imagemix : génération d’images à partir d’une image existante : https://www.creativefabrica.com/spark/tools/imagemix/</text:p>
          </table:table-cell>
          <table:table-cell table:style-name="DataCell">
            <text:p>https://www.uneiaparjour.fr/creative-fabrica/</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4/2023</text:p>
          </table:table-cell>
        </table:table-row>
        <table:table-row>
          <table:table-cell table:style-name="EvenCell">
            <text:p>Mage</text:p>
          </table:table-cell>
          <table:table-cell table:style-name="EvenCell">
            <text:p>http://Mage.space est un outil de génération d’images basé sur Stable Diffusion. Le prompt peut-être augmenté d’une image de référence. Nombreux paramètres disponibles, galerie avec prompts d’origine pour inspiration</text:p>
          </table:table-cell>
          <table:table-cell table:style-name="EvenCell">
            <text:p>https://www.uneiaparjour.fr/mage/</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4/2023</text:p>
          </table:table-cell>
        </table:table-row>
        <table:table-row>
          <table:table-cell table:style-name="DataCell">
            <text:p>Opus Clip</text:p>
          </table:table-cell>
          <table:table-cell table:style-name="DataCell">
            <text:p>Opus Clip (https://opus.pro/clip) : une vidéo YouTube (anglais seul supporté pour le moment) découpée en une dizaine de minutes grâce à l’IA en 10 clips cohérents et percutants, redimensionnés et surtitrés avec modification possible.</text:p>
          </table:table-cell>
          <table:table-cell table:style-name="DataCell">
            <text:p>https://www.uneiaparjour.fr/opus-clip/</text:p>
          </table:table-cell>
          <table:table-cell table:style-name="CatCell">
            <text:p>vidéo</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4/2023</text:p>
          </table:table-cell>
        </table:table-row>
        <table:table-row>
          <table:table-cell table:style-name="EvenCell">
            <text:p>AutoGPT</text:p>
          </table:table-cell>
          <table:table-cell table:style-name="EvenCell">
            <text:p>Envie de découvrir AutoGPT (https://github.com/Significant-Gravitas/Auto-GPT…) qui rend ChatGPT plus autonome sans avoir les compétences pour sa longue installation ? Deux outils en démonstration le permettent : AgentGPT (https://agentgpt.reworkd.ai) et Godmode (https://godmode.space)</text:p>
          </table:table-cell>
          <table:table-cell table:style-name="EvenCell">
            <text:p>https://www.uneiaparjour.fr/autogpt/</text:p>
          </table:table-cell>
          <table:table-cell table:style-name="EvenCatCell">
            <text:p>chatbot</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2/04/2023</text:p>
          </table:table-cell>
        </table:table-row>
        <table:table-row>
          <table:table-cell table:style-name="DataCell">
            <text:p>StableLM</text:p>
          </table:table-cell>
          <table:table-cell table:style-name="DataCell">
            <text:p>Après ChatGpt, Claude ou Dragonfly (disponibles dans @poe_platform), envie de tester un nouveau modèle de langage ?@StabilityAI (= Stable diffusion) met à disposition StableLM en open source, à tester ici : https://huggingface.co/spaces/stabilityai/stablelm-tuned-alpha-chat</text:p>
          </table:table-cell>
          <table:table-cell table:style-name="DataCell">
            <text:p>https://www.uneiaparjour.fr/stablelm/</text:p>
          </table:table-cell>
          <table:table-cell table:style-name="CatCell">
            <text:p>chatbot</text:p>
          </table:table-cell>
          <table:table-cell table:style-name="CatCell">
            <text:p>LLM</text:p>
          </table:table-cell>
          <table:table-cell table:style-name="CatCell">
            <text:p>open source</text:p>
          </table:table-cell>
          <table:table-cell table:style-name="CatCell">
            <text:p>sans compte</text:p>
          </table:table-cell>
          <table:table-cell table:style-name="CatCell">
            <text:p>texte</text:p>
          </table:table-cell>
          <table:table-cell table:style-name="CatCell">
            <text:p>usage illimité</text:p>
          </table:table-cell>
          <table:table-cell table:style-name="DataCell">
            <text:p>21/04/2023</text:p>
          </table:table-cell>
        </table:table-row>
        <table:table-row>
          <table:table-cell table:style-name="EvenCell">
            <text:p>Instant Art</text:p>
          </table:table-cell>
          <table:table-cell table:style-name="EvenCell">
            <text:p>Instant art (https://instantart.io) : 25 modèles d’IA génératives d’images basés sur stable diffusion disponibles gratuitement, accès aux images déjà générées et à leur prompt, une dizaine de dimensions possibles.</text:p>
          </table:table-cell>
          <table:table-cell table:style-name="EvenCell">
            <text:p>https://www.uneiaparjour.fr/instant-art/</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4/2023</text:p>
          </table:table-cell>
        </table:table-row>
        <table:table-row>
          <table:table-cell table:style-name="DataCell">
            <text:p>BingGPT</text:p>
          </table:table-cell>
          <table:table-cell table:style-name="DataCell">
            <text:p>Le chatbot de Bing – seulement lui – et donc GPT4 directement dans son ordinateur sans passer par Edge ou le site Bing ? @DICE2O partage BingGPT : https://github.com/dice2o/BingGPT, application open source à installer. Compte Microsoft requis puis accès illimité.</text:p>
          </table:table-cell>
          <table:table-cell table:style-name="DataCell">
            <text:p>https://www.uneiaparjour.fr/binggpt/</text:p>
          </table:table-cell>
          <table:table-cell table:style-name="CatCell">
            <text:p>chatbot</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DataCell">
            <text:p>19/04/2023</text:p>
          </table:table-cell>
        </table:table-row>
        <table:table-row>
          <table:table-cell table:style-name="EvenCell">
            <text:p>Plume AI</text:p>
          </table:table-cell>
          <table:table-cell table:style-name="EvenCell">
            <text:p>plume-ai.com, un traitement de texte en ligne gonflé à l’IA : génère à partir d’un prompt ou de la phrase précédente, reformule, propose des plans et des rédactions. 3000 mots gratuits par mois.</text:p>
          </table:table-cell>
          <table:table-cell table:style-name="EvenCell">
            <text:p>https://www.uneiaparjour.fr/plume-ai/</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4/2023</text:p>
          </table:table-cell>
        </table:table-row>
        <table:table-row>
          <table:table-cell table:style-name="DataCell">
            <text:p>My AskAI</text:p>
          </table:table-cell>
          <table:table-cell table:style-name="DataCell">
            <text:p>Un outil pour créer son propre chatbot basé sur l’IA : https://myaskai.com à partir d’une base de données de documents ou d’URL définies. Test avec les pages du MEN des programmes de l’école et du collège en capture. En anglais mais français accepté.</text:p>
          </table:table-cell>
          <table:table-cell table:style-name="DataCell">
            <text:p>https://www.uneiaparjour.fr/my-askai/</text:p>
          </table:table-cell>
          <table:table-cell table:style-name="CatCell">
            <text:p>chatbot</text:p>
          </table:table-cell>
          <table:table-cell table:style-name="CatCell">
            <text:p>document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6/04/2023</text:p>
          </table:table-cell>
        </table:table-row>
        <table:table-row>
          <table:table-cell table:style-name="EvenCell">
            <text:p>Cohesive</text:p>
          </table:table-cell>
          <table:table-cell table:style-name="EvenCell">
            <text:p>Cohesive.so : outil d’IA générative de textes qui propose des modèles de rédaction pré-définis avec éditeur de textes et documents générés collaboratifs. Génère en anglais, outil de traduction intégré. 10000 mots gratuits par mois.</text:p>
          </table:table-cell>
          <table:table-cell table:style-name="EvenCell">
            <text:p>https://www.uneiaparjour.fr/cohesive-2/</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4/2023</text:p>
          </table:table-cell>
        </table:table-row>
        <table:table-row>
          <table:table-cell table:style-name="DataCell">
            <text:p>Designer</text:p>
          </table:table-cell>
          <table:table-cell table:style-name="DataCell">
            <text:p>Microsoft prépare son outil de création graphique, Designer https://designer.microsoft.com (accès sur liste d’attente) : génération d’idées à partir d’un prompt, génération d’images et propositions de mise en page en lien avec la création.</text:p>
          </table:table-cell>
          <table:table-cell table:style-name="DataCell">
            <text:p>https://www.uneiaparjour.fr/designer/</text:p>
          </table:table-cell>
          <table:table-cell table:style-name="CatCell">
            <text:p>images</text:p>
          </table:table-cell>
          <table:table-cell table:style-name="CatCell">
            <text:p>présentation</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4/04/2023</text:p>
          </table:table-cell>
        </table:table-row>
        <table:table-row>
          <table:table-cell table:style-name="EvenCell">
            <text:p>Verb Art</text:p>
          </table:table-cell>
          <table:table-cell table:style-name="EvenCell">
            <text:p>http://Verb.art : une IA qui génère des images à partir de la reconnaissance vocale. Application iOS et Androïd.</text:p>
          </table:table-cell>
          <table:table-cell table:style-name="EvenCell">
            <text:p>https://www.uneiaparjour.fr/verb-art/</text:p>
          </table:table-cell>
          <table:table-cell table:style-name="EvenCatCell">
            <text:p>images</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4/2023</text:p>
          </table:table-cell>
        </table:table-row>
        <table:table-row>
          <table:table-cell table:style-name="DataCell">
            <text:p>Brancher</text:p>
          </table:table-cell>
          <table:table-cell table:style-name="DataCell">
            <text:p>Créer une application en ligne utilisant une ou plusieurs IA sans aucune notion de programmation ? Une idée et https://brancher.ai connecte ChatGPT et dallE pour la mettre en forme. Test avec ce créateur d’haïkus illustrés : https://app.brancher.ai/166a66e2-beed-48e4-8601-12f85ce64b0d… (connexion requise)</text:p>
          </table:table-cell>
          <table:table-cell table:style-name="DataCell">
            <text:p>https://www.uneiaparjour.fr/brancher/</text:p>
          </table:table-cell>
          <table:table-cell table:style-name="CatCell">
            <text:p>appli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2/04/2023</text:p>
          </table:table-cell>
        </table:table-row>
        <table:table-row>
          <table:table-cell table:style-name="EvenCell">
            <text:p>Course AI</text:p>
          </table:table-cell>
          <table:table-cell table:style-name="EvenCell">
            <text:p>Un cours avec quizz en quelques minutes ? Après Nolej, une autre IA le propose : http://courseai.co Un exemple généré en 2 minutes à partir de 6 mots : https://courseai.co/share/zAd40kJUBfWa5J9ZH90h… Contenu par contre pas (encore ?) modifiable. Export scorm possible.</text:p>
          </table:table-cell>
          <table:table-cell table:style-name="EvenCell">
            <text:p>https://www.uneiaparjour.fr/course-ai/</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4/2023</text:p>
          </table:table-cell>
        </table:table-row>
        <table:table-row>
          <table:table-cell table:style-name="DataCell">
            <text:p>Night Cafe</text:p>
          </table:table-cell>
          <table:table-cell table:style-name="DataCell">
            <text:p>Un nouvel outil proposant plusieurs modèles d’A génératives d’images dont Dall-e ou la prochaine version de Stable Diffusion, SDBX, avec des aides à la rédaction de prompts : https://nightcafe.studio</text:p>
          </table:table-cell>
          <table:table-cell table:style-name="DataCell">
            <text:p>https://www.uneiaparjour.fr/night-cafe/</text:p>
          </table:table-cell>
          <table:table-cell table:style-name="CatCell">
            <text:p>image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04/2023</text:p>
          </table:table-cell>
        </table:table-row>
        <table:table-row>
          <table:table-cell table:style-name="EvenCell">
            <text:p>Soundraw</text:p>
          </table:table-cell>
          <table:table-cell table:style-name="EvenCell">
            <text:p>http://Soundraw.io : une IA qui génère des musiques d’une durée jusqu’à 5 min à partir d’une multitude de choix combinables (thèmes, styles, instruments, tempo…). Génération et partages gratuits mais téléchargements sur abonnement.</text:p>
          </table:table-cell>
          <table:table-cell table:style-name="EvenCell">
            <text:p>https://www.uneiaparjour.fr/soundraw/</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9/04/2023</text:p>
          </table:table-cell>
        </table:table-row>
        <table:table-row>
          <table:table-cell table:style-name="DataCell">
            <text:p>UseChatGPT</text:p>
          </table:table-cell>
          <table:table-cell table:style-name="DataCell">
            <text:p>ChatGPT toujours disponible dans son navigateur : c’est ce que propose l’extension http://UseChatGPT.ai pour Chrome. Aide à l’écriture, correcteur, résumé de texte surligné, dictionnaire, traducteur, etc. Via @Siecledigital</text:p>
          </table:table-cell>
          <table:table-cell table:style-name="DataCell">
            <text:p>https://www.uneiaparjour.fr/usechatgpt/</text:p>
          </table:table-cell>
          <table:table-cell table:style-name="CatCell">
            <text:p>site web</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4/2023</text:p>
          </table:table-cell>
        </table:table-row>
        <table:table-row>
          <table:table-cell table:style-name="EvenCell">
            <text:p>Chatbase</text:p>
          </table:table-cell>
          <table:table-cell table:style-name="EvenCell">
            <text:p>Grâce à Chatbase (http://chatbase.co) créez votre propre chatbot avec vos fichiers, textes et sites internet. Supporte le français. 1 chatbot – basé sur gpt3, personnalisable, public ou privé, avec iframe – et 30 demandes par mois en version gratuite.</text:p>
          </table:table-cell>
          <table:table-cell table:style-name="EvenCell">
            <text:p>https://www.uneiaparjour.fr/chatbase-grace-a-chatbase-httpchatbaseco/</text:p>
          </table:table-cell>
          <table:table-cell table:style-name="EvenCatCell">
            <text:p>chatbot</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4/2023</text:p>
          </table:table-cell>
        </table:table-row>
        <table:table-row>
          <table:table-cell table:style-name="DataCell">
            <text:p>Bedtime Story</text:p>
          </table:table-cell>
          <table:table-cell table:style-name="DataCell">
            <text:p>Une histoire créé par une IA paramètrable et éditable : https://bedtimestory.ai propose de la générer à partir d’un prompt, d’y ajouter des illustrations et de la partager dans une bibliothèque des histoires créées.</text:p>
          </table:table-cell>
          <table:table-cell table:style-name="DataCell">
            <text:p>https://www.uneiaparjour.fr/bedtime-story/</text:p>
          </table:table-cell>
          <table:table-cell table:style-name="CatCell">
            <text:p>histoires enfants</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6/04/2023</text:p>
          </table:table-cell>
        </table:table-row>
        <table:table-row>
          <table:table-cell table:style-name="EvenCell">
            <text:p>Steve</text:p>
          </table:table-cell>
          <table:table-cell table:style-name="EvenCell">
            <text:p>Un script ou un page web et http://steve.ai génére une vidéo ou une animation avec musique et voix off ! Deux tests : https://app.steve.ai/video/HOEPM2H9IQ9VRM4P… et https://app.steve.ai/video/9YRFF6OPZFVY5Y7X…. Encore perfectible (lien entre image et texte par exemple) mais déjà très abouti.</text:p>
          </table:table-cell>
          <table:table-cell table:style-name="EvenCell">
            <text:p>https://www.uneiaparjour.fr/steve/</text:p>
          </table:table-cell>
          <table:table-cell table:style-name="EvenCatCell">
            <text:p>musiqu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04/2023</text:p>
          </table:table-cell>
        </table:table-row>
        <table:table-row>
          <table:table-cell table:style-name="DataCell">
            <text:p>Scenario</text:p>
          </table:table-cell>
          <table:table-cell table:style-name="DataCell">
            <text:p>45 modèles d’IA génératives d’images (dont stable diffusion) dans un même outil, possibilité de passer de l’une à l’autre avec le même prompt, de l’augmenter, de le corriger, de le rédiger en négatif, de mettre en page ou d’entraîner son IA : https://scenario.com</text:p>
          </table:table-cell>
          <table:table-cell table:style-name="DataCell">
            <text:p>https://www.uneiaparjour.fr/scenario-45-ia-generatives-dimages-dont-stable/</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04/2023</text:p>
          </table:table-cell>
        </table:table-row>
        <table:table-row>
          <table:table-cell table:style-name="EvenCell">
            <text:p>StudioGPT – Reimagine</text:p>
          </table:table-cell>
          <table:table-cell table:style-name="EvenCell">
            <text:p>Une image générée dans un nouveau style ? Un prompt, une image chargée et StudioGPT opère (5 générations gratuites).www.latentlabs.art/dream Nouvel accès (et nouveau nom : “reimagine”) : se rendre sur http://latentlabs.art et choisir dans le menu de la barre de texte “reimagine”</text:p>
          </table:table-cell>
          <table:table-cell table:style-name="EvenCell">
            <text:p>https://www.uneiaparjour.fr/studiogpt/</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4/2023</text:p>
          </table:table-cell>
        </table:table-row>
        <table:table-row>
          <table:table-cell table:style-name="DataCell">
            <text:p>Story Wizard</text:p>
          </table:table-cell>
          <table:table-cell table:style-name="DataCell">
            <text:p>Choix d’un personnage principal, description rapide et @StorywizardAIcrée une histoire illustrée avec texte et images éditables. Un test « brut » ici : http://storywizard.ai/s/fea67bb38b Une histoire gratuite par compte. http://storywizard.ai</text:p>
          </table:table-cell>
          <table:table-cell table:style-name="DataCell">
            <text:p>https://www.uneiaparjour.fr/story-wizard/</text:p>
          </table:table-cell>
          <table:table-cell table:style-name="CatCell">
            <text:p>histoires enfants</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2/04/2023</text:p>
          </table:table-cell>
        </table:table-row>
        <table:table-row>
          <table:table-cell table:style-name="EvenCell">
            <text:p>Quiz Wizard</text:p>
          </table:table-cell>
          <table:table-cell table:style-name="EvenCell">
            <text:p>Un quiz généré à partir d’un document ou d’un prompt ? @wooclap propose désormais Quiz Wizard. (base du test : 1er sketchnote de cet article de @reseau_canope : https://www.reseau-canope.fr/intelligence-artificielle.html). https://www.getquizwizard.com/</text:p>
          </table:table-cell>
          <table:table-cell table:style-name="EvenCell">
            <text:p>https://www.uneiaparjour.fr/quiz-wizard/</text:p>
          </table:table-cell>
          <table:table-cell table:style-name="EvenCatCell">
            <text:p>quiz et flashcards</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1/04/2023</text:p>
          </table:table-cell>
        </table:table-row>
        <table:table-row>
          <table:table-cell table:style-name="DataCell">
            <text:p>Gen1 de Runway</text:p>
          </table:table-cell>
          <table:table-cell table:style-name="DataCell">
            <text:p>Avec l’outil « Gen-1 : Video to video » de @runwayml (version beta), transformez une vidéo à partir d’un prompt ou de styles prédéfinis en quelques dizaines de secondes. https://app.runwayml.com/video-tools/</text:p>
          </table:table-cell>
          <table:table-cell table:style-name="DataCell">
            <text:p>https://www.uneiaparjour.fr/gen1-de-runway/</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1/03/2023</text:p>
          </table:table-cell>
        </table:table-row>
        <table:table-row>
          <table:table-cell table:style-name="EvenCell">
            <text:p>Catbird</text:p>
          </table:table-cell>
          <table:table-cell table:style-name="EvenCell">
            <text:p>15 modèles d’IA générative d’images qui produisent à partir d’un seul prompt, dans un outil unique : voici Catbird ! https://catbird.ai</text:p>
          </table:table-cell>
          <table:table-cell table:style-name="EvenCell">
            <text:p>https://www.uneiaparjour.fr/catbird/</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3/2023</text:p>
          </table:table-cell>
        </table:table-row>
        <table:table-row>
          <table:table-cell table:style-name="DataCell">
            <text:p>Type</text:p>
          </table:table-cell>
          <table:table-cell table:style-name="DataCell">
            <text:p>Type : une IA générative de texte avec outil de mise en page. http://type.ai</text:p>
          </table:table-cell>
          <table:table-cell table:style-name="DataCell">
            <text:p>https://www.uneiaparjour.fr/type-type-une-ia-generative-de-texte-avec-outil/</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03/2023</text:p>
          </table:table-cell>
        </table:table-row>
        <table:table-row>
          <table:table-cell table:style-name="EvenCell">
            <text:p>Chattypdf</text:p>
          </table:table-cell>
          <table:table-cell table:style-name="EvenCell">
            <text:p>Questionner un pdf ? Chattypdf ! Prompt en français accepté, réponse en anglais. https://www.chattypdf.com</text:p>
          </table:table-cell>
          <table:table-cell table:style-name="EvenCell">
            <text:p>https://www.uneiaparjour.fr/chattypdf/</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3/2023</text:p>
          </table:table-cell>
        </table:table-row>
        <table:table-row>
          <table:table-cell table:style-name="DataCell">
            <text:p>Playlistai</text:p>
          </table:table-cell>
          <table:table-cell table:style-name="DataCell">
            <text:p>Playlistai (iOS) propose des playlists Spotify ou AppleMusic à partir d’un prompt, d’un artiste, d’un genre, d’affiche et même de vidéo ! Test à partir de l’affiche des @eurockeennes, pas parfait mais possibilité de choix. http://playlistai.app</text:p>
          </table:table-cell>
          <table:table-cell table:style-name="DataCell">
            <text:p>https://www.uneiaparjour.fr/playlistai/</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3/2023</text:p>
          </table:table-cell>
        </table:table-row>
        <table:table-row>
          <table:table-cell table:style-name="EvenCell">
            <text:p>GPTGO</text:p>
          </table:table-cell>
          <table:table-cell table:style-name="EvenCell">
            <text:p>Et si Google et Chat GPT se retrouvaient dans une même interface et répondaient à la même requête ? Voici GPTGO, gratuit et sans compte (avec publicité). https://gptgo.ai</text:p>
          </table:table-cell>
          <table:table-cell table:style-name="EvenCell">
            <text:p>https://www.uneiaparjour.fr/gptgo/</text:p>
          </table:table-cell>
          <table:table-cell table:style-name="EvenCatCell">
            <text:p>recherch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6/03/2023</text:p>
          </table:table-cell>
        </table:table-row>
        <table:table-row>
          <table:table-cell table:style-name="DataCell">
            <text:p>Leonardo</text:p>
          </table:table-cell>
          <table:table-cell table:style-name="DataCell">
            <text:p>IA générative d’images à partir de plus de 20 modèles d’IA, aide au prompt, outil de composition et possibilité d’entraîner sa propre IA partageable ensuite. https://leonardo.ai Edit du 31/12/2023 : voir aussi article Realtime Canva de Leonardo Edit 12/25, nombreuses évolutions de l’application dans les modèles d’image et les fonctionnalités. 150 crédits gratuits disponibles par […]</text:p>
          </table:table-cell>
          <table:table-cell table:style-name="DataCell">
            <text:p>https://www.uneiaparjour.fr/leonardo/</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3/2023</text:p>
          </table:table-cell>
        </table:table-row>
        <table:table-row>
          <table:table-cell table:style-name="EvenCell">
            <text:p>Opéra</text:p>
          </table:table-cell>
          <table:table-cell table:style-name="EvenCell">
            <text:p>Chatsonic et ChatGPT intégrés et connectés au web dans un navigateur, des “AI Prompts” contextualisés en fonction des pages et qui réagissent à du texte surligné : c’est ce que propose la dernière version d’Opéra https://opera.com/fr</text:p>
          </table:table-cell>
          <table:table-cell table:style-name="EvenCell">
            <text:p>https://www.uneiaparjour.fr/opera/</text:p>
          </table:table-cell>
          <table:table-cell table:style-name="EvenCatCell">
            <text:p>chatbot</text:p>
          </table:table-cell>
          <table:table-cell table:style-name="EvenCatCell">
            <text:p>navigateur</text:p>
          </table:table-cell>
          <table:table-cell table:style-name="EvenCatCell">
            <text:p>recherche</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24/03/2023</text:p>
          </table:table-cell>
        </table:table-row>
        <table:table-row>
          <table:table-cell table:style-name="DataCell">
            <text:p>Elicit</text:p>
          </table:table-cell>
          <table:table-cell table:style-name="DataCell">
            <text:p>Un moteur de recherche dédié à la littérature scientifique en libre accès (175 M d’écrits) avec l’aide de Chat GPT : @elicitorg. Recherche en langage naturel, proposition de prompts, résumés, questionnement direct, exports… https://elicit.org</text:p>
          </table:table-cell>
          <table:table-cell table:style-name="DataCell">
            <text:p>https://www.uneiaparjour.fr/elicit/</text:p>
          </table:table-cell>
          <table:table-cell table:style-name="CatCell">
            <text:p>documents</text:p>
          </table:table-cell>
          <table:table-cell table:style-name="CatCell">
            <text:p>recherch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3/03/2023</text:p>
          </table:table-cell>
        </table:table-row>
        <table:table-row>
          <table:table-cell table:style-name="EvenCell">
            <text:p>Perplexity</text:p>
          </table:table-cell>
          <table:table-cell table:style-name="EvenCell">
            <text:p>Perplexity, entre moteur de recherche et IA générative de texte, résumé possible et interrogation des résultats. https://perplexity.ai</text:p>
          </table:table-cell>
          <table:table-cell table:style-name="EvenCell">
            <text:p>https://www.uneiaparjour.fr/perplexity/</text:p>
          </table:table-cell>
          <table:table-cell table:style-name="EvenCatCell">
            <text:p>chatbot</text:p>
          </table:table-cell>
          <table:table-cell table:style-name="EvenCatCell">
            <text:p>recherch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22/03/2023</text:p>
          </table:table-cell>
        </table:table-row>
        <table:table-row>
          <table:table-cell table:style-name="DataCell">
            <text:p>Nat.dev</text:p>
          </table:table-cell>
          <table:table-cell table:style-name="DataCell">
            <text:p>Outil désormais payant, cet article est archivé. Tester 25 IA génératives de texte (dont Chat GPT 4, Da Vinci, Claude…), jouer sur leurs paramètres et même les comparer, c’est la proposition de Nat.dev (10 requêtes par jour pour certaines dont GPT4). https://nat.dev</text:p>
          </table:table-cell>
          <table:table-cell table:style-name="DataCell">
            <text:p>https://www.uneiaparjour.fr/natdev-tester-25-ia-generatives-de-texte-dont/</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3/2023</text:p>
          </table:table-cell>
        </table:table-row>
        <table:table-row>
          <table:table-cell table:style-name="EvenCell">
            <text:p>Imagine</text:p>
          </table:table-cell>
          <table:table-cell table:style-name="EvenCell">
            <text:p>“Imagine” de @MagicStudio : IA générative d’images avec édition du prompt, gomme et suppression d’arrière-plan possibles. https://magicstudio.com/fr/imagine</text:p>
          </table:table-cell>
          <table:table-cell table:style-name="EvenCell">
            <text:p>https://www.uneiaparjour.fr/imagine/</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3/2023</text:p>
          </table:table-cell>
        </table:table-row>
        <table:table-row>
          <table:table-cell table:style-name="DataCell">
            <text:p>Ludo</text:p>
          </table:table-cell>
          <table:table-cell table:style-name="DataCell">
            <text:p>Ludo propose d’assister la création d’un jeu vidéo : de l’idéation en passant par la mécanique de jeu, les personnages, la règle du jeu, la génération des images, etc. jusqu’à sa description complète. https://ludo.ai</text:p>
          </table:table-cell>
          <table:table-cell table:style-name="DataCell">
            <text:p>https://www.uneiaparjour.fr/ludo/</text:p>
          </table:table-cell>
          <table:table-cell table:style-name="CatCell">
            <text:p>images</text:p>
          </table:table-cell>
          <table:table-cell table:style-name="CatCell">
            <text:p>jeu vidéo</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9/03/2023</text:p>
          </table:table-cell>
        </table:table-row>
        <table:table-row>
          <table:table-cell table:style-name="EvenCell">
            <text:p>Boomy</text:p>
          </table:table-cell>
          <table:table-cell table:style-name="EvenCell">
            <text:p>Envie d’une production musicale unique ? Boomy propose de s’en charger : choix du style, du type de composition, des instruments et en quelques dizaines de secondes le son est prêt, modifiable et partageable. http://boomy.com</text:p>
          </table:table-cell>
          <table:table-cell table:style-name="EvenCell">
            <text:p>https://www.uneiaparjour.fr/boomy/</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3/2023</text:p>
          </table:table-cell>
        </table:table-row>
        <table:table-row>
          <table:table-cell table:style-name="DataCell">
            <text:p>Bing / Copilot</text:p>
          </table:table-cell>
          <table:table-cell table:style-name="DataCell">
            <text:p>Une fois n’est pas coutume, un poids lourd dans une #uneIAparjour : le nouveau Bing qui embarque Chat GPT 4 dans son mode « copilote ». Mode conversationnel, suggestions, 3 styles différents, dictée vocale, sources… ChatGPT a déjà grandi. https://bingapp.microsoft.com/bing (edit) Désormais accessible depuis https://copilot.microsoft.com/</text:p>
          </table:table-cell>
          <table:table-cell table:style-name="DataCell">
            <text:p>https://www.uneiaparjour.fr/bing-copilot/</text:p>
          </table:table-cell>
          <table:table-cell table:style-name="CatCell">
            <text:p>chatbot</text:p>
          </table:table-cell>
          <table:table-cell table:style-name="CatCell">
            <text:p>recherch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7/03/2023</text:p>
          </table:table-cell>
        </table:table-row>
        <table:table-row>
          <table:table-cell table:style-name="EvenCell">
            <text:p>Rytr</text:p>
          </table:table-cell>
          <table:table-cell table:style-name="EvenCell">
            <text:p>Un outil d’aide à l’écriture pour cette nouvelle #uneIAparjour : . 30 langues, plusieurs tons, des cas d’usages pour guider, des outils de mise en page, d’expansion et de reformulation pour un texte qui prend forme pas à pas. http://rytr.me</text:p>
          </table:table-cell>
          <table:table-cell table:style-name="EvenCell">
            <text:p>https://www.uneiaparjour.fr/rytr/</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03/2023</text:p>
          </table:table-cell>
        </table:table-row>
        <table:table-row>
          <table:table-cell table:style-name="DataCell">
            <text:p>Modulo AI assistant</text:p>
          </table:table-cell>
          <table:table-cell table:style-name="DataCell">
            <text:p>Pour cette nouvelle #uneIAparjour voici l’assistant de Modulo de @Tart2000 (outil plus que conseillé !) : un prompt et l’IA nous propose un découpage du sujet et des activités. Version beta à tester avec 10 essais https://app.modulo.io/ai_assistant</text:p>
          </table:table-cell>
          <table:table-cell table:style-name="DataCell">
            <text:p>https://www.uneiaparjour.fr/modulo-ai-assistant/</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3/2023</text:p>
          </table:table-cell>
        </table:table-row>
        <table:table-row>
          <table:table-cell table:style-name="EvenCell">
            <text:p>Nolej</text:p>
          </table:table-cell>
          <table:table-cell table:style-name="EvenCell">
            <text:p>Nolej créé des modules de formation à partir de textes, vidéos ou URL avec cours, quiz, flashcards (en anglais seulement). Ex réalisé en 3 minutes et sans intervention : https://h5p-live.nolej.app/documents/b1884490-bae9-43c0-9b4d-7b544f53a535/previews/ibook/index.html via @coutleea et @benovigo https://nolej.io/</text:p>
          </table:table-cell>
          <table:table-cell table:style-name="EvenCell">
            <text:p>https://www.uneiaparjour.fr/nolej/</text:p>
          </table:table-cell>
          <table:table-cell table:style-name="EvenCatCell">
            <text:p>éduc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3/2023</text:p>
          </table:table-cell>
        </table:table-row>
        <table:table-row>
          <table:table-cell table:style-name="DataCell">
            <text:p>Runway ML</text:p>
          </table:table-cell>
          <table:table-cell table:style-name="DataCell">
            <text:p>30 outils tournés vers l’image (fixe ou animée), de la création à la modification, réunis en un seul endroit : bonne visite de @runwayml ! https://runwayml.com</text:p>
          </table:table-cell>
          <table:table-cell table:style-name="DataCell">
            <text:p>https://www.uneiaparjour.fr/runway-ml/</text:p>
          </table:table-cell>
          <table:table-cell table:style-name="CatCell">
            <text:p>images</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3/2023</text:p>
          </table:table-cell>
        </table:table-row>
        <table:table-row>
          <table:table-cell table:style-name="EvenCell">
            <text:p>ImgCreator</text:p>
          </table:table-cell>
          <table:table-cell table:style-name="EvenCell">
            <text:p>Imgcreator : génération d’images, outils de mise en page et de retouche et ajouts de détails dans l’image. https://imgcreator.zmo.ai/ai-designer</text:p>
          </table:table-cell>
          <table:table-cell table:style-name="EvenCell">
            <text:p>https://www.uneiaparjour.fr/imgcreator/</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3/2023</text:p>
          </table:table-cell>
        </table:table-row>
        <table:table-row>
          <table:table-cell table:style-name="DataCell">
            <text:p>Whimsical</text:p>
          </table:table-cell>
          <table:table-cell table:style-name="DataCell">
            <text:p>Avec Whimsical, créez des cartes heuristiques à partir d’un sujet-prompt central, puis branche par branche l’IA génère des idées. http://whimsical.com</text:p>
          </table:table-cell>
          <table:table-cell table:style-name="DataCell">
            <text:p>https://www.uneiaparjour.fr/whimsical/</text:p>
          </table:table-cell>
          <table:table-cell table:style-name="CatCell">
            <text:p>mindmap</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03/2023</text:p>
          </table:table-cell>
        </table:table-row>
        <table:table-row>
          <table:table-cell table:style-name="EvenCell">
            <text:p>Cody</text:p>
          </table:table-cell>
          <table:table-cell table:style-name="EvenCell">
            <text:p>Cody se propose de devenir notre assistant personnel : à partir d’une base de documents textes ou présentations que l’on créé, Cody répond à nos questions – en citant ses sources – en puisant dans cette base personnelle. https://meetcody.ai</text:p>
          </table:table-cell>
          <table:table-cell table:style-name="EvenCell">
            <text:p>https://www.uneiaparjour.fr/cody/</text:p>
          </table:table-cell>
          <table:table-cell table:style-name="EvenCatCell">
            <text:p>chatbot</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03/2023</text:p>
          </table:table-cell>
        </table:table-row>
        <table:table-row>
          <table:table-cell table:style-name="DataCell">
            <text:p>Lucidpic</text:p>
          </table:table-cell>
          <table:table-cell table:style-name="DataCell">
            <text:p>Pour créer des portraits paramétrables de personnes qui n’existent pas, libres de droits, pour illustrer des documents : Lucidpic. https://lucidpic.com</text:p>
          </table:table-cell>
          <table:table-cell table:style-name="DataCell">
            <text:p>https://www.uneiaparjour.fr/lucidpic/</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3/2023</text:p>
          </table:table-cell>
        </table:table-row>
        <table:table-row>
          <table:table-cell table:style-name="EvenCell">
            <text:p>WebChatGPT</text:p>
          </table:table-cell>
          <table:table-cell table:style-name="EvenCell">
            <text:p>Un accès au web pour Chat GPT pour qu’il puiser dans des sources récentes et les cite ? L’extension Chrome ou Firefox “ChatGPT advanced” le permet. https://github.com/interstellard/chatgpt-advanced</text:p>
          </table:table-cell>
          <table:table-cell table:style-name="EvenCell">
            <text:p>https://www.uneiaparjour.fr/webchatgpt/</text:p>
          </table:table-cell>
          <table:table-cell table:style-name="EvenCatCell">
            <text:p>chatbot</text:p>
          </table:table-cell>
          <table:table-cell table:style-name="EvenCatCell">
            <text:p>open sourc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08/03/2023</text:p>
          </table:table-cell>
        </table:table-row>
        <table:table-row>
          <table:table-cell table:style-name="DataCell">
            <text:p>Yippity</text:p>
          </table:table-cell>
          <table:table-cell table:style-name="DataCell">
            <text:p>Un texte jusqu’à 10000 caractères ou une URL et Yippity génère un questionnaire éditable (accepte les textes en français mais les traduit : fonctionne en anglais, espagnol ou italien). http://yippity.io</text:p>
          </table:table-cell>
          <table:table-cell table:style-name="DataCell">
            <text:p>https://www.uneiaparjour.fr/un-texte-jusqua-10000-caracteres-ou-une-url-et-2/</text:p>
          </table:table-cell>
          <table:table-cell table:style-name="CatCell">
            <text:p>quiz et flashcard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3/2023</text:p>
          </table:table-cell>
        </table:table-row>
        <table:table-row>
          <table:table-cell table:style-name="EvenCell">
            <text:p>Endless Visual Novel</text:p>
          </table:table-cell>
          <table:table-cell table:style-name="EvenCell">
            <text:p>Endlessvn propose une nouvelle expérience de jeu vidéo : des personnages, un monde, un scénario, un univers sonore uniques créés à partir de simples descriptions et mis en œuvre en quelques minutes par plusieurs IA https://endlessvn.io</text:p>
          </table:table-cell>
          <table:table-cell table:style-name="EvenCell">
            <text:p>https://www.uneiaparjour.fr/endless-visual-novel-2/</text:p>
          </table:table-cell>
          <table:table-cell table:style-name="EvenCatCell">
            <text:p>jeu vidéo</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03/2023</text:p>
          </table:table-cell>
        </table:table-row>
        <table:table-row>
          <table:table-cell table:style-name="DataCell">
            <text:p>Vizcom</text:p>
          </table:table-cell>
          <table:table-cell table:style-name="DataCell">
            <text:p>En combinant dessin et prompt, Vizcom crée des images en rendu 3D que l’on peut faire évoluer à chaque changement du dessin ou de l’instruction. https://vizcom.ai</text:p>
          </table:table-cell>
          <table:table-cell table:style-name="DataCell">
            <text:p>https://www.uneiaparjour.fr/vizcom-2/</text:p>
          </table:table-cell>
          <table:table-cell table:style-name="CatCell">
            <text:p>images</text:p>
          </table:table-cell>
          <table:table-cell table:style-name="CatCell">
            <text:p>images 3D</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3/2023</text:p>
          </table:table-cell>
        </table:table-row>
        <table:table-row>
          <table:table-cell table:style-name="EvenCell">
            <text:p>Paint by Text</text:p>
          </table:table-cell>
          <table:table-cell table:style-name="EvenCell">
            <text:p>Paint by text, l’édition d’images à partir d’une requête texte. https://paintbytext.chat</text:p>
          </table:table-cell>
          <table:table-cell table:style-name="EvenCell">
            <text:p>https://www.uneiaparjour.fr/paint-by-text-2/</text:p>
          </table:table-cell>
          <table:table-cell table:style-name="EvenCatCell">
            <text:p>images</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04/03/2023</text:p>
          </table:table-cell>
        </table:table-row>
        <table:table-row>
          <table:table-cell table:style-name="DataCell">
            <text:p>Humata</text:p>
          </table:table-cell>
          <table:table-cell table:style-name="DataCell">
            <text:p>Un document pdf résumé et que l’on peut questionner ? Humata analyse, synthétise, répond et peut même continuer un texte. Pdf jusqu’à 20 pages en version gratuite https://humata.ai</text:p>
          </table:table-cell>
          <table:table-cell table:style-name="DataCell">
            <text:p>https://www.uneiaparjour.fr/humata-2/</text:p>
          </table:table-cell>
          <table:table-cell table:style-name="CatCell">
            <text:p>chatbot</text:p>
          </table:table-cell>
          <table:table-cell table:style-name="CatCell">
            <text:p>document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3/03/2023</text:p>
          </table:table-cell>
        </table:table-row>
        <table:table-row>
          <table:table-cell table:style-name="EvenCell">
            <text:p>Ayoa</text:p>
          </table:table-cell>
          <table:table-cell table:style-name="EvenCell">
            <text:p>Avec Ayoa l’IA devient génératrice d’idées mises en forme dans une carte heuristique qui peut être illustrée par des images… générées par l’IA ! https://ayoa.com</text:p>
          </table:table-cell>
          <table:table-cell table:style-name="EvenCell">
            <text:p>https://www.uneiaparjour.fr/ayoa/</text:p>
          </table:table-cell>
          <table:table-cell table:style-name="EvenCatCell">
            <text:p>images</text:p>
          </table:table-cell>
          <table:table-cell table:style-name="EvenCatCell">
            <text:p>mindmap</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2/03/2023</text:p>
          </table:table-cell>
        </table:table-row>
        <table:table-row>
          <table:table-cell table:style-name="DataCell">
            <text:p>Invideo</text:p>
          </table:table-cell>
          <table:table-cell table:style-name="DataCell">
            <text:p>Avec @InVideoOfficial, un modèle choisi, un script dans l’outil “text to video” qui se transforme en vidéo sonorisée et sous-titrée, éditable sur un banc de montage ! https://invideo.io</text:p>
          </table:table-cell>
          <table:table-cell table:style-name="DataCell">
            <text:p>https://www.uneiaparjour.fr/invideo/</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3/2023</text:p>
          </table:table-cell>
        </table:table-row>
        <table:table-row>
          <table:table-cell table:style-name="EvenCell">
            <text:p>Character AI</text:p>
          </table:table-cell>
          <table:table-cell table:style-name="EvenCell">
            <text:p>Une discussion avec Platon, Tolkien, Billie Eilish, Mario, apprendre une langue en conversant ou échanger avec votre propre personnage fraichement créé ? Testez sans plus attendre Character.ai ! https://beta.character.ai Ajouté le 24/09/23 : Quatre articles repérés ces derniers jours à propos de http://character.ai proposé il y a quelques mois dans #uneIAparjour : – https://lesechos.fr/tech-medias/intelligence-artificielle/characterai-lintelligence-artificielle-qui-comble-la-solitude-des-ados-1979846… – […]</text:p>
          </table:table-cell>
          <table:table-cell table:style-name="EvenCell">
            <text:p>https://www.uneiaparjour.fr/characterai/</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2/2023</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